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ne Printer" svg:font-family="'Line Printer'" style:font-family-generic="system" style:font-pitch="fixed"/>
    <style:font-face style:name="Liberation Serif1" svg:font-family="'Liberation Serif'" style:font-pitch="variable"/>
    <style:font-face style:name="Liberation Serif" svg:font-family="'Liberation Serif'" style:font-family-generic="roman" style:font-pitch="variable"/>
    <style:font-face style:name="Times" svg:font-family="Time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LI_20_Listing">
      <style:paragraph-properties fo:text-align="end" style:justify-single-word="false"/>
    </style:style>
    <style:style style:name="P2" style:family="paragraph" style:parent-style-name="LI_20_Listing">
      <style:paragraph-properties fo:text-align="start" style:justify-single-word="false"/>
    </style:style>
    <style:style style:name="P3" style:family="paragraph" style:parent-style-name="GA_20_Grund_20_-_20_Absatzlayout_20_V1.5-LSLP8" style:master-page-name="">
      <style:paragraph-properties style:page-number="auto"/>
    </style:style>
    <style:style style:name="P4" style:family="paragraph" style:parent-style-name="GA_20_Grund_20_-_20_Absatzlayout_20_V1.5-LSLP8" style:master-page-name="">
      <style:paragraph-properties style:page-number="auto" fo:break-before="page"/>
    </style:style>
    <style:style style:name="P5" style:family="paragraph" style:parent-style-name="GA_20_Grund_20_-_20_Absatzlayout_20_V1.5-LSLP8" style:master-page-name="">
      <style:paragraph-properties fo:text-align="center" style:justify-single-word="false" style:page-number="auto" fo:break-before="page"/>
    </style:style>
    <style:style style:name="P6" style:family="paragraph" style:parent-style-name="IV_20_Inhaltsverzeichnis" style:master-page-name="">
      <style:paragraph-properties style:page-number="auto"/>
    </style:style>
    <style:style style:name="P7" style:family="paragraph" style:parent-style-name="U1_20_Überschrift_20_X.">
      <style:paragraph-properties fo:break-before="page"/>
    </style:style>
    <style:style style:name="P8" style:family="paragraph" style:parent-style-name="GA_20_Grund_20_-_20_Absatzlayout_20_V1.5-LSLP8">
      <style:paragraph-properties fo:break-before="page"/>
    </style:style>
    <style:style style:name="P9" style:family="paragraph" style:parent-style-name="U0_20_Überschrift">
      <style:paragraph-properties fo:break-before="page"/>
    </style:style>
    <style:style style:name="P10" style:family="paragraph" style:parent-style-name="GA_20_Grund_20_-_20_Absatzlayout_20_V1.5-LSLP8">
      <style:text-properties fo:font-weight="bold"/>
    </style:style>
    <style:style style:name="P11" style:family="paragraph" style:parent-style-name="GA_20_Grund_20_-_20_Absatzlayout_20_V1.5-LSLP8">
      <style:paragraph-properties fo:text-align="center" style:justify-single-word="false"/>
    </style:style>
    <style:style style:name="P12" style:family="paragraph" style:parent-style-name="U0_20_Überschrift">
      <style:paragraph-properties fo:text-align="start" style:justify-single-word="false"/>
    </style:style>
    <style:style style:name="P13" style:family="paragraph" style:parent-style-name="GA_20_Grund_20_-_20_Absatzlayout_20_V1.5-LSLP8" style:master-page-name="KF_20_GS_20_-_20_ohne_20_Fußzeile">
      <style:paragraph-properties style:page-number="auto"/>
    </style:style>
    <style:style style:name="P14" style:family="paragraph" style:parent-style-name="GA_20_Grund_20_-_20_Absatzlayout_20_V1.5-LSLP8" style:master-page-name="KF_20_GS_20_-_20_ohne_20_Fußzeile">
      <style:paragraph-properties style:page-number="auto" fo:break-before="page"/>
    </style:style>
    <style:style style:name="P15" style:family="paragraph" style:parent-style-name="GA_20_Grund_20_-_20_Absatzlayout_20_V1.5-LSLP8" style:master-page-name="IV_20_Inhaltsverzeichnis">
      <style:paragraph-properties style:page-number="auto" fo:break-before="page"/>
    </style:style>
    <style:style style:name="P16" style:family="paragraph" style:parent-style-name="GA_20_Grund_20_-_20_Absatzlayout_20_V1.5-LSLP8" style:master-page-name="SV_20_Stichwortverzeichnis">
      <style:paragraph-properties fo:text-align="center" style:justify-single-word="false" style:page-number="auto" fo:break-before="page"/>
    </style:style>
    <style:style style:name="P17" style:family="paragraph" style:parent-style-name="U1_20_Überschrift_20_X.">
      <style:paragraph-properties fo:break-before="page"/>
    </style:style>
    <style:style style:name="P18" style:family="paragraph" style:parent-style-name="U1_20_Überschrift_20_X."/>
    <style:style style:name="T1" style:family="text">
      <style:text-properties fo:font-weight="bold"/>
    </style:style>
    <style:style style:name="T2"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GA_20_Grund_20_-_20_Absatzlayout_20_V1.5-LSLP8"/>
      <text:p text:style-name="GA_20_Grund_20_-_20_Absatzlayout_20_V1.5-LSLP8"/>
      <text:p text:style-name="GA_20_Grund_20_-_20_Absatzlayout_20_V1.5-LSLP8"/>
      <text:p text:style-name="GA_20_Grund_20_-_20_Absatzlayout_20_V1.5-LSLP8"/>
      <text:p text:style-name="GA_20_Grund_20_-_20_Absatzlayout_20_V1.5-LSLP8"/>
      <text:p text:style-name="GA_20_Grund_20_-_20_Absatzlayout_20_V1.5-LSLP8"/>
      <text:p text:style-name="GA_20_Grund_20_-_20_Absatzlayout_20_V1.5-LSLP8"/>
      <text:p text:style-name="GA_20_Grund_20_-_20_Absatzlayout_20_V1.5-LSLP8"/>
      <text:p text:style-name="GA_20_Grund_20_-_20_Absatzlayout_20_V1.5-LSLP8"/>
      <text:p text:style-name="U0_20_Überschrift"><text:title/><text:tab/></text:p>
      <text:p text:style-name="GA_20_Grund_20_-_20_Absatzlayout_20_V1.5-LSLP8"/>
      <text:p text:style-name="GA_20_Grund_20_-_20_Absatzlayout_20_V1.5-LSLP8"/>
      <text:p text:style-name="U0_20_Überschrift"><text:subject/><text:tab/></text:p>
      <text:p text:style-name="GA_20_Grund_20_-_20_Absatzlayout_20_V1.5-LSLP8"/>
      <text:p text:style-name="GA_20_Grund_20_-_20_Absatzlayout_20_V1.5-LSLP8"/>
      <text:p text:style-name="U0_20_Überschrift"><text:tab/></text:p>
      <text:p text:style-name="GA_20_Grund_20_-_20_Absatzlayout_20_V1.5-LSLP8"/>
      <text:p text:style-name="GA_20_Grund_20_-_20_Absatzlayout_20_V1.5-LSLP8"/>
      <text:p text:style-name="GA_20_Grund_20_-_20_Absatzlayout_20_V1.5-LSLP8"/>
      <text:p text:style-name="GA_20_Grund_20_-_20_Absatzlayout_20_V1.5-LSLP8"/>
      <text:p text:style-name="GA_20_Grund_20_-_20_Absatzlayout_20_V1.5-LSLP8"/>
      <text:p text:style-name="GA_20_Grund_20_-_20_Absatzlayout_20_V1.5-LSLP8"/>
      <text:p text:style-name="GA_20_Grund_20_-_20_Absatzlayout_20_V1.5-LSLP8"/>
      <text:p text:style-name="GA_20_Grund_20_-_20_Absatzlayout_20_V1.5-LSLP8"/>
      <text:p text:style-name="GA_20_Grund_20_-_20_Absatzlayout_20_V1.5-LSLP8"/>
      <text:p text:style-name="GA_20_Grund_20_-_20_Absatzlayout_20_V1.5-LSLP8"/>
      <text:p text:style-name="GA_20_Grund_20_-_20_Absatzlayout_20_V1.5-LSLP8"/>
      <text:p text:style-name="GA_20_Grund_20_-_20_Absatzlayout_20_V1.5-LSLP8"/>
      <text:p text:style-name="GA_20_Grund_20_-_20_Absatzlayout_20_V1.5-LSLP8"/>
      <text:p text:style-name="U0_20_Überschrift"><text:author-name text:fixed="false">Caolán McNamara</text:author-name><text:tab/></text:p>
      <text:p text:style-name="GA_20_Grund_20_-_20_Absatzlayout_20_V1.5-LSLP8"/>
      <text:p text:style-name="GA_20_Grund_20_-_20_Absatzlayout_20_V1.5-LSLP8"/>
      <text:p text:style-name="U0_20_Überschrift"><text:tab/>STAR DIVISION / STAR LAB Hamburg</text:p>
      <text:p text:style-name="GA_20_Grund_20_-_20_Absatzlayout_20_V1.5-LSLP8"/>
      <text:p text:style-name="GA_20_Grund_20_-_20_Absatzlayout_20_V1.5-LSLP8"/>
      <text:p text:style-name="U0_20_Überschrift"><text:tab/>Stand: $Date: <text:s text:c="2"/>05 Feb 1992 08:23:58 <text:s/>$</text:p>
      <text:p text:style-name="GA_20_Grund_20_-_20_Absatzlayout_20_V1.5-LSLP8"/>
      <text:p text:style-name="GA_20_Grund_20_-_20_Absatzlayout_20_V1.5-LSLP8"/>
      <text:p text:style-name="P3"/>
      <text:p text:style-name="P14"/>
      <text:p text:style-name="GA_20_Grund_20_-_20_Absatzlayout_20_V1.5-LSLP8"/>
      <text:p text:style-name="GA_20_Grund_20_-_20_Absatzlayout_20_V1.5-LSLP8"/>
      <text:p text:style-name="U0_20_Überschrift"><text:title/></text:p>
      <text:p text:style-name="GA_20_Grund_20_-_20_Absatzlayout_20_V1.5-LSLP8"/>
      <text:p text:style-name="GA_20_Grund_20_-_20_Absatzlayout_20_V1.5-LSLP8"/>
      <text:p text:style-name="GA_20_Grund_20_-_20_Absatzlayout_20_V1.5-LSLP8"/>
      <text:p text:style-name="FP_20_Funktionsparameter">Dokumentenname<text:subject/><text:tab/></text:p>
      <text:p text:style-name="GA_20_Grund_20_-_20_Absatzlayout_20_V1.5-LSLP8"/>
      <text:p text:style-name="FP_20_Funktionsparameter">Projektname<text:subject/><text:tab/></text:p>
      <text:p text:style-name="GA_20_Grund_20_-_20_Absatzlayout_20_V1.5-LSLP8"/>
      <text:p text:style-name="FP_20_Funktionsparameter">Versionsnummer<text:tab/>$Revision: <text:s text:c="2"/>1.7 <text:s/>$</text:p>
      <text:p text:style-name="GA_20_Grund_20_-_20_Absatzlayout_20_V1.5-LSLP8"/>
      <text:p text:style-name="GA_20_Grund_20_-_20_Absatzlayout_20_V1.5-LSLP8"/>
      <text:p text:style-name="FP_20_Funktionsparameter">erstellt<text:tab/>02. April 1990</text:p>
      <text:p text:style-name="GA_20_Grund_20_-_20_Absatzlayout_20_V1.5-LSLP8"/>
      <text:p text:style-name="FP_20_Funktionsparameter">geändert<text:tab/>$Date: <text:s text:c="2"/>05 Feb 1992 08:23:58 <text:s/>$</text:p>
      <text:p text:style-name="GA_20_Grund_20_-_20_Absatzlayout_20_V1.5-LSLP8"/>
      <text:p text:style-name="GA_20_Grund_20_-_20_Absatzlayout_20_V1.5-LSLP8"/>
      <text:p text:style-name="FP_20_Funktionsparameter">Dateiname<text:file-name text:display="path">/home/caolan/LibreOffice/core/rsc/doku/feinkonz.43/</text:file-name><text:tab/><text:file-name text:display="name-and-extension">rscinst.sdw</text:file-name></text:p>
      <text:p text:style-name="GA_20_Grund_20_-_20_Absatzlayout_20_V1.5-LSLP8"/>
      <text:p text:style-name="GA_20_Grund_20_-_20_Absatzlayout_20_V1.5-LSLP8"/>
      <text:p text:style-name="FP_20_Funktionsparameter">Autor<text:author-name text:fixed="false">Caolán McNamara</text:author-name><text:tab/></text:p>
      <text:p text:style-name="GA_20_Grund_20_-_20_Absatzlayout_20_V1.5-LSLP8"/>
      <text:p text:style-name="FP_20_Funktionsparameter">Bearbeiter<text:tab/>$Author: <text:s text:c="2"/>MM <text:s/>$</text:p>
      <text:p text:style-name="GA_20_Grund_20_-_20_Absatzlayout_20_V1.5-LSLP8"/>
      <text:p text:style-name="FP_20_Funktionsparameter">Qualitätskontrolle<text:tab/></text:p>
      <text:p text:style-name="GA_20_Grund_20_-_20_Absatzlayout_20_V1.5-LSLP8"/>
      <text:p text:style-name="GA_20_Grund_20_-_20_Absatzlayout_20_V1.5-LSLP8"/>
      <text:p text:style-name="FP_20_Funktionsparameter">Status<text:tab/>XX<text:tab/>in Arbeit</text:p>
      <text:p text:style-name="FP_20_Funktionsparameter"><text:tab/>__<text:tab/>fertiggestellt</text:p>
      <text:p text:style-name="FP_20_Funktionsparameter"><text:tab/>__<text:tab/>abgenommen</text:p>
      <text:p text:style-name="FP_20_Funktionsparameter"><text:tab/>__<text:tab/>freigegeben</text:p>
      <text:p text:style-name="GA_20_Grund_20_-_20_Absatzlayout_20_V1.5-LSLP8"/>
      <text:p text:style-name="GA_20_Grund_20_-_20_Absatzlayout_20_V1.5-LSLP8"/>
      <text:p text:style-name="FP_20_Funktionsparameter">Vertraulich<text:tab/>__ Ja <text:s text:c="2"/>XX Nein</text:p>
      <text:p text:style-name="GA_20_Grund_20_-_20_Absatzlayout_20_V1.5-LSLP8"/>
      <text:p text:style-name="GA_20_Grund_20_-_20_Absatzlayout_20_V1.5-LSLP8"/>
      <text:p text:style-name="FP_20_Funktionsparameter">Copyright (C)<text:tab/>Star Division 1990</text:p>
      <text:p text:style-name="GA_20_Grund_20_-_20_Absatzlayout_20_V1.5-LSLP8"/>
      <text:p text:style-name="P15"/>
      <text:p text:style-name="GA_20_Grund_20_-_20_Absatzlayout_20_V1.5-LSLP8"/>
      <text:p text:style-name="U0_20_Überschrift">Inhaltsverzeichnis</text:p>
      <text:p text:style-name="GA_20_Grund_20_-_20_Absatzlayout_20_V1.5-LSLP8"/>
      <text:p text:style-name="IV_20_Inhaltsverzeichnis"/>
      <text:p text:style-name="IV_20_Inhaltsverzeichnis">1 Einleitung<text:tab/>4</text:p>
      <text:p text:style-name="IV_20_Inhaltsverzeichnis">2 Klassenbaum<text:tab/>5</text:p>
      <text:p text:style-name="IV_20_Inhaltsverzeichnis">3 Klassenbeschreibung<text:tab/>5</text:p>
      <text:p text:style-name="IV_20_Inhaltsverzeichnis">RscDataBase<text:tab/>6</text:p>
      <text:p text:style-name="IV_20_Inhaltsverzeichnis">RscHrc<text:tab/>14</text:p>
      <text:p text:style-name="IV_20_Inhaltsverzeichnis">RscSrc<text:tab/>24</text:p>
      <text:p text:style-name="IV_20_Inhaltsverzeichnis">RscInst<text:tab/>31</text:p>
      <text:p text:style-name="IV_20_Inhaltsverzeichnis">RscInstCopy<text:tab/>50</text:p>
      <text:p text:style-name="IV_20_Inhaltsverzeichnis">Stichwortverzeichnis<text:tab/>53</text:p>
      <text:p text:style-name="IV_20_Inhaltsverzeichnis"/>
      <text:p text:style-name="P6"/>
      <text:h text:style-name="P17" text:outline-level="1"><text:s/>Einleitung</text:h>
      <text:p text:style-name="GA_20_Grund_20_-_20_Absatzlayout_20_V1.5-LSLP8"/>
      <text:p text:style-name="GA_20_Grund_20_-_20_Absatzlayout_20_V1.5-LSLP8">In diesem Dokument werden die Klassen beschrieben, mit denen die vom Rsc-Compiler erstellte Datenbasis verändert werden können. Als Beispiel sei hier der Design-Editor genannt.</text:p>
      <text:p text:style-name="GA_20_Grund_20_-_20_Absatzlayout_20_V1.5-LSLP8">Um das Verständnis zu erleichtern, ist es hilfreich die Benutzerbeschreibung des Rsc-Compilers zu lesen.</text:p>
      <text:p text:style-name="GA_20_Grund_20_-_20_Absatzlayout_20_V1.5-LSLP8"/>
      <text:p text:style-name="P10">Hinweise zur Implementation</text:p>
      <text:p text:style-name="GA_20_Grund_20_-_20_Absatzlayout_20_V1.5-LSLP8"/>
      <text:p text:style-name="GA_20_Grund_20_-_20_Absatzlayout_20_V1.5-LSLP8">Die in diesem Dokument beschriebenen Klassen weisen einen hohen Grad an gegenseitigen Abhängigkeiten auf. Daher muß bei der Anwendung einiger Methoden auf diese Zusammenhänge besonders geachtet werden. Ein genaues lesen der Dokumentation ist unumgänglich. Zum Beispiel ist das Löschen einer Instanz nicht immer möglich, da noch Referenzen auf sie bestehen. Diese Schnittstelle ist darauf ausgelegt, daß auf die Daten im Dialogbetrieb zugegriffen wird. Das heißt, sie ist auf Übersichtlichkeit und Fehlererkennung nicht aber auf Speicher- und Geschwindigkeitseffizienz ausgelegt.</text:p>
      <text:p text:style-name="GA_20_Grund_20_-_20_Absatzlayout_20_V1.5-LSLP8">Bevor eine dieser Klassen benutzt wird, muß die InitRscCompiler() Funktion aufgerufen werden.</text:p>
      <text:p text:style-name="P8"/>
      <text:h text:style-name="U1_20_Überschrift_20_X." text:outline-level="1"><text:s/>Klassenbaum</text:h>
      <text:p text:style-name="GA_20_Grund_20_-_20_Absatzlayout_20_V1.5-LSLP8"/>
      <text:p text:style-name="GA_20_Grund_20_-_20_Absatzlayout_20_V1.5-LSLP8">RscDataBase</text:p>
      <text:p text:style-name="GA_20_Grund_20_-_20_Absatzlayout_20_V1.5-LSLP8">RscHrc<text:tab/>-&gt;<text:tab/>RscSrc</text:p>
      <text:p text:style-name="GA_20_Grund_20_-_20_Absatzlayout_20_V1.5-LSLP8">RscInst<text:tab/>-&gt;<text:tab/>RscInstCopy</text:p>
      <text:p text:style-name="GA_20_Grund_20_-_20_Absatzlayout_20_V1.5-LSLP8"/>
      <text:p text:style-name="GA_20_Grund_20_-_20_Absatzlayout_20_V1.5-LSLP8"/>
      <text:h text:style-name="U1_20_Überschrift_20_X." text:outline-level="1"><text:s/>Klassenbeschreibung</text:h>
      <text:p text:style-name="GA_20_Grund_20_-_20_Absatzlayout_20_V1.5-LSLP8"/>
      <text:p text:style-name="P10">RscDataBase:</text:p>
      <text:p text:style-name="GA_20_Grund_20_-_20_Absatzlayout_20_V1.5-LSLP8"/>
      <text:p text:style-name="GA_20_Grund_20_-_20_Absatzlayout_20_V1.5-LSLP8">Diese Klasse stellt Methoden zur Verfügung mit denen ein Resourceprojekt verwaltet werden kann, wie zum Beispiel das Anlegen einer neuen Datei oder zu einem Klassennamen den Klassentyp erzeugen.</text:p>
      <text:p text:style-name="GA_20_Grund_20_-_20_Absatzlayout_20_V1.5-LSLP8"/>
      <text:p text:style-name="P10">RscHrc:</text:p>
      <text:p text:style-name="GA_20_Grund_20_-_20_Absatzlayout_20_V1.5-LSLP8"/>
      <text:p text:style-name="GA_20_Grund_20_-_20_Absatzlayout_20_V1.5-LSLP8">Diese Klasse stellt Methoden zur Verfügung mit denen dateiabhängige Informationen und Daten aus der Datenbasis gewonnen werden können. Es handelt sich hierbei hauptsächlich um Makros. Diese Klasse ist als Sicht auf eine hrc-Datei zu verstehen. Die Daten stehen in der Datenbasis.</text:p>
      <text:p text:style-name="GA_20_Grund_20_-_20_Absatzlayout_20_V1.5-LSLP8"/>
      <text:p text:style-name="P10">RscSrc:</text:p>
      <text:p text:style-name="GA_20_Grund_20_-_20_Absatzlayout_20_V1.5-LSLP8"/>
      <text:p text:style-name="GA_20_Grund_20_-_20_Absatzlayout_20_V1.5-LSLP8">Diese Klasse stellt Methoden zur Verfügung mit denen dateiabhängige Informationen und Daten aus der Datenbasis gewonnen werden können. Diese Klasse ist als Sicht auf eine src-Datei zu verstehen. Die Daten stehen in der Datenbasis.</text:p>
      <text:p text:style-name="GA_20_Grund_20_-_20_Absatzlayout_20_V1.5-LSLP8"/>
      <text:p text:style-name="P10">RscInst:</text:p>
      <text:p text:style-name="GA_20_Grund_20_-_20_Absatzlayout_20_V1.5-LSLP8"/>
      <text:p text:style-name="GA_20_Grund_20_-_20_Absatzlayout_20_V1.5-LSLP8">Eine RscInst repräsentiert eine Referenz auf eine Resourceinstanz, wie zum Beispiel Farbe oder Breite. Eine Resourceinstanz kann weitere Resourceinstanzen enthalten.</text:p>
      <text:p text:style-name="GA_20_Grund_20_-_20_Absatzlayout_20_V1.5-LSLP8"/>
      <text:p text:style-name="P10">RscInstCopy:</text:p>
      <text:p text:style-name="GA_20_Grund_20_-_20_Absatzlayout_20_V1.5-LSLP8"/>
      <text:p text:style-name="GA_20_Grund_20_-_20_Absatzlayout_20_V1.5-LSLP8">Diese Instanz repräsentiert eine Kopie einer Resourceinstanz.</text:p>
      <text:p text:style-name="GA_20_Grund_20_-_20_Absatzlayout_20_V1.5-LSLP8"/>
      <text:p text:style-name="P9"><text:toc-mark-start text:id="IMark140346493694976" text:outline-level="1"/><text:alphabetical-index-mark-start text:id="IMark140346493695264"/>RscDataBase<text:alphabetical-index-mark-end text:id="IMark140346493695264"/><text:toc-mark-end text:id="IMark140346493694976"/></text:p>
      <text:p text:style-name="GA_20_Grund_20_-_20_Absatzlayout_20_V1.5-LSLP8"/>
      <text:p text:style-name="LI_20_Listing">class RscDataBase {</text:p>
      <text:p text:style-name="LI_20_Listing">protected:</text:p>
      <text:p text:style-name="LI_20_Listing"><text:s text:c="4"/>RscCmdLine <text:s/>* pCmdLine;</text:p>
      <text:p text:style-name="LI_20_Listing"><text:s text:c="4"/>RscTypCont <text:s/>* pTC;</text:p>
      <text:p text:style-name="LI_20_Listing">public:</text:p>
      <text:p text:style-name="LI_20_Listing"><text:s text:c="17"/>RscDataBase( RscError * );</text:p>
      <text:p text:style-name="LI_20_Listing"><text:s text:c="17"/>~RscDataBase();</text:p>
      <text:p text:style-name="LI_20_Listing"><text:s text:c="4"/>RscTop* <text:s text:c="5"/>GetClassType( HASHID nClassName );</text:p>
      <text:p text:style-name="LI_20_Listing"><text:s text:c="4"/>BOOL <text:s text:c="8"/>MakeConsistent( RscInconsList * pList );</text:p>
      <text:p text:style-name="LI_20_Listing"><text:s text:c="4"/>RscFileTab * GetFileTab();</text:p>
      <text:p text:style-name="LI_20_Listing"><text:s text:c="4"/>RscFile * <text:s text:c="3"/>GetFileStruct( ULONG lFileKey );</text:p>
      <text:p text:style-name="LI_20_Listing"><text:s text:c="4"/>RscStrList * GetPathList();</text:p>
      <text:p text:style-name="LI_20_Listing"><text:s text:c="4"/>ULONG <text:s text:c="7"/>AddSrcFile( const String &amp; rFileName );</text:p>
      <text:p text:style-name="LI_20_Listing"><text:s text:c="4"/>ULONG <text:s text:c="7"/>AddHrcFile( const String &amp; rFileName );</text:p>
      <text:p text:style-name="LI_20_Listing"><text:s text:c="4"/>void <text:s text:c="8"/>ScanForIncFiles( ULONG lFileKey );</text:p>
      <text:p text:style-name="LI_20_Listing"><text:s text:c="4"/>void <text:s text:c="8"/>RemoveFile( ULONG lKey );</text:p>
      <text:p text:style-name="LI_20_Listing"><text:s text:c="4"/>RscDefine * <text:s/>FindDef( const String &amp; rName );</text:p>
      <text:p text:style-name="LI_20_Listing"><text:s text:c="4"/>ULONG <text:s text:c="7"/>GetFileKey( const String &amp; rFileName );</text:p>
      <text:p text:style-name="LI_20_Listing">};</text:p>
      <text:p text:style-name="GA_20_Grund_20_-_20_Absatzlayout_20_V1.5-LSLP8"/>
      <text:p text:style-name="F1_20_Fettschrift_20_einzeilig">Beschreibung</text:p>
      <text:p text:style-name="GA_20_Grund_20_-_20_Absatzlayout_20_V1.5-LSLP8"/>
      <text:p text:style-name="GA_20_Grund_20_-_20_Absatzlayout_20_V1.5-LSLP8">Diese Klasse enthält die Klassen RscCmdLine und RscTypCont.</text:p>
      <text:p text:style-name="GA_20_Grund_20_-_20_Absatzlayout_20_V1.5-LSLP8">Die Klasse RscCmdLine enthält die Steuerinformation für den Compiler. Die Klasse RscTypCont enthält die vom Compiler erstellte DatenBasis.</text:p>
      <text:p text:style-name="GA_20_Grund_20_-_20_Absatzlayout_20_V1.5-LSLP8">Diese Klasse löst folgende Aufgaben:</text:p>
      <text:p text:style-name="GA_20_Grund_20_-_20_Absatzlayout_20_V1.5-LSLP8"><text:tab/>1. Das Überprüfen der Konsistenz der Datenbasis.</text:p>
      <text:p text:style-name="GA_20_Grund_20_-_20_Absatzlayout_20_V1.5-LSLP8"><text:tab/>2. Das Bearbeiten der Projektstruktur.</text:p>
      <text:p text:style-name="GA_20_Grund_20_-_20_Absatzlayout_20_V1.5-LSLP8"/>
      <text:p text:style-name="F1_20_Fettschrift_20_einzeilig">Anmerkungen</text:p>
      <text:p text:style-name="GA_20_Grund_20_-_20_Absatzlayout_20_V1.5-LSLP8"/>
      <text:p text:style-name="GA_20_Grund_20_-_20_Absatzlayout_20_V1.5-LSLP8">Für einige Methoden der Klasse RscDataBase gilt, daß sie eventuell auf alle existierenden Resourceinstanzen zugreifen müssen. Wenn zum Beispiel die Konsistenz der Datenbasis überprüft wird, kann dies nur über die Objekte in der Datenbasis geschehen.</text:p>
      <text:p text:style-name="GA_20_Grund_20_-_20_Absatzlayout_20_V1.5-LSLP8"/>
      <text:p text:style-name="F1_20_Fettschrift_20_einzeilig">Querverweise</text:p>
      <text:p text:style-name="GA_20_Grund_20_-_20_Absatzlayout_20_V1.5-LSLP8"/>
      <text:p text:style-name="GA_20_Grund_20_-_20_Absatzlayout_20_V1.5-LSLP8">Klassen: <text:s/>RscCmdLine, RscTypCont, RscFile, RscDefList, RscError, RscId, RscHrc, RscSrc.</text:p>
      <text:p text:style-name="GA_20_Grund_20_-_20_Absatzlayout_20_V1.5-LSLP8">Methoden: HashId, GetHashString.</text:p>
      <text:p text:style-name="GA_20_Grund_20_-_20_Absatzlayout_20_V1.5-LSLP8"/>
      <text:p text:style-name="F1_20_Fettschrift_20_einzeilig">Beispiel</text:p>
      <text:p text:style-name="GA_20_Grund_20_-_20_Absatzlayout_20_V1.5-LSLP8"/>
      <text:p text:style-name="GA_20_Grund_20_-_20_Absatzlayout_20_V1.5-LSLP8">Im Beispiel wird der einer Resource erfragt.</text:p>
      <text:p text:style-name="LI_20_Listing">.....</text:p>
      <text:p text:style-name="LI_20_Listing">// statische Datenstrukturen initialisieren</text:p>
      <text:p text:style-name="LI_20_Listing">InitRscCompiler();</text:p>
      <text:p text:style-name="LI_20_Listing"><text:soft-page-break/>.....</text:p>
      <text:p text:style-name="LI_20_Listing">RscError<text:tab/>aErrorHandle; <text:s text:c="13"/>// Fehlerbehandlung</text:p>
      <text:p text:style-name="LI_20_Listing">RscDataBase<text:tab/>aCmpInst( &amp;aErrorHandle ); // Datenbasis</text:p>
      <text:p text:style-name="LI_20_Listing">RscTop*<text:tab/>pClassTyp; <text:s text:c="17"/>// ein Klassentyp</text:p>
      <text:p text:style-name="LI_20_Listing"/>
      <text:p text:style-name="LI_20_Listing">// Typ einer Resource aus dem Namen der Klasse erzeugen</text:p>
      <text:p text:style-name="LI_20_Listing">pClassTyp = aCmpInst.GetClassType( HashId( "Color" ) );</text:p>
      <text:p text:style-name="LI_20_Listing">.....</text:p>
      <text:p text:style-name="LI_20_Listing"/>
      <text:p text:style-name="P9"><text:alphabetical-index-mark-start text:id="IMark140346493695936"/>RscDataBase::RscDataBase()<text:alphabetical-index-mark-end text:id="IMark140346493695936"/></text:p>
      <text:p text:style-name="GA_20_Grund_20_-_20_Absatzlayout_20_V1.5-LSLP8"/>
      <text:p text:style-name="LI_20_Listing">RscDataBase::RscDataBase( RscError * pErrorHandler );</text:p>
      <text:p text:style-name="GA_20_Grund_20_-_20_Absatzlayout_20_V1.5-LSLP8"/>
      <text:p text:style-name="F1_20_Fettschrift_20_einzeilig">Beschreibung</text:p>
      <text:p text:style-name="GA_20_Grund_20_-_20_Absatzlayout_20_V1.5-LSLP8"/>
      <text:p text:style-name="GA_20_Grund_20_-_20_Absatzlayout_20_V1.5-LSLP8">Diese Methode erzeugt eine Instanz der Klasse RscDataBase. Der Scope von dieser Instanz muß innerhalb des Scopes von pErrorHandler liegen.</text:p>
      <text:p text:style-name="GA_20_Grund_20_-_20_Absatzlayout_20_V1.5-LSLP8"/>
      <text:p text:style-name="F1_20_Fettschrift_20_einzeilig">Parameter</text:p>
      <text:p text:style-name="GA_20_Grund_20_-_20_Absatzlayout_20_V1.5-LSLP8"/>
      <text:p text:style-name="FP_20_Funktionsparameter">pErrorHandler<text:tab/>Ein Zeiger auf einen Fehlerhandler. Durch ableiten von der Klasse RscError kann ein eigener Fehlermechanismus entwickelt werden.</text:p>
      <text:p text:style-name="GA_20_Grund_20_-_20_Absatzlayout_20_V1.5-LSLP8"/>
      <text:p text:style-name="F1_20_Fettschrift_20_einzeilig">Querverweise</text:p>
      <text:p text:style-name="GA_20_Grund_20_-_20_Absatzlayout_20_V1.5-LSLP8"/>
      <text:p text:style-name="GA_20_Grund_20_-_20_Absatzlayout_20_V1.5-LSLP8">Klasse: RscError</text:p>
      <text:p text:style-name="GA_20_Grund_20_-_20_Absatzlayout_20_V1.5-LSLP8"/>
      <text:p text:style-name="F1_20_Fettschrift_20_einzeilig">Beispiel</text:p>
      <text:p text:style-name="GA_20_Grund_20_-_20_Absatzlayout_20_V1.5-LSLP8"/>
      <text:p text:style-name="LI_20_Listing">.....</text:p>
      <text:p text:style-name="LI_20_Listing">RscError<text:tab/>aErrorHandler;</text:p>
      <text:p text:style-name="LI_20_Listing">RscDataBase<text:tab/>aCmpInst( &amp;aErrorHandle );</text:p>
      <text:p text:style-name="LI_20_Listing">.....</text:p>
      <text:p text:style-name="GA_20_Grund_20_-_20_Absatzlayout_20_V1.5-LSLP8"/>
      <text:p text:style-name="P11">─────────────────────────────────────────────────────────</text:p>
      <text:p text:style-name="GA_20_Grund_20_-_20_Absatzlayout_20_V1.5-LSLP8"/>
      <text:p text:style-name="U0_20_Überschrift"><text:alphabetical-index-mark-start text:id="IMark140346493694976"/>RscDataBase::RscDataBase()<text:alphabetical-index-mark-end text:id="IMark140346493694976"/></text:p>
      <text:p text:style-name="GA_20_Grund_20_-_20_Absatzlayout_20_V1.5-LSLP8"/>
      <text:p text:style-name="LI_20_Listing">RscDataBase::~RscDataBase();</text:p>
      <text:p text:style-name="GA_20_Grund_20_-_20_Absatzlayout_20_V1.5-LSLP8"/>
      <text:p text:style-name="F1_20_Fettschrift_20_einzeilig">Beschreibung</text:p>
      <text:p text:style-name="GA_20_Grund_20_-_20_Absatzlayout_20_V1.5-LSLP8"/>
      <text:p text:style-name="GA_20_Grund_20_-_20_Absatzlayout_20_V1.5-LSLP8">Löscht die Membervariablen pCmdLine und pTC.</text:p>
      <text:p text:style-name="GA_20_Grund_20_-_20_Absatzlayout_20_V1.5-LSLP8"/>
      <text:p text:style-name="F1_20_Fettschrift_20_einzeilig">Anmerkungen</text:p>
      <text:p text:style-name="GA_20_Grund_20_-_20_Absatzlayout_20_V1.5-LSLP8"/>
      <text:p text:style-name="GA_20_Grund_20_-_20_Absatzlayout_20_V1.5-LSLP8">Es dürfen keine Resourceinstanzen, die mit Hilfe dieser Instanz erzeugt worden sind, mehr existieren.</text:p>
      <text:p text:style-name="GA_20_Grund_20_-_20_Absatzlayout_20_V1.5-LSLP8"/>
      <text:p text:style-name="F1_20_Fettschrift_20_einzeilig">Querverweise</text:p>
      <text:p text:style-name="GA_20_Grund_20_-_20_Absatzlayout_20_V1.5-LSLP8"/>
      <text:p text:style-name="GA_20_Grund_20_-_20_Absatzlayout_20_V1.5-LSLP8">Klassen: RscInst, RscCmdLine, RscTypCont, RscIncList, RscHrc, RscSrc.</text:p>
      <text:p text:style-name="GA_20_Grund_20_-_20_Absatzlayout_20_V1.5-LSLP8"/>
      <text:p text:style-name="P11">─────────────────────────────────────────────────────────</text:p>
      <text:p text:style-name="GA_20_Grund_20_-_20_Absatzlayout_20_V1.5-LSLP8"/>
      <text:p text:style-name="U0_20_Überschrift"><text:soft-page-break/><text:alphabetical-index-mark-start text:id="IMark140346493694976"/>RscDataBase::GetClassType()<text:alphabetical-index-mark-end text:id="IMark140346493694976"/></text:p>
      <text:p text:style-name="GA_20_Grund_20_-_20_Absatzlayout_20_V1.5-LSLP8"/>
      <text:p text:style-name="LI_20_Listing">RscTop * RscDataBase::GetClassType( HASHID aClassName );</text:p>
      <text:p text:style-name="GA_20_Grund_20_-_20_Absatzlayout_20_V1.5-LSLP8"/>
      <text:p text:style-name="F1_20_Fettschrift_20_einzeilig">Beschreibung</text:p>
      <text:p text:style-name="GA_20_Grund_20_-_20_Absatzlayout_20_V1.5-LSLP8"/>
      <text:p text:style-name="GA_20_Grund_20_-_20_Absatzlayout_20_V1.5-LSLP8">Aus dem Namen einer Klasse wird der Typ einer Klasse generiert. Der Typ bezieht sich nur auf die RscDataBase-Instanz von der er erzeugt wurde.</text:p>
      <text:p text:style-name="GA_20_Grund_20_-_20_Absatzlayout_20_V1.5-LSLP8"/>
      <text:p text:style-name="F1_20_Fettschrift_20_einzeilig">Parameter</text:p>
      <text:p text:style-name="GA_20_Grund_20_-_20_Absatzlayout_20_V1.5-LSLP8"/>
      <text:p text:style-name="FP_20_Funktionsparameter">aClassName<text:tab/>ist der Name der Klasse.</text:p>
      <text:p text:style-name="GA_20_Grund_20_-_20_Absatzlayout_20_V1.5-LSLP8"/>
      <text:p text:style-name="F1_20_Fettschrift_20_einzeilig">Return-Werte</text:p>
      <text:p text:style-name="GA_20_Grund_20_-_20_Absatzlayout_20_V1.5-LSLP8"/>
      <text:p text:style-name="GA_20_Grund_20_-_20_Absatzlayout_20_V1.5-LSLP8">Der Typ der Klasse wird zurückgeliefert. Wird unter dem Namen keine Klasse gefunden, dann wird NULL zurückgeliefert.</text:p>
      <text:p text:style-name="GA_20_Grund_20_-_20_Absatzlayout_20_V1.5-LSLP8"/>
      <text:p text:style-name="F1_20_Fettschrift_20_einzeilig">Anmerkungen</text:p>
      <text:p text:style-name="GA_20_Grund_20_-_20_Absatzlayout_20_V1.5-LSLP8"/>
      <text:p text:style-name="GA_20_Grund_20_-_20_Absatzlayout_20_V1.5-LSLP8">Wenn aus gleichen Namen zweier unterschiedlicher Instanzen Typen erzeugt werden, dann sind diese unterschiedlich.</text:p>
      <text:p text:style-name="GA_20_Grund_20_-_20_Absatzlayout_20_V1.5-LSLP8"/>
      <text:p text:style-name="F1_20_Fettschrift_20_einzeilig">Beispiel</text:p>
      <text:p text:style-name="GA_20_Grund_20_-_20_Absatzlayout_20_V1.5-LSLP8"/>
      <text:p text:style-name="LI_20_Listing">.....</text:p>
      <text:p text:style-name="LI_20_Listing">HASHID<text:tab/>aClassName = HashId( "Color" );</text:p>
      <text:p text:style-name="LI_20_Listing">RscTop * aType1 = aCmpInst1.GetClassType( aClassName );</text:p>
      <text:p text:style-name="LI_20_Listing">RscTop * aType2 = aCmpInst2.GetClassType( aClassName );</text:p>
      <text:p text:style-name="LI_20_Listing">RscTop * aType3 = aCmpInst2.GetClassType( aClassName );</text:p>
      <text:p text:style-name="LI_20_Listing">.....</text:p>
      <text:p text:style-name="GA_20_Grund_20_-_20_Absatzlayout_20_V1.5-LSLP8"/>
      <text:p text:style-name="GA_20_Grund_20_-_20_Absatzlayout_20_V1.5-LSLP8">aType1 ist ungleich zu aType2.</text:p>
      <text:p text:style-name="GA_20_Grund_20_-_20_Absatzlayout_20_V1.5-LSLP8">aType2 ist gleich zu aType3.</text:p>
      <text:p text:style-name="GA_20_Grund_20_-_20_Absatzlayout_20_V1.5-LSLP8"/>
      <text:p text:style-name="P11">─────────────────────────────────────────────────────────</text:p>
      <text:p text:style-name="GA_20_Grund_20_-_20_Absatzlayout_20_V1.5-LSLP8"/>
      <text:p text:style-name="U0_20_Überschrift"><text:alphabetical-index-mark-start text:id="IMark140346493695552"/>RscDataBase::MakeConsistent()<text:alphabetical-index-mark-end text:id="IMark140346493695552"/></text:p>
      <text:p text:style-name="GA_20_Grund_20_-_20_Absatzlayout_20_V1.5-LSLP8"/>
      <text:p text:style-name="LI_20_Listing">BOOL RscDataBase::MakeConsistent( RscInconsList * pList );</text:p>
      <text:p text:style-name="GA_20_Grund_20_-_20_Absatzlayout_20_V1.5-LSLP8"/>
      <text:p text:style-name="F1_20_Fettschrift_20_einzeilig">Beschreibung</text:p>
      <text:p text:style-name="GA_20_Grund_20_-_20_Absatzlayout_20_V1.5-LSLP8"/>
      <text:p text:style-name="GA_20_Grund_20_-_20_Absatzlayout_20_V1.5-LSLP8">Es ist möglich, daß durch Veränderungen von Makros die Datenbasis inkonsistent wird. Mit dieser Methode wird versucht, die Datenbasis wieder in einen konsistenten Zustand zu versetzen. Dies kann aber auch scheitern, wenn zum Beispiel der Wertebereich einer Variablen verlassen wird oder die <text:s/>Identifier von Resourceinstanzen den gleichen Wert haben. pList enthält die Makros bei denen es <text:soft-page-break/>Inkonsistenzen gibt.</text:p>
      <text:p text:style-name="GA_20_Grund_20_-_20_Absatzlayout_20_V1.5-LSLP8"/>
      <text:p text:style-name="F1_20_Fettschrift_20_einzeilig">Parameter</text:p>
      <text:p text:style-name="GA_20_Grund_20_-_20_Absatzlayout_20_V1.5-LSLP8"/>
      <text:p text:style-name="FP_20_Funktionsparameter">pList<text:tab/>ist ein Zeiger auf eine Liste von Makro-Paaren. pList darf auch NULL sein.</text:p>
      <text:p text:style-name="GA_20_Grund_20_-_20_Absatzlayout_20_V1.5-LSLP8"/>
      <text:p text:style-name="F1_20_Fettschrift_20_einzeilig">Return-Werte</text:p>
      <text:p text:style-name="GA_20_Grund_20_-_20_Absatzlayout_20_V1.5-LSLP8"/>
      <text:p text:style-name="FP_20_Funktionsparameter">TRUE<text:tab/>die Datenbasis ist wieder konsistent.</text:p>
      <text:p text:style-name="FP_20_Funktionsparameter">FALSE<text:tab/>es konnte kein konsistenter Zustand hergestellt werden.</text:p>
      <text:p text:style-name="GA_20_Grund_20_-_20_Absatzlayout_20_V1.5-LSLP8"/>
      <text:p text:style-name="F1_20_Fettschrift_20_einzeilig">Anmerkungen</text:p>
      <text:p text:style-name="GA_20_Grund_20_-_20_Absatzlayout_20_V1.5-LSLP8"/>
      <text:p text:style-name="GA_20_Grund_20_-_20_Absatzlayout_20_V1.5-LSLP8">Wenn die Datenbasis inkonsistent ist, dürfen auf ihr keine Operationen ausgeführt werden.</text:p>
      <text:p text:style-name="GA_20_Grund_20_-_20_Absatzlayout_20_V1.5-LSLP8"/>
      <text:p text:style-name="F1_20_Fettschrift_20_einzeilig">Querverweise</text:p>
      <text:p text:style-name="GA_20_Grund_20_-_20_Absatzlayout_20_V1.5-LSLP8"/>
      <text:p text:style-name="GA_20_Grund_20_-_20_Absatzlayout_20_V1.5-LSLP8">Klassen: <text:s/>RscInconsList.</text:p>
      <text:p text:style-name="GA_20_Grund_20_-_20_Absatzlayout_20_V1.5-LSLP8">Methoden: RscInst::IsConsistent.</text:p>
      <text:p text:style-name="GA_20_Grund_20_-_20_Absatzlayout_20_V1.5-LSLP8"/>
      <text:p text:style-name="F1_20_Fettschrift_20_einzeilig">Beispiel</text:p>
      <text:p text:style-name="GA_20_Grund_20_-_20_Absatzlayout_20_V1.5-LSLP8"/>
      <text:p text:style-name="LI_20_Listing">...</text:p>
      <text:p text:style-name="LI_20_Listing">RscDataBase *pDataBase = new ...; // DatenBasis</text:p>
      <text:p text:style-name="LI_20_Listing">RscSrc <text:s text:c="5"/>aSrc( ... ); <text:s/>//entspricht einer .src Datei</text:p>
      <text:p text:style-name="LI_20_Listing">RscDefine * pDef1, *pDef2; <text:s text:c="7"/>//Makros</text:p>
      <text:p text:style-name="LI_20_Listing"/>
      <text:p text:style-name="LI_20_Listing">aSrc.NewDef( "DEF1", 1000, LIST_APPEND ); //Makro erzeugen</text:p>
      <text:p text:style-name="LI_20_Listing">aSrc.NewDef( "DEF2", 1001, LIST_APPEND ); //Makro erzeugen</text:p>
      <text:p text:style-name="LI_20_Listing">pDef1 = aSrc.FindDef( "DEF1" ); <text:s text:c="10"/>//Makro holen</text:p>
      <text:p text:style-name="LI_20_Listing">pDef2 = aSrc.FindDef( "DEF2" ); <text:s text:c="10"/>//Makro holen</text:p>
      <text:p text:style-name="LI_20_Listing"/>
      <text:p text:style-name="LI_20_Listing">/* aStrInst enthält eine gültige String-Instanz */</text:p>
      <text:p text:style-name="LI_20_Listing">//String-Instanz unter Id mit Wert 1000 einsetzen</text:p>
      <text:p text:style-name="P2">aSrc.SetRscInst( RscId( pDef1 ), aStrInst );</text:p>
      <text:p text:style-name="LI_20_Listing">//String-Instanz unter Id mit Wert 1001 einsetzen</text:p>
      <text:p text:style-name="P2">aSrc.SetRscInst( RscId( pDef2 ), aStrInst );</text:p>
      <text:p text:style-name="LI_20_Listing">//aendern des Makro-Wertes</text:p>
      <text:p text:style-name="LI_20_Listing">aSrc.ChangeDef( "DEF2", 1000 );</text:p>
      <text:p text:style-name="LI_20_Listing">//Datenbasis ueberpruefen</text:p>
      <text:p text:style-name="LI_20_Listing">if( pDataBase-&gt;MakeConsistent( NULL ) )</text:p>
      <text:p text:style-name="LI_20_Listing"><text:tab/>printf( "Konsistent" );</text:p>
      <text:p text:style-name="LI_20_Listing">else</text:p>
      <text:p text:style-name="LI_20_Listing"><text:tab/>printf( "Inkonsistent" );</text:p>
      <text:p text:style-name="GA_20_Grund_20_-_20_Absatzlayout_20_V1.5-LSLP8"/>
      <text:p text:style-name="GA_20_Grund_20_-_20_Absatzlayout_20_V1.5-LSLP8">Die Ausgabe ist 'Inkonsistent', weil in der Datenbasis zwei String-Instanzen mit dem Identifier 1000 existieren.</text:p>
      <text:p text:style-name="P11">─────────────────────────────────────────────────────────</text:p>
      <text:p text:style-name="GA_20_Grund_20_-_20_Absatzlayout_20_V1.5-LSLP8"/>
      <text:p text:style-name="U0_20_Überschrift"><text:soft-page-break/><text:alphabetical-index-mark-start text:id="IMark140346493696128"/>RscDataBase::GetFileTab()<text:alphabetical-index-mark-end text:id="IMark140346493696128"/></text:p>
      <text:p text:style-name="GA_20_Grund_20_-_20_Absatzlayout_20_V1.5-LSLP8"/>
      <text:p text:style-name="LI_20_Listing">RscFileTab <text:s/>* RscDataBase::GetFileTab();</text:p>
      <text:p text:style-name="GA_20_Grund_20_-_20_Absatzlayout_20_V1.5-LSLP8"/>
      <text:p text:style-name="F1_20_Fettschrift_20_einzeilig">Beschreibung</text:p>
      <text:p text:style-name="GA_20_Grund_20_-_20_Absatzlayout_20_V1.5-LSLP8"/>
      <text:p text:style-name="GA_20_Grund_20_-_20_Absatzlayout_20_V1.5-LSLP8">Die interne Struktur der Makro- und Dateiverwaltung wird zurückgeliefert.</text:p>
      <text:p text:style-name="GA_20_Grund_20_-_20_Absatzlayout_20_V1.5-LSLP8"/>
      <text:p text:style-name="F1_20_Fettschrift_20_einzeilig">Return-Werte</text:p>
      <text:p text:style-name="GA_20_Grund_20_-_20_Absatzlayout_20_V1.5-LSLP8"/>
      <text:p text:style-name="GA_20_Grund_20_-_20_Absatzlayout_20_V1.5-LSLP8">Es wird ein Zeiger auf die Struktur der Projektverwaltung zurückgeliefert.</text:p>
      <text:p text:style-name="GA_20_Grund_20_-_20_Absatzlayout_20_V1.5-LSLP8"/>
      <text:p text:style-name="F1_20_Fettschrift_20_einzeilig">Querverweise</text:p>
      <text:p text:style-name="GA_20_Grund_20_-_20_Absatzlayout_20_V1.5-LSLP8"/>
      <text:p text:style-name="GA_20_Grund_20_-_20_Absatzlayout_20_V1.5-LSLP8">Klassen: RscFileTab.</text:p>
      <text:p text:style-name="GA_20_Grund_20_-_20_Absatzlayout_20_V1.5-LSLP8"/>
      <text:p text:style-name="P11">─────────────────────────────────────────────────────────</text:p>
      <text:p text:style-name="GA_20_Grund_20_-_20_Absatzlayout_20_V1.5-LSLP8"/>
      <text:p text:style-name="U0_20_Überschrift"><text:alphabetical-index-mark-start text:id="IMark140346493696128"/>RscDataBase::GetFileStruct()<text:alphabetical-index-mark-end text:id="IMark140346493696128"/></text:p>
      <text:p text:style-name="GA_20_Grund_20_-_20_Absatzlayout_20_V1.5-LSLP8"/>
      <text:p text:style-name="LI_20_Listing">RscFile * RscDataBase::GetFileStruct( ULONG lFileKey );</text:p>
      <text:p text:style-name="GA_20_Grund_20_-_20_Absatzlayout_20_V1.5-LSLP8"/>
      <text:p text:style-name="F1_20_Fettschrift_20_einzeilig">Beschreibung</text:p>
      <text:p text:style-name="GA_20_Grund_20_-_20_Absatzlayout_20_V1.5-LSLP8"/>
      <text:p text:style-name="GA_20_Grund_20_-_20_Absatzlayout_20_V1.5-LSLP8">Auf die interne Darstellung der Daten einer Datei wird über einen Schlüssel zugegriffen. Mit Hilfe dieses Schlüssels kann man einen Zeiger auf die interne Datenstruktur bekommen.</text:p>
      <text:p text:style-name="GA_20_Grund_20_-_20_Absatzlayout_20_V1.5-LSLP8"/>
      <text:p text:style-name="F1_20_Fettschrift_20_einzeilig">Parameter</text:p>
      <text:p text:style-name="GA_20_Grund_20_-_20_Absatzlayout_20_V1.5-LSLP8"/>
      <text:p text:style-name="FP_20_Funktionsparameter">lFileKey<text:tab/>Schlüssel der Datei.</text:p>
      <text:p text:style-name="GA_20_Grund_20_-_20_Absatzlayout_20_V1.5-LSLP8"/>
      <text:p text:style-name="F1_20_Fettschrift_20_einzeilig">Return-Werte</text:p>
      <text:p text:style-name="GA_20_Grund_20_-_20_Absatzlayout_20_V1.5-LSLP8"/>
      <text:p text:style-name="GA_20_Grund_20_-_20_Absatzlayout_20_V1.5-LSLP8">Zeiger auf interne Struktur.</text:p>
      <text:p text:style-name="GA_20_Grund_20_-_20_Absatzlayout_20_V1.5-LSLP8"/>
      <text:p text:style-name="F1_20_Fettschrift_20_einzeilig">Querverweise</text:p>
      <text:p text:style-name="GA_20_Grund_20_-_20_Absatzlayout_20_V1.5-LSLP8"/>
      <text:p text:style-name="GA_20_Grund_20_-_20_Absatzlayout_20_V1.5-LSLP8">Klassen: <text:s/>RscFile, RscFileTab.</text:p>
      <text:p text:style-name="GA_20_Grund_20_-_20_Absatzlayout_20_V1.5-LSLP8">Methoden: GetKey().</text:p>
      <text:p text:style-name="GA_20_Grund_20_-_20_Absatzlayout_20_V1.5-LSLP8"/>
      <text:p text:style-name="P11">─────────────────────────────────────────────────────────</text:p>
      <text:p text:style-name="GA_20_Grund_20_-_20_Absatzlayout_20_V1.5-LSLP8"/>
      <text:p text:style-name="U0_20_Überschrift"><text:alphabetical-index-mark-start text:id="IMark140346493695552"/>RscDataBase::GetPathList()<text:alphabetical-index-mark-end text:id="IMark140346493695552"/></text:p>
      <text:p text:style-name="GA_20_Grund_20_-_20_Absatzlayout_20_V1.5-LSLP8"/>
      <text:p text:style-name="LI_20_Listing">RscStrList * RscDataBase::GetPathList();</text:p>
      <text:p text:style-name="GA_20_Grund_20_-_20_Absatzlayout_20_V1.5-LSLP8"><text:soft-page-break/></text:p>
      <text:p text:style-name="F1_20_Fettschrift_20_einzeilig">Beschreibung</text:p>
      <text:p text:style-name="GA_20_Grund_20_-_20_Absatzlayout_20_V1.5-LSLP8"/>
      <text:p text:style-name="GA_20_Grund_20_-_20_Absatzlayout_20_V1.5-LSLP8">Diese Methode gibt einen Zeiger auf eine Liste mit Pfadnamen zurück. Diese Liste kann verändert werden. Die Änderungen wirken sich sofort auf den Suchpfad aus.</text:p>
      <text:p text:style-name="GA_20_Grund_20_-_20_Absatzlayout_20_V1.5-LSLP8"/>
      <text:p text:style-name="F1_20_Fettschrift_20_einzeilig">Return-Werte</text:p>
      <text:p text:style-name="GA_20_Grund_20_-_20_Absatzlayout_20_V1.5-LSLP8"/>
      <text:p text:style-name="GA_20_Grund_20_-_20_Absatzlayout_20_V1.5-LSLP8">Es wird die PfadListe zurückgeliefert.</text:p>
      <text:p text:style-name="GA_20_Grund_20_-_20_Absatzlayout_20_V1.5-LSLP8"/>
      <text:p text:style-name="F1_20_Fettschrift_20_einzeilig">Beispiel</text:p>
      <text:p text:style-name="GA_20_Grund_20_-_20_Absatzlayout_20_V1.5-LSLP8">//veraendern der Pfadliste</text:p>
      <text:p text:style-name="GA_20_Grund_20_-_20_Absatzlayout_20_V1.5-LSLP8"/>
      <text:p text:style-name="LI_20_Listing">RscDataBase aBase( ... ); //Datenbasis</text:p>
      <text:p text:style-name="LI_20_Listing"/>
      <text:p text:style-name="LI_20_Listing">// Pfadliste holen</text:p>
      <text:p text:style-name="LI_20_Listing">RscStrList * pPathLst = aBase.GetPathList();</text:p>
      <text:p text:style-name="LI_20_Listing">//Pfad hinzufuegen</text:p>
      <text:p text:style-name="LI_20_Listing">pPathList-&gt;Insert( String( "c:\demo\resource" ) );</text:p>
      <text:p text:style-name="GA_20_Grund_20_-_20_Absatzlayout_20_V1.5-LSLP8"/>
      <text:p text:style-name="P11">─────────────────────────────────────────────────────────</text:p>
      <text:p text:style-name="U0_20_Überschrift"/>
      <text:p text:style-name="U0_20_Überschrift"><text:alphabetical-index-mark-start text:id="IMark140346493695552"/>RscDataBase::AddSrcFile()<text:alphabetical-index-mark-end text:id="IMark140346493695552"/></text:p>
      <text:p text:style-name="GA_20_Grund_20_-_20_Absatzlayout_20_V1.5-LSLP8"/>
      <text:p text:style-name="LI_20_Listing">ULONG RscDataBase::AddSrcFile( const String &amp; rName );</text:p>
      <text:p text:style-name="GA_20_Grund_20_-_20_Absatzlayout_20_V1.5-LSLP8"/>
      <text:p text:style-name="F1_20_Fettschrift_20_einzeilig">Beschreibung</text:p>
      <text:p text:style-name="GA_20_Grund_20_-_20_Absatzlayout_20_V1.5-LSLP8"/>
      <text:p text:style-name="GA_20_Grund_20_-_20_Absatzlayout_20_V1.5-LSLP8">Diese Methode stellt eine Src-Datei in die Projektverwaltung.</text:p>
      <text:p text:style-name="GA_20_Grund_20_-_20_Absatzlayout_20_V1.5-LSLP8"/>
      <text:p text:style-name="F1_20_Fettschrift_20_einzeilig">Parameter</text:p>
      <text:p text:style-name="GA_20_Grund_20_-_20_Absatzlayout_20_V1.5-LSLP8"/>
      <text:p text:style-name="FP_20_Funktionsparameter">rName<text:tab/>Dies ist der Name der Datei.</text:p>
      <text:p text:style-name="GA_20_Grund_20_-_20_Absatzlayout_20_V1.5-LSLP8"/>
      <text:p text:style-name="F1_20_Fettschrift_20_einzeilig">Return-Werte</text:p>
      <text:p text:style-name="GA_20_Grund_20_-_20_Absatzlayout_20_V1.5-LSLP8"/>
      <text:p text:style-name="GA_20_Grund_20_-_20_Absatzlayout_20_V1.5-LSLP8">Es wird der Schlüssel der Datei zurückgeliefert.</text:p>
      <text:p text:style-name="GA_20_Grund_20_-_20_Absatzlayout_20_V1.5-LSLP8"/>
      <text:p text:style-name="F1_20_Fettschrift_20_einzeilig">Anmerkungen</text:p>
      <text:p text:style-name="GA_20_Grund_20_-_20_Absatzlayout_20_V1.5-LSLP8"/>
      <text:p text:style-name="GA_20_Grund_20_-_20_Absatzlayout_20_V1.5-LSLP8">Wenn es eine Datei unter diesem Namen gibt, dann wird der Schlüssel dieser Datei zurückgegeben.</text:p>
      <text:p text:style-name="GA_20_Grund_20_-_20_Absatzlayout_20_V1.5-LSLP8"/>
      <text:p text:style-name="F1_20_Fettschrift_20_einzeilig">Querverweise</text:p>
      <text:p text:style-name="GA_20_Grund_20_-_20_Absatzlayout_20_V1.5-LSLP8"/>
      <text:p text:style-name="GA_20_Grund_20_-_20_Absatzlayout_20_V1.5-LSLP8">Klassen: <text:s/>RscFileTab.</text:p>
      <text:p text:style-name="GA_20_Grund_20_-_20_Absatzlayout_20_V1.5-LSLP8"/>
      <text:p text:style-name="P11">────────────────────────────────────────────────<text:soft-page-break/>────────</text:p>
      <text:p text:style-name="GA_20_Grund_20_-_20_Absatzlayout_20_V1.5-LSLP8"/>
      <text:p text:style-name="U0_20_Überschrift"><text:alphabetical-index-mark-start text:id="IMark140346493695552"/>RscDataBase::AddHrcFile()<text:alphabetical-index-mark-end text:id="IMark140346493695552"/></text:p>
      <text:p text:style-name="GA_20_Grund_20_-_20_Absatzlayout_20_V1.5-LSLP8"/>
      <text:p text:style-name="LI_20_Listing">ULONG RscDataBase::AddHrcFile( const String &amp; rName );</text:p>
      <text:p text:style-name="GA_20_Grund_20_-_20_Absatzlayout_20_V1.5-LSLP8"/>
      <text:p text:style-name="F1_20_Fettschrift_20_einzeilig">Beschreibung</text:p>
      <text:p text:style-name="GA_20_Grund_20_-_20_Absatzlayout_20_V1.5-LSLP8"/>
      <text:p text:style-name="GA_20_Grund_20_-_20_Absatzlayout_20_V1.5-LSLP8">Diese Methode stellt eine Hrc-Datei in die Projektverwaltung.</text:p>
      <text:p text:style-name="GA_20_Grund_20_-_20_Absatzlayout_20_V1.5-LSLP8"/>
      <text:p text:style-name="F1_20_Fettschrift_20_einzeilig">Parameter</text:p>
      <text:p text:style-name="GA_20_Grund_20_-_20_Absatzlayout_20_V1.5-LSLP8"/>
      <text:p text:style-name="FP_20_Funktionsparameter">rName<text:tab/>Dies ist der Name der Datei.</text:p>
      <text:p text:style-name="GA_20_Grund_20_-_20_Absatzlayout_20_V1.5-LSLP8"/>
      <text:p text:style-name="F1_20_Fettschrift_20_einzeilig">Return-Werte</text:p>
      <text:p text:style-name="GA_20_Grund_20_-_20_Absatzlayout_20_V1.5-LSLP8"/>
      <text:p text:style-name="GA_20_Grund_20_-_20_Absatzlayout_20_V1.5-LSLP8">Es wird der Schlüssel der Datei zurückgeliefert.</text:p>
      <text:p text:style-name="GA_20_Grund_20_-_20_Absatzlayout_20_V1.5-LSLP8"/>
      <text:p text:style-name="F1_20_Fettschrift_20_einzeilig">Anmerkungen</text:p>
      <text:p text:style-name="GA_20_Grund_20_-_20_Absatzlayout_20_V1.5-LSLP8"/>
      <text:p text:style-name="GA_20_Grund_20_-_20_Absatzlayout_20_V1.5-LSLP8">Wenn es eine Datei unter diesem Namen gibt, dann wird der Schlüssel dieser Datei zurückgegeben.</text:p>
      <text:p text:style-name="GA_20_Grund_20_-_20_Absatzlayout_20_V1.5-LSLP8"/>
      <text:p text:style-name="F1_20_Fettschrift_20_einzeilig">Querverweise</text:p>
      <text:p text:style-name="GA_20_Grund_20_-_20_Absatzlayout_20_V1.5-LSLP8"/>
      <text:p text:style-name="GA_20_Grund_20_-_20_Absatzlayout_20_V1.5-LSLP8">Klassen: <text:s/>RscFileTab.</text:p>
      <text:p text:style-name="GA_20_Grund_20_-_20_Absatzlayout_20_V1.5-LSLP8"/>
      <text:p text:style-name="P11">─────────────────────────────────────────────────────────</text:p>
      <text:p text:style-name="GA_20_Grund_20_-_20_Absatzlayout_20_V1.5-LSLP8"/>
      <text:p text:style-name="U0_20_Überschrift"><text:alphabetical-index-mark-start text:id="IMark140346493696128"/>RscDataBase::ScanForIncFiles()<text:alphabetical-index-mark-end text:id="IMark140346493696128"/></text:p>
      <text:p text:style-name="GA_20_Grund_20_-_20_Absatzlayout_20_V1.5-LSLP8"/>
      <text:p text:style-name="LI_20_Listing">void RscDataBase::ScanForIncFiles( ULONG lFileKey );</text:p>
      <text:p text:style-name="P11"/>
      <text:p text:style-name="F1_20_Fettschrift_20_einzeilig">Beschreibung</text:p>
      <text:p text:style-name="GA_20_Grund_20_-_20_Absatzlayout_20_V1.5-LSLP8"/>
      <text:p text:style-name="GA_20_Grund_20_-_20_Absatzlayout_20_V1.5-LSLP8">Diese Methode durchsucht die Datei nach Include-Anweisungen. Die Dateien werden in die Abhängigkeitsliste von der Datei mit dem Schlüssel lFileKey eingetragen. Die Dateien werden in die Projektverwaltung gestellt.</text:p>
      <text:p text:style-name="GA_20_Grund_20_-_20_Absatzlayout_20_V1.5-LSLP8"/>
      <text:p text:style-name="F1_20_Fettschrift_20_einzeilig">Anmerkungen</text:p>
      <text:p text:style-name="GA_20_Grund_20_-_20_Absatzlayout_20_V1.5-LSLP8"/>
      <text:p text:style-name="GA_20_Grund_20_-_20_Absatzlayout_20_V1.5-LSLP8">Kann die Datei nicht geöffnet werden dann wird die Abhängigkeitsliste nicht geändert. Preprozessoranweisungen wie #ifdef... werden nicht beachtet. C- und C++-Kommentare werden beachtet.</text:p>
      <text:p text:style-name="GA_20_Grund_20_-_20_Absatzlayout_20_V1.5-LSLP8"/>
      <text:p text:style-name="F1_20_Fettschrift_20_einzeilig">Querverweise</text:p>
      <text:p text:style-name="GA_20_Grund_20_-_20_Absatzlayout_20_V1.5-LSLP8"/>
      <text:p text:style-name="GA_20_Grund_20_-_20_Absatzlayout_20_V1.5-LSLP8">Klassen: <text:s/>RscCompiler.</text:p>
      <text:p text:style-name="GA_20_Grund_20_-_20_Absatzlayout_20_V1.5-LSLP8"><text:soft-page-break/>Methoden: RscCompiler::IncludeParser().</text:p>
      <text:p text:style-name="GA_20_Grund_20_-_20_Absatzlayout_20_V1.5-LSLP8"/>
      <text:p text:style-name="P11">─────────────────────────────────────────────────────────</text:p>
      <text:p text:style-name="GA_20_Grund_20_-_20_Absatzlayout_20_V1.5-LSLP8"/>
      <text:p text:style-name="U0_20_Überschrift"><text:alphabetical-index-mark-start text:id="IMark140346493696128"/>RscDataBase::RemoveFile()<text:alphabetical-index-mark-end text:id="IMark140346493696128"/></text:p>
      <text:p text:style-name="GA_20_Grund_20_-_20_Absatzlayout_20_V1.5-LSLP8"/>
      <text:p text:style-name="LI_20_Listing">void RscDataBase::RemoveFile( ULONG lFileKey );</text:p>
      <text:p text:style-name="GA_20_Grund_20_-_20_Absatzlayout_20_V1.5-LSLP8"/>
      <text:p text:style-name="F1_20_Fettschrift_20_einzeilig">Beschreibung</text:p>
      <text:p text:style-name="GA_20_Grund_20_-_20_Absatzlayout_20_V1.5-LSLP8"/>
      <text:p text:style-name="GA_20_Grund_20_-_20_Absatzlayout_20_V1.5-LSLP8">Die Datei wird aus der Projektverwaltung gelöscht. Alle dieser Datei zugeordneten Makros und Resource-Instanzen werden gelöscht. Alle Verweise auf diese Datei werden gelöscht.</text:p>
      <text:p text:style-name="GA_20_Grund_20_-_20_Absatzlayout_20_V1.5-LSLP8"/>
      <text:p text:style-name="F1_20_Fettschrift_20_einzeilig">Parameter</text:p>
      <text:p text:style-name="GA_20_Grund_20_-_20_Absatzlayout_20_V1.5-LSLP8"/>
      <text:p text:style-name="FP_20_Funktionsparameter">lFileKey<text:tab/>Schlüssel der Datei.</text:p>
      <text:p text:style-name="GA_20_Grund_20_-_20_Absatzlayout_20_V1.5-LSLP8"/>
      <text:p text:style-name="F1_20_Fettschrift_20_einzeilig">Anmerkungen</text:p>
      <text:p text:style-name="GA_20_Grund_20_-_20_Absatzlayout_20_V1.5-LSLP8"/>
      <text:p text:style-name="GA_20_Grund_20_-_20_Absatzlayout_20_V1.5-LSLP8">Diese Datei wird auch aus den Abhängigkeitslisten der anderen Dateien gelöscht. Wenn Abhängigkeiten auf Makros bestehen, dann werden sie durch Zahlen ersetzt.</text:p>
      <text:p text:style-name="GA_20_Grund_20_-_20_Absatzlayout_20_V1.5-LSLP8"/>
      <text:p text:style-name="F1_20_Fettschrift_20_einzeilig">Querverweise</text:p>
      <text:p text:style-name="GA_20_Grund_20_-_20_Absatzlayout_20_V1.5-LSLP8"/>
      <text:p text:style-name="GA_20_Grund_20_-_20_Absatzlayout_20_V1.5-LSLP8">Klassen: <text:s/>RscFile, RscFileTab.</text:p>
      <text:p text:style-name="GA_20_Grund_20_-_20_Absatzlayout_20_V1.5-LSLP8">Methoden: RscTypCont::WriteSrc().</text:p>
      <text:p text:style-name="GA_20_Grund_20_-_20_Absatzlayout_20_V1.5-LSLP8"/>
      <text:p text:style-name="P11">─────────────────────────────────────────────────────────</text:p>
      <text:p text:style-name="GA_20_Grund_20_-_20_Absatzlayout_20_V1.5-LSLP8"/>
      <text:p text:style-name="U0_20_Überschrift"><text:alphabetical-index-mark-start text:id="IMark140346493696128"/>RscDataBase::FindDef()<text:alphabetical-index-mark-end text:id="IMark140346493696128"/></text:p>
      <text:p text:style-name="GA_20_Grund_20_-_20_Absatzlayout_20_V1.5-LSLP8"/>
      <text:p text:style-name="LI_20_Listing">RscDefine * RscDataBase::FindDef( const String &amp; rName );</text:p>
      <text:p text:style-name="GA_20_Grund_20_-_20_Absatzlayout_20_V1.5-LSLP8"/>
      <text:p text:style-name="F1_20_Fettschrift_20_einzeilig">Beschreibung</text:p>
      <text:p text:style-name="GA_20_Grund_20_-_20_Absatzlayout_20_V1.5-LSLP8"/>
      <text:p text:style-name="GA_20_Grund_20_-_20_Absatzlayout_20_V1.5-LSLP8">Mit dieser Methode kann ein Makro über seinen Namen gefunden werden.</text:p>
      <text:p text:style-name="GA_20_Grund_20_-_20_Absatzlayout_20_V1.5-LSLP8"/>
      <text:p text:style-name="F1_20_Fettschrift_20_einzeilig">Parameter</text:p>
      <text:p text:style-name="GA_20_Grund_20_-_20_Absatzlayout_20_V1.5-LSLP8"/>
      <text:p text:style-name="FP_20_Funktionsparameter">rName<text:tab/>ist der Name des Makros.</text:p>
      <text:p text:style-name="GA_20_Grund_20_-_20_Absatzlayout_20_V1.5-LSLP8"/>
      <text:p text:style-name="F1_20_Fettschrift_20_einzeilig">Return-Werte</text:p>
      <text:p text:style-name="GA_20_Grund_20_-_20_Absatzlayout_20_V1.5-LSLP8"/>
      <text:p text:style-name="GA_20_Grund_20_-_20_Absatzlayout_20_V1.5-LSLP8">Es wird ein Zeiger auf das Makro mit Namen rName zurückgegeben.</text:p>
      <text:p text:style-name="FP_20_Funktionsparameter">NULL<text:tab/>Es wurde kein Makro gefunden.</text:p>
      <text:p text:style-name="GA_20_Grund_20_-_20_Absatzlayout_20_V1.5-LSLP8"/>
      <text:p text:style-name="F1_20_Fettschrift_20_einzeilig"><text:soft-page-break/>Querverweise</text:p>
      <text:p text:style-name="GA_20_Grund_20_-_20_Absatzlayout_20_V1.5-LSLP8"/>
      <text:p text:style-name="GA_20_Grund_20_-_20_Absatzlayout_20_V1.5-LSLP8">Klassen: RscFileTab.</text:p>
      <text:p text:style-name="GA_20_Grund_20_-_20_Absatzlayout_20_V1.5-LSLP8"/>
      <text:p text:style-name="P11">─────────────────────────────────────────────────────────</text:p>
      <text:p text:style-name="GA_20_Grund_20_-_20_Absatzlayout_20_V1.5-LSLP8"/>
      <text:p text:style-name="U0_20_Überschrift"><text:alphabetical-index-mark-start text:id="IMark140346493695552"/>RscDataBase::GetFileKey()<text:alphabetical-index-mark-end text:id="IMark140346493695552"/></text:p>
      <text:p text:style-name="GA_20_Grund_20_-_20_Absatzlayout_20_V1.5-LSLP8"/>
      <text:p text:style-name="LI_20_Listing">ULONG RscDataBase::GetFileKey( const String &amp; rFileName );</text:p>
      <text:p text:style-name="GA_20_Grund_20_-_20_Absatzlayout_20_V1.5-LSLP8"/>
      <text:p text:style-name="F1_20_Fettschrift_20_einzeilig">Beschreibung</text:p>
      <text:p text:style-name="GA_20_Grund_20_-_20_Absatzlayout_20_V1.5-LSLP8"/>
      <text:p text:style-name="GA_20_Grund_20_-_20_Absatzlayout_20_V1.5-LSLP8">Diese Methode sucht in der Projektverwaltung nach einem Datei mit Namen "rFileName".</text:p>
      <text:p text:style-name="GA_20_Grund_20_-_20_Absatzlayout_20_V1.5-LSLP8">Wenn eine Datei unter diesem Namen in der Projektverwaltung steht wird der Schlüssel dieser Datei zurückgegeben.</text:p>
      <text:p text:style-name="GA_20_Grund_20_-_20_Absatzlayout_20_V1.5-LSLP8"/>
      <text:p text:style-name="F1_20_Fettschrift_20_einzeilig">Parameter</text:p>
      <text:p text:style-name="GA_20_Grund_20_-_20_Absatzlayout_20_V1.5-LSLP8"/>
      <text:p text:style-name="FP_20_Funktionsparameter">rFileKey<text:tab/>Der Dateiname nach dem gesucht wird.</text:p>
      <text:p text:style-name="GA_20_Grund_20_-_20_Absatzlayout_20_V1.5-LSLP8"/>
      <text:p text:style-name="F1_20_Fettschrift_20_einzeilig">Return-Werte</text:p>
      <text:p text:style-name="GA_20_Grund_20_-_20_Absatzlayout_20_V1.5-LSLP8"/>
      <text:p text:style-name="GA_20_Grund_20_-_20_Absatzlayout_20_V1.5-LSLP8">Es wird die Schlüssel der Datei zurückgeliefert.</text:p>
      <text:p text:style-name="FP_20_Funktionsparameter">NOFILE_INDEX<text:tab/>dieser Wert zeigt an, daß der Dateiname nicht gefunden wurde.</text:p>
      <text:p text:style-name="GA_20_Grund_20_-_20_Absatzlayout_20_V1.5-LSLP8"/>
      <text:p text:style-name="F1_20_Fettschrift_20_einzeilig">Anmerkungen</text:p>
      <text:p text:style-name="GA_20_Grund_20_-_20_Absatzlayout_20_V1.5-LSLP8"/>
      <text:p text:style-name="GA_20_Grund_20_-_20_Absatzlayout_20_V1.5-LSLP8">Groß-und Kleinschreibung wird bei der Suche beachtet.</text:p>
      <text:p text:style-name="GA_20_Grund_20_-_20_Absatzlayout_20_V1.5-LSLP8"/>
      <text:p text:style-name="F1_20_Fettschrift_20_einzeilig">Querverweise</text:p>
      <text:p text:style-name="GA_20_Grund_20_-_20_Absatzlayout_20_V1.5-LSLP8"/>
      <text:p text:style-name="GA_20_Grund_20_-_20_Absatzlayout_20_V1.5-LSLP8">Klassen: RscFileTab.</text:p>
      <text:p text:style-name="GA_20_Grund_20_-_20_Absatzlayout_20_V1.5-LSLP8"/>
      <text:p text:style-name="P11">─────────────────────────────────────────────────────────</text:p>
      <text:p text:style-name="GA_20_Grund_20_-_20_Absatzlayout_20_V1.5-LSLP8"/>
      <text:p text:style-name="P9"><text:toc-mark-start text:id="IMark140346493695552" text:outline-level="1"/><text:alphabetical-index-mark-start text:id="IMark140346493695264"/>RscHrc<text:alphabetical-index-mark-end text:id="IMark140346493695264"/><text:toc-mark-end text:id="IMark140346493695552"/></text:p>
      <text:p text:style-name="GA_20_Grund_20_-_20_Absatzlayout_20_V1.5-LSLP8"/>
      <text:p text:style-name="LI_20_Listing">class RscHrc {</text:p>
      <text:p text:style-name="LI_20_Listing">protected:</text:p>
      <text:p text:style-name="LI_20_Listing"><text:s text:c="4"/>ULONG lFileKey;//Schluessel der Datei</text:p>
      <text:p text:style-name="LI_20_Listing">public:</text:p>
      <text:p text:style-name="LI_20_Listing"><text:s text:c="19"/>RscHrc( RscDataBase *, ULONG lKey );</text:p>
      <text:p text:style-name="LI_20_Listing"><text:s text:c="19"/>~RscHrc();</text:p>
      <text:p text:style-name="LI_20_Listing"><text:s text:c="4"/>ERRTYPE <text:s text:c="7"/>ReadFile();</text:p>
      <text:p text:style-name="LI_20_Listing"><text:s text:c="4"/>ULONG <text:s text:c="9"/>GetFileKey();</text:p>
      <text:p text:style-name="LI_20_Listing"><text:s text:c="4"/>void <text:s text:c="10"/>SetDirty();</text:p>
      <text:p text:style-name="LI_20_Listing"><text:s text:c="4"/>BOOL <text:s text:c="10"/>IsDirty();</text:p>
      <text:p text:style-name="LI_20_Listing"><text:s text:c="4"/>void <text:s text:c="10"/>SetPathName( const String &amp; );</text:p>
      <text:p text:style-name="LI_20_Listing"><text:s text:c="4"/>String <text:s text:c="8"/>GetPathName();</text:p>
      <text:p text:style-name="LI_20_Listing"><text:s text:c="4"/>void <text:s text:c="10"/>SetFileName( const String &amp; );</text:p>
      <text:p text:style-name="LI_20_Listing"><text:s text:c="4"/>String <text:s text:c="8"/>GetPathName();</text:p>
      <text:p text:style-name="LI_20_Listing"><text:s text:c="4"/>void <text:s text:c="10"/>InsertDepend( ULONG lKey, ULONG lPos );</text:p>
      <text:p text:style-name="LI_20_Listing"><text:s text:c="4"/>RscDefineList * GetDefineList();</text:p>
      <text:p text:style-name="LI_20_Listing"><text:s text:c="4"/>RscDefine * <text:s text:c="3"/>FindDef( const String &amp; );</text:p>
      <text:p text:style-name="LI_20_Listing"><text:s text:c="4"/>ERRTYPE <text:s text:c="7"/>NewDef( const String &amp; rName,</text:p>
      <text:p text:style-name="LI_20_Listing"><text:s text:c="27"/>long lValue, ULONG lPos );</text:p>
      <text:p text:style-name="LI_20_Listing"><text:s text:c="4"/>ERRTYPE <text:s text:c="7"/>NewDef( const String &amp; rName,</text:p>
      <text:p text:style-name="LI_20_Listing"><text:s text:c="27"/>const String &amp; rMacro,</text:p>
      <text:p text:style-name="LI_20_Listing"><text:s text:c="27"/>ULONG lPos );</text:p>
      <text:p text:style-name="LI_20_Listing"><text:s text:c="4"/>ERRTYPE <text:s text:c="7"/>ChangeDef( const String &amp; rName,</text:p>
      <text:p text:style-name="LI_20_Listing"><text:s text:c="30"/>long lValue );</text:p>
      <text:p text:style-name="LI_20_Listing"><text:s text:c="4"/>ERRTYPE <text:s text:c="7"/>ChangeDef( const String &amp; rName,</text:p>
      <text:p text:style-name="LI_20_Listing"><text:s text:c="30"/>const String &amp; rMacro );</text:p>
      <text:p text:style-name="LI_20_Listing"><text:s text:c="4"/>BOOL <text:s text:c="10"/>IsDefUsed( const String &amp; rName );</text:p>
      <text:p text:style-name="LI_20_Listing"><text:s text:c="4"/>void <text:s text:c="10"/>DeleteDef( const String &amp; rName );</text:p>
      <text:p text:style-name="LI_20_Listing"><text:s text:c="4"/>ERRTYPE <text:s text:c="7"/>ChangeDefName( const String &amp; rName,</text:p>
      <text:p text:style-name="LI_20_Listing"><text:s text:c="32"/>const String &amp; rNewName );</text:p>
      <text:p text:style-name="LI_20_Listing"/>
      <text:p text:style-name="LI_20_Listing"><text:s text:c="4"/>RscFile * <text:s text:c="5"/>GetFileStruct();</text:p>
      <text:p text:style-name="LI_20_Listing"><text:s text:c="4"/>RscDependList * GetDependList();</text:p>
      <text:p text:style-name="LI_20_Listing"><text:s text:c="4"/>ERRTYPE <text:s text:c="7"/>WriteFile();</text:p>
      <text:p text:style-name="LI_20_Listing">};</text:p>
      <text:p text:style-name="GA_20_Grund_20_-_20_Absatzlayout_20_V1.5-LSLP8"/>
      <text:p text:style-name="F1_20_Fettschrift_20_einzeilig">Beschreibung</text:p>
      <text:p text:style-name="GA_20_Grund_20_-_20_Absatzlayout_20_V1.5-LSLP8">Diese Klasse enthält nur eine Referenz auf eine andere Klasse. Alle Operation werden also auf der referenzierten Klasse durchgeführt. Diese Klasse ist nur eine Schnittstelle. Diese Klasse stellt eine Sicht auf eine hrc-Datei dar.</text:p>
      <text:p text:style-name="GA_20_Grund_20_-_20_Absatzlayout_20_V1.5-LSLP8"/>
      <text:p text:style-name="GA_20_Grund_20_-_20_Absatzlayout_20_V1.5-LSLP8">Diese Klasse löst folgende Aufgaben:</text:p>
      <text:p text:style-name="GA_20_Grund_20_-_20_Absatzlayout_20_V1.5-LSLP8"><text:tab/>1. Das Verwalten der Abhängigkeitsliste einer Datei.</text:p>
      <text:p text:style-name="GA_20_Grund_20_-_20_Absatzlayout_20_V1.5-LSLP8"><text:tab/>2. Das Verwalten der Makros in dieser Datei.</text:p>
      <text:p text:style-name="GA_20_Grund_20_-_20_Absatzlayout_20_V1.5-LSLP8"><text:tab/>3. Das Schreiben von ".hrc"-Dateien.</text:p>
      <text:p text:style-name="GA_20_Grund_20_-_20_Absatzlayout_20_V1.5-LSLP8"/>
      <text:p text:style-name="F1_20_Fettschrift_20_einzeilig">Querverweise</text:p>
      <text:p text:style-name="GA_20_Grund_20_-_20_Absatzlayout_20_V1.5-LSLP8"/>
      <text:p text:style-name="GA_20_Grund_20_-_20_Absatzlayout_20_V1.5-LSLP8"><text:soft-page-break/>Klassen: <text:s/>RscTypCont, RscDependList, RscDefList, RscError, RscId.</text:p>
      <text:p text:style-name="GA_20_Grund_20_-_20_Absatzlayout_20_V1.5-LSLP8"/>
      <text:p text:style-name="P9"><text:alphabetical-index-mark-start text:id="IMark140346493695552"/>RscHrc::RscHrc()<text:alphabetical-index-mark-end text:id="IMark140346493695552"/></text:p>
      <text:p text:style-name="GA_20_Grund_20_-_20_Absatzlayout_20_V1.5-LSLP8"/>
      <text:p text:style-name="LI_20_Listing">RscHrc::RscHrc( RscDataBase * pDataBase, ULONG lKey );</text:p>
      <text:p text:style-name="GA_20_Grund_20_-_20_Absatzlayout_20_V1.5-LSLP8"/>
      <text:p text:style-name="F1_20_Fettschrift_20_einzeilig">Beschreibung</text:p>
      <text:p text:style-name="GA_20_Grund_20_-_20_Absatzlayout_20_V1.5-LSLP8"/>
      <text:p text:style-name="GA_20_Grund_20_-_20_Absatzlayout_20_V1.5-LSLP8">Diese Methode erzeugt eine Instanz der Klasse RscHrc. Der Scope von dieser Instanz muß innerhalb des Scopes von pDataBase liegen.</text:p>
      <text:p text:style-name="GA_20_Grund_20_-_20_Absatzlayout_20_V1.5-LSLP8"/>
      <text:p text:style-name="F1_20_Fettschrift_20_einzeilig">Parameter</text:p>
      <text:p text:style-name="GA_20_Grund_20_-_20_Absatzlayout_20_V1.5-LSLP8"/>
      <text:p text:style-name="FP_20_Funktionsparameter">pDataBase<text:tab/>Ein Zeiger auf eine Datenbasis.</text:p>
      <text:p text:style-name="FP_20_Funktionsparameter">lKey<text:tab/>Ist der Schlüssel einer Datei.</text:p>
      <text:p text:style-name="GA_20_Grund_20_-_20_Absatzlayout_20_V1.5-LSLP8"/>
      <text:p text:style-name="F1_20_Fettschrift_20_einzeilig">Querverweise</text:p>
      <text:p text:style-name="GA_20_Grund_20_-_20_Absatzlayout_20_V1.5-LSLP8"/>
      <text:p text:style-name="GA_20_Grund_20_-_20_Absatzlayout_20_V1.5-LSLP8">Klassen RscError, RscSrc, RscFileTab.</text:p>
      <text:p text:style-name="GA_20_Grund_20_-_20_Absatzlayout_20_V1.5-LSLP8"/>
      <text:p text:style-name="F1_20_Fettschrift_20_einzeilig">Beispiel</text:p>
      <text:p text:style-name="GA_20_Grund_20_-_20_Absatzlayout_20_V1.5-LSLP8"/>
      <text:p text:style-name="LI_20_Listing">.....</text:p>
      <text:p text:style-name="LI_20_Listing">/* aSrc ist ein bestehende Instanz der Klasse RscSrc */</text:p>
      <text:p text:style-name="LI_20_Listing">//Abhaengigkeitsliste holen</text:p>
      <text:p text:style-name="LI_20_Listing">RscDependList * pDepLst = aSrc.GetDependList();</text:p>
      <text:p text:style-name="LI_20_Listing">//Erstes Element holen</text:p>
      <text:p text:style-name="LI_20_Listing">RscDepend * pDep = pDepList-&gt;First();</text:p>
      <text:p text:style-name="LI_20_Listing">//Hrc-Instanz erzeugen, aHrc ist die Repraesentation der</text:p>
      <text:p text:style-name="LI_20_Listing">//ersten Datei in der Abhaengigkeitsliste</text:p>
      <text:p text:style-name="LI_20_Listing">RscHrc<text:tab/>aHrc( pDataBase, pDep-&gt;GetFilekey() );</text:p>
      <text:p text:style-name="LI_20_Listing">.....</text:p>
      <text:p text:style-name="GA_20_Grund_20_-_20_Absatzlayout_20_V1.5-LSLP8"/>
      <text:p text:style-name="P11">─────────────────────────────────────────────────────────</text:p>
      <text:p text:style-name="U0_20_Überschrift"><text:alphabetical-index-mark-start text:id="IMark140346493695552"/>RscHrc::~RscHrc()<text:alphabetical-index-mark-end text:id="IMark140346493695552"/></text:p>
      <text:p text:style-name="GA_20_Grund_20_-_20_Absatzlayout_20_V1.5-LSLP8"/>
      <text:p text:style-name="LI_20_Listing">RscHrc::~RscHrc();</text:p>
      <text:p text:style-name="GA_20_Grund_20_-_20_Absatzlayout_20_V1.5-LSLP8"/>
      <text:p text:style-name="F1_20_Fettschrift_20_einzeilig">Beschreibung</text:p>
      <text:p text:style-name="GA_20_Grund_20_-_20_Absatzlayout_20_V1.5-LSLP8"/>
      <text:p text:style-name="GA_20_Grund_20_-_20_Absatzlayout_20_V1.5-LSLP8">Der Destruktor hat keine Funktion.</text:p>
      <text:p text:style-name="GA_20_Grund_20_-_20_Absatzlayout_20_V1.5-LSLP8"/>
      <text:p text:style-name="P11">─────────────────────────────────────────────────────────</text:p>
      <text:p text:style-name="GA_20_Grund_20_-_20_Absatzlayout_20_V1.5-LSLP8"/>
      <text:p text:style-name="P12"><text:alphabetical-index-mark-start text:id="IMark140346493695552"/>RscHrc::ReadFile()<text:alphabetical-index-mark-end text:id="IMark140346493695552"/></text:p>
      <text:p text:style-name="GA_20_Grund_20_-_20_Absatzlayout_20_V1.5-LSLP8"/>
      <text:p text:style-name="LI_20_Listing">ERRTYPE RscHrc::ReadFile();</text:p>
      <text:p text:style-name="GA_20_Grund_20_-_20_Absatzlayout_20_V1.5-LSLP8"/>
      <text:p text:style-name="F1_20_Fettschrift_20_einzeilig"><text:soft-page-break/>Beschreibung</text:p>
      <text:p text:style-name="GA_20_Grund_20_-_20_Absatzlayout_20_V1.5-LSLP8"/>
      <text:p text:style-name="GA_20_Grund_20_-_20_Absatzlayout_20_V1.5-LSLP8">Es wird eine Datei eingelesen. Es wird in der Abhängigkeitsliste überprüft ob alle Dateien geladen sind, sind sie nicht geladen, werden sie zuerst eingelesen. Tritt ein fehler auf, wurde die Fehlerhafte Datei nicht eingelesen. Der Fehler innerhalb der Datei muß mit einem Editor verbessert werden (siehe Rsc-Compiler Benutzerhandbuch).</text:p>
      <text:p text:style-name="GA_20_Grund_20_-_20_Absatzlayout_20_V1.5-LSLP8"/>
      <text:p text:style-name="F1_20_Fettschrift_20_einzeilig">Return-Werte</text:p>
      <text:p text:style-name="GA_20_Grund_20_-_20_Absatzlayout_20_V1.5-LSLP8"/>
      <text:p text:style-name="FP_20_Funktionsparameter">ERRTYPE.IsOk()<text:tab/>Es ist kein Fehler aufgetreten.</text:p>
      <text:p text:style-name="FP_20_Funktionsparameter">ERR_OPENFILE<text:tab/>Die Datei konnte nicht göffnet werden.</text:p>
      <text:p text:style-name="FP_20_Funktionsparameter">anderer Wert<text:tab/>Siehe Klasse RscError.</text:p>
      <text:p text:style-name="GA_20_Grund_20_-_20_Absatzlayout_20_V1.5-LSLP8"/>
      <text:p text:style-name="F1_20_Fettschrift_20_einzeilig">Anmerkungen</text:p>
      <text:p text:style-name="GA_20_Grund_20_-_20_Absatzlayout_20_V1.5-LSLP8"/>
      <text:p text:style-name="GA_20_Grund_20_-_20_Absatzlayout_20_V1.5-LSLP8">Es sollte sichergestellt sein, daß die Datei mit dem Rsc-Compiler ohne Preprozessor übersetzt werden kann. Es können aber trotzdem Fehler auftreten wie zum Beispiel Identifierkonflikte mit vorher eingelesener Datei, oder die Include-Dateien wurden vorher nicht eingelesen (#define kann nicht aufgelöst werden).</text:p>
      <text:p text:style-name="GA_20_Grund_20_-_20_Absatzlayout_20_V1.5-LSLP8"/>
      <text:p text:style-name="F1_20_Fettschrift_20_einzeilig">Querverweise</text:p>
      <text:p text:style-name="GA_20_Grund_20_-_20_Absatzlayout_20_V1.5-LSLP8"/>
      <text:p text:style-name="GA_20_Grund_20_-_20_Absatzlayout_20_V1.5-LSLP8">Klassen: RscError, RscCompiler.</text:p>
      <text:p text:style-name="GA_20_Grund_20_-_20_Absatzlayout_20_V1.5-LSLP8"/>
      <text:p text:style-name="P11">─────────────────────────────────────────────────────────</text:p>
      <text:p text:style-name="GA_20_Grund_20_-_20_Absatzlayout_20_V1.5-LSLP8"/>
      <text:p text:style-name="U0_20_Überschrift"><text:alphabetical-index-mark-start text:id="IMark140346493695552"/>RscHrc::GetFileKey()<text:alphabetical-index-mark-end text:id="IMark140346493695552"/></text:p>
      <text:p text:style-name="GA_20_Grund_20_-_20_Absatzlayout_20_V1.5-LSLP8"/>
      <text:p text:style-name="LI_20_Listing">ULONG RscHrc::GetFileKey();</text:p>
      <text:p text:style-name="GA_20_Grund_20_-_20_Absatzlayout_20_V1.5-LSLP8"/>
      <text:p text:style-name="F1_20_Fettschrift_20_einzeilig">Return-Werte</text:p>
      <text:p text:style-name="GA_20_Grund_20_-_20_Absatzlayout_20_V1.5-LSLP8"/>
      <text:p text:style-name="GA_20_Grund_20_-_20_Absatzlayout_20_V1.5-LSLP8">Liefert den Schlüssel der Datei zurück.</text:p>
      <text:p text:style-name="GA_20_Grund_20_-_20_Absatzlayout_20_V1.5-LSLP8"/>
      <text:p text:style-name="P11">─────────────────────────────────────────────────────────</text:p>
      <text:p text:style-name="GA_20_Grund_20_-_20_Absatzlayout_20_V1.5-LSLP8"/>
      <text:p text:style-name="U0_20_Überschrift"><text:alphabetical-index-mark-start text:id="IMark140346493695552"/>RscHrc::SetDirty()<text:alphabetical-index-mark-end text:id="IMark140346493695552"/></text:p>
      <text:p text:style-name="GA_20_Grund_20_-_20_Absatzlayout_20_V1.5-LSLP8"/>
      <text:p text:style-name="LI_20_Listing">void RscHrc::SetDirty( BOOL bSet );</text:p>
      <text:p text:style-name="GA_20_Grund_20_-_20_Absatzlayout_20_V1.5-LSLP8"/>
      <text:p text:style-name="F1_20_Fettschrift_20_einzeilig">Beschreibung</text:p>
      <text:p text:style-name="GA_20_Grund_20_-_20_Absatzlayout_20_V1.5-LSLP8"/>
      <text:p text:style-name="GA_20_Grund_20_-_20_Absatzlayout_20_V1.5-LSLP8">Es wird das Attribut Dirty gesetzt. Das Attribut Dirty bewirkt nichts.</text:p>
      <text:p text:style-name="GA_20_Grund_20_-_20_Absatzlayout_20_V1.5-LSLP8"/>
      <text:p text:style-name="F1_20_Fettschrift_20_einzeilig">Parameter</text:p>
      <text:p text:style-name="GA_20_Grund_20_-_20_Absatzlayout_20_V1.5-LSLP8"/>
      <text:p text:style-name="FP_20_Funktionsparameter"><text:soft-page-break/>bSet<text:tab/>Ist der Wert auf den das Attribut gesetzt werden soll.</text:p>
      <text:p text:style-name="GA_20_Grund_20_-_20_Absatzlayout_20_V1.5-LSLP8"/>
      <text:p text:style-name="F1_20_Fettschrift_20_einzeilig">Querverweise</text:p>
      <text:p text:style-name="GA_20_Grund_20_-_20_Absatzlayout_20_V1.5-LSLP8"/>
      <text:p text:style-name="GA_20_Grund_20_-_20_Absatzlayout_20_V1.5-LSLP8">Methoden: IsDirty().</text:p>
      <text:p text:style-name="GA_20_Grund_20_-_20_Absatzlayout_20_V1.5-LSLP8"/>
      <text:p text:style-name="P11">─────────────────────────────────────────────────────────</text:p>
      <text:p text:style-name="GA_20_Grund_20_-_20_Absatzlayout_20_V1.5-LSLP8"/>
      <text:p text:style-name="U0_20_Überschrift"><text:alphabetical-index-mark-start text:id="IMark140346493695552"/>RscHrc::IsDirty()<text:alphabetical-index-mark-end text:id="IMark140346493695552"/></text:p>
      <text:p text:style-name="GA_20_Grund_20_-_20_Absatzlayout_20_V1.5-LSLP8"/>
      <text:p text:style-name="LI_20_Listing">BOOL RscHrc::IsDirty();</text:p>
      <text:p text:style-name="GA_20_Grund_20_-_20_Absatzlayout_20_V1.5-LSLP8"/>
      <text:p text:style-name="F1_20_Fettschrift_20_einzeilig">Beschreibung</text:p>
      <text:p text:style-name="GA_20_Grund_20_-_20_Absatzlayout_20_V1.5-LSLP8"/>
      <text:p text:style-name="GA_20_Grund_20_-_20_Absatzlayout_20_V1.5-LSLP8">Gibt an ob das Attribut Dirty gesetzt ist.</text:p>
      <text:p text:style-name="GA_20_Grund_20_-_20_Absatzlayout_20_V1.5-LSLP8"/>
      <text:p text:style-name="F1_20_Fettschrift_20_einzeilig">Return-Werte</text:p>
      <text:p text:style-name="GA_20_Grund_20_-_20_Absatzlayout_20_V1.5-LSLP8"/>
      <text:p text:style-name="FP_20_Funktionsparameter">TRUE<text:tab/>Dirty ist gesetzt.</text:p>
      <text:p text:style-name="FP_20_Funktionsparameter">FALSE<text:tab/>Dirty ist nicht gesetzt.</text:p>
      <text:p text:style-name="GA_20_Grund_20_-_20_Absatzlayout_20_V1.5-LSLP8"/>
      <text:p text:style-name="P11">─────────────────────────────────────────────────────────</text:p>
      <text:p text:style-name="U0_20_Überschrift"><text:alphabetical-index-mark-start text:id="IMark140346493696128"/>RscHrc::SetPathName()<text:alphabetical-index-mark-end text:id="IMark140346493696128"/></text:p>
      <text:p text:style-name="GA_20_Grund_20_-_20_Absatzlayout_20_V1.5-LSLP8"/>
      <text:p text:style-name="LI_20_Listing">void RscHrc::SetPathName( const String &amp; rPath );</text:p>
      <text:p text:style-name="GA_20_Grund_20_-_20_Absatzlayout_20_V1.5-LSLP8"/>
      <text:p text:style-name="F1_20_Fettschrift_20_einzeilig">Beschreibung</text:p>
      <text:p text:style-name="GA_20_Grund_20_-_20_Absatzlayout_20_V1.5-LSLP8"/>
      <text:p text:style-name="GA_20_Grund_20_-_20_Absatzlayout_20_V1.5-LSLP8">Der Pfadname der Datei, die durch diese Instanz repräsentiert wird, wird geändert. Der Pfadname ist der Name, unter dem die Datei gespeichert wird.</text:p>
      <text:p text:style-name="GA_20_Grund_20_-_20_Absatzlayout_20_V1.5-LSLP8"/>
      <text:p text:style-name="F1_20_Fettschrift_20_einzeilig">Parameter</text:p>
      <text:p text:style-name="GA_20_Grund_20_-_20_Absatzlayout_20_V1.5-LSLP8"/>
      <text:p text:style-name="FP_20_Funktionsparameter">rPath<text:tab/>Der Pfadname der Datei.</text:p>
      <text:p text:style-name="GA_20_Grund_20_-_20_Absatzlayout_20_V1.5-LSLP8"/>
      <text:p text:style-name="F1_20_Fettschrift_20_einzeilig">Querverweise</text:p>
      <text:p text:style-name="GA_20_Grund_20_-_20_Absatzlayout_20_V1.5-LSLP8"/>
      <text:p text:style-name="GA_20_Grund_20_-_20_Absatzlayout_20_V1.5-LSLP8">Klassen: <text:s/>RscFile.</text:p>
      <text:p text:style-name="GA_20_Grund_20_-_20_Absatzlayout_20_V1.5-LSLP8">Methoden: GetPathname(), SetFileName(), GetFileName()</text:p>
      <text:p text:style-name="GA_20_Grund_20_-_20_Absatzlayout_20_V1.5-LSLP8"/>
      <text:p text:style-name="P11">─────────────────────────────────────────────────────────</text:p>
      <text:p text:style-name="GA_20_Grund_20_-_20_Absatzlayout_20_V1.5-LSLP8"/>
      <text:p text:style-name="U0_20_Überschrift"><text:alphabetical-index-mark-start text:id="IMark140346493696128"/>RscHrc::GetPathName()<text:alphabetical-index-mark-end text:id="IMark140346493696128"/></text:p>
      <text:p text:style-name="GA_20_Grund_20_-_20_Absatzlayout_20_V1.5-LSLP8"/>
      <text:p text:style-name="LI_20_Listing">String RscHrc::GetPathName();</text:p>
      <text:p text:style-name="GA_20_Grund_20_-_20_Absatzlayout_20_V1.5-LSLP8"><text:soft-page-break/></text:p>
      <text:p text:style-name="F1_20_Fettschrift_20_einzeilig">Return-Werte</text:p>
      <text:p text:style-name="GA_20_Grund_20_-_20_Absatzlayout_20_V1.5-LSLP8"/>
      <text:p text:style-name="GA_20_Grund_20_-_20_Absatzlayout_20_V1.5-LSLP8">Der Pfadname der Datei wird zurückgeliefert.</text:p>
      <text:p text:style-name="GA_20_Grund_20_-_20_Absatzlayout_20_V1.5-LSLP8"/>
      <text:p text:style-name="F1_20_Fettschrift_20_einzeilig">Querverweise</text:p>
      <text:p text:style-name="GA_20_Grund_20_-_20_Absatzlayout_20_V1.5-LSLP8"/>
      <text:p text:style-name="GA_20_Grund_20_-_20_Absatzlayout_20_V1.5-LSLP8">Klassen: <text:s/>RscFile.</text:p>
      <text:p text:style-name="GA_20_Grund_20_-_20_Absatzlayout_20_V1.5-LSLP8">Methoden: SetPathName(), SetFileName(), GetFileName().</text:p>
      <text:p text:style-name="GA_20_Grund_20_-_20_Absatzlayout_20_V1.5-LSLP8"/>
      <text:p text:style-name="P11">─────────────────────────────────────────────────────────</text:p>
      <text:p text:style-name="GA_20_Grund_20_-_20_Absatzlayout_20_V1.5-LSLP8"/>
      <text:p text:style-name="U0_20_Überschrift"><text:alphabetical-index-mark-start text:id="IMark140346493696128"/>RscHrc::SetFileName()<text:alphabetical-index-mark-end text:id="IMark140346493696128"/></text:p>
      <text:p text:style-name="GA_20_Grund_20_-_20_Absatzlayout_20_V1.5-LSLP8"/>
      <text:p text:style-name="LI_20_Listing">void RscHrc::SetFileName( const String &amp; rPath );</text:p>
      <text:p text:style-name="GA_20_Grund_20_-_20_Absatzlayout_20_V1.5-LSLP8"/>
      <text:p text:style-name="F1_20_Fettschrift_20_einzeilig">Beschreibung</text:p>
      <text:p text:style-name="GA_20_Grund_20_-_20_Absatzlayout_20_V1.5-LSLP8"/>
      <text:p text:style-name="GA_20_Grund_20_-_20_Absatzlayout_20_V1.5-LSLP8">Der Name der Datei, die durch diese Instanz repräsentiert wird, wird geändert. Unter diesem Namen wird die Datei zum Beispiel in den "#include &lt;Name&gt;" Anweisungen verwendet.</text:p>
      <text:p text:style-name="GA_20_Grund_20_-_20_Absatzlayout_20_V1.5-LSLP8"/>
      <text:p text:style-name="F1_20_Fettschrift_20_einzeilig">Parameter</text:p>
      <text:p text:style-name="GA_20_Grund_20_-_20_Absatzlayout_20_V1.5-LSLP8"/>
      <text:p text:style-name="FP_20_Funktionsparameter">rPath<text:tab/>Der Name der Datei.</text:p>
      <text:p text:style-name="GA_20_Grund_20_-_20_Absatzlayout_20_V1.5-LSLP8"/>
      <text:p text:style-name="F1_20_Fettschrift_20_einzeilig">Querverweise</text:p>
      <text:p text:style-name="GA_20_Grund_20_-_20_Absatzlayout_20_V1.5-LSLP8"/>
      <text:p text:style-name="GA_20_Grund_20_-_20_Absatzlayout_20_V1.5-LSLP8">Klassen: <text:s/>RscFile.</text:p>
      <text:p text:style-name="GA_20_Grund_20_-_20_Absatzlayout_20_V1.5-LSLP8">Methoden: SetPathName(), GetPathname(), GetFileName()</text:p>
      <text:p text:style-name="GA_20_Grund_20_-_20_Absatzlayout_20_V1.5-LSLP8"/>
      <text:p text:style-name="P11">─────────────────────────────────────────────────────────</text:p>
      <text:p text:style-name="GA_20_Grund_20_-_20_Absatzlayout_20_V1.5-LSLP8"/>
      <text:p text:style-name="U0_20_Überschrift"><text:alphabetical-index-mark-start text:id="IMark140346493696128"/>RscHrc::GetFileName()<text:alphabetical-index-mark-end text:id="IMark140346493696128"/></text:p>
      <text:p text:style-name="GA_20_Grund_20_-_20_Absatzlayout_20_V1.5-LSLP8"/>
      <text:p text:style-name="LI_20_Listing">String RscHrc::GetFileName();</text:p>
      <text:p text:style-name="GA_20_Grund_20_-_20_Absatzlayout_20_V1.5-LSLP8"/>
      <text:p text:style-name="F1_20_Fettschrift_20_einzeilig">Return-Werte</text:p>
      <text:p text:style-name="GA_20_Grund_20_-_20_Absatzlayout_20_V1.5-LSLP8"/>
      <text:p text:style-name="GA_20_Grund_20_-_20_Absatzlayout_20_V1.5-LSLP8">Der Name der Datei wird zurückgeliefert.</text:p>
      <text:p text:style-name="GA_20_Grund_20_-_20_Absatzlayout_20_V1.5-LSLP8"/>
      <text:p text:style-name="F1_20_Fettschrift_20_einzeilig">Querverweise</text:p>
      <text:p text:style-name="GA_20_Grund_20_-_20_Absatzlayout_20_V1.5-LSLP8"/>
      <text:p text:style-name="GA_20_Grund_20_-_20_Absatzlayout_20_V1.5-LSLP8">Klassen: <text:s/>RscFile.</text:p>
      <text:p text:style-name="GA_20_Grund_20_-_20_Absatzlayout_20_V1.5-LSLP8">Methoden: SetPathName(), GetPathName(), SetFileName().</text:p>
      <text:p text:style-name="GA_20_Grund_20_-_20_Absatzlayout_20_V1.5-LSLP8"/>
      <text:p text:style-name="P11">────────────────────────────────────────────────<text:soft-page-break/>─────────</text:p>
      <text:p text:style-name="GA_20_Grund_20_-_20_Absatzlayout_20_V1.5-LSLP8"/>
      <text:p text:style-name="GA_20_Grund_20_-_20_Absatzlayout_20_V1.5-LSLP8"/>
      <text:p text:style-name="U0_20_Überschrift"><text:alphabetical-index-mark-start text:id="IMark140346493696128"/>RscHrc::InsertDepend()<text:alphabetical-index-mark-end text:id="IMark140346493696128"/></text:p>
      <text:p text:style-name="GA_20_Grund_20_-_20_Absatzlayout_20_V1.5-LSLP8"/>
      <text:p text:style-name="LI_20_Listing">void RscHrc::InsertDepend( ULONG lFileKey, ULONG lPos );</text:p>
      <text:p text:style-name="GA_20_Grund_20_-_20_Absatzlayout_20_V1.5-LSLP8"/>
      <text:p text:style-name="F1_20_Fettschrift_20_einzeilig">Beschreibung</text:p>
      <text:p text:style-name="GA_20_Grund_20_-_20_Absatzlayout_20_V1.5-LSLP8"/>
      <text:p text:style-name="GA_20_Grund_20_-_20_Absatzlayout_20_V1.5-LSLP8">Eine neue Include-Datei wird in die Abhängigkeitsliste eingefügt.</text:p>
      <text:p text:style-name="GA_20_Grund_20_-_20_Absatzlayout_20_V1.5-LSLP8"/>
      <text:p text:style-name="F1_20_Fettschrift_20_einzeilig">Parameter</text:p>
      <text:p text:style-name="GA_20_Grund_20_-_20_Absatzlayout_20_V1.5-LSLP8"/>
      <text:p text:style-name="FP_20_Funktionsparameter">lFileKey<text:tab/>Dies ist der Schlüssel der Include-Datei.</text:p>
      <text:p text:style-name="FP_20_Funktionsparameter">lPos<text:tab/>An dieser Position wird der Schlüssel in die Abhängigkeitsliste eingefügt.</text:p>
      <text:p text:style-name="GA_20_Grund_20_-_20_Absatzlayout_20_V1.5-LSLP8"/>
      <text:p text:style-name="F1_20_Fettschrift_20_einzeilig">Return-Werte</text:p>
      <text:p text:style-name="GA_20_Grund_20_-_20_Absatzlayout_20_V1.5-LSLP8"/>
      <text:p text:style-name="GA_20_Grund_20_-_20_Absatzlayout_20_V1.5-LSLP8">Es wird der Schlüssel der Datei zurückgeliefert.</text:p>
      <text:p text:style-name="GA_20_Grund_20_-_20_Absatzlayout_20_V1.5-LSLP8"/>
      <text:p text:style-name="F1_20_Fettschrift_20_einzeilig">Anmerkungen</text:p>
      <text:p text:style-name="GA_20_Grund_20_-_20_Absatzlayout_20_V1.5-LSLP8"/>
      <text:p text:style-name="GA_20_Grund_20_-_20_Absatzlayout_20_V1.5-LSLP8">Wenn eine Include-Datei unter diesem Schlüssel schon in der Abhängigkeitsliste steht, wird er nicht noch einmal eingetragen.</text:p>
      <text:p text:style-name="GA_20_Grund_20_-_20_Absatzlayout_20_V1.5-LSLP8"/>
      <text:p text:style-name="F1_20_Fettschrift_20_einzeilig">Querverweise</text:p>
      <text:p text:style-name="GA_20_Grund_20_-_20_Absatzlayout_20_V1.5-LSLP8"/>
      <text:p text:style-name="GA_20_Grund_20_-_20_Absatzlayout_20_V1.5-LSLP8">Klassen: <text:s/>RscFile.</text:p>
      <text:p text:style-name="GA_20_Grund_20_-_20_Absatzlayout_20_V1.5-LSLP8">Methoden: FillIncList().</text:p>
      <text:p text:style-name="GA_20_Grund_20_-_20_Absatzlayout_20_V1.5-LSLP8"/>
      <text:p text:style-name="P11">─────────────────────────────────────────────────────────</text:p>
      <text:p text:style-name="GA_20_Grund_20_-_20_Absatzlayout_20_V1.5-LSLP8"/>
      <text:p text:style-name="U0_20_Überschrift"><text:alphabetical-index-mark-start text:id="IMark140346493696128"/>RscHrc::GetDefineList()<text:alphabetical-index-mark-end text:id="IMark140346493696128"/></text:p>
      <text:p text:style-name="GA_20_Grund_20_-_20_Absatzlayout_20_V1.5-LSLP8"/>
      <text:p text:style-name="LI_20_Listing">RscDefineList * RscHrc::GetDefineList();</text:p>
      <text:p text:style-name="GA_20_Grund_20_-_20_Absatzlayout_20_V1.5-LSLP8"/>
      <text:p text:style-name="F1_20_Fettschrift_20_einzeilig">Beschreibung</text:p>
      <text:p text:style-name="GA_20_Grund_20_-_20_Absatzlayout_20_V1.5-LSLP8"/>
      <text:p text:style-name="GA_20_Grund_20_-_20_Absatzlayout_20_V1.5-LSLP8">In jeder Hrc-Datei gibt es Makros. Diese Makros werden in eine RscDefineList gestellt.</text:p>
      <text:p text:style-name="GA_20_Grund_20_-_20_Absatzlayout_20_V1.5-LSLP8"/>
      <text:p text:style-name="F1_20_Fettschrift_20_einzeilig">Return-Werte</text:p>
      <text:p text:style-name="GA_20_Grund_20_-_20_Absatzlayout_20_V1.5-LSLP8"/>
      <text:p text:style-name="GA_20_Grund_20_-_20_Absatzlayout_20_V1.5-LSLP8">Es wird ein Zeiger auf die Makro-Liste zurückgeliefert.</text:p>
      <text:p text:style-name="GA_20_Grund_20_-_20_Absatzlayout_20_V1.5-LSLP8"/>
      <text:p text:style-name="F1_20_Fettschrift_20_einzeilig">Querverweise</text:p>
      <text:p text:style-name="GA_20_Grund_20_-_20_Absatzlayout_20_V1.5-LSLP8"/>
      <text:p text:style-name="GA_20_Grund_20_-_20_Absatzlayout_20_V1.5-LSLP8">Klassen: <text:s/>RscDefineList.</text:p>
      <text:p text:style-name="GA_20_Grund_20_-_20_Absatzlayout_20_V1.5-LSLP8"><text:soft-page-break/></text:p>
      <text:p text:style-name="P11">─────────────────────────────────────────────────────────</text:p>
      <text:p text:style-name="GA_20_Grund_20_-_20_Absatzlayout_20_V1.5-LSLP8"/>
      <text:p text:style-name="U0_20_Überschrift"><text:alphabetical-index-mark-start text:id="IMark140346493696128"/>RscHrc::FindDef()<text:alphabetical-index-mark-end text:id="IMark140346493696128"/></text:p>
      <text:p text:style-name="GA_20_Grund_20_-_20_Absatzlayout_20_V1.5-LSLP8"/>
      <text:p text:style-name="LI_20_Listing">RscDefine * RscHrc::FindDef( const String &amp; rName );</text:p>
      <text:p text:style-name="GA_20_Grund_20_-_20_Absatzlayout_20_V1.5-LSLP8"/>
      <text:p text:style-name="GA_20_Grund_20_-_20_Absatzlayout_20_V1.5-LSLP8">Beschreibung</text:p>
      <text:p text:style-name="GA_20_Grund_20_-_20_Absatzlayout_20_V1.5-LSLP8"/>
      <text:p text:style-name="GA_20_Grund_20_-_20_Absatzlayout_20_V1.5-LSLP8">Mit dieser Methode kann ein Makro über seinen Namen gefunden werden. Es wird nur in dieser Datei oder in den Dateien gesucht, von denen diese Datei abhängt.</text:p>
      <text:p text:style-name="GA_20_Grund_20_-_20_Absatzlayout_20_V1.5-LSLP8"/>
      <text:p text:style-name="F1_20_Fettschrift_20_einzeilig">Parameter</text:p>
      <text:p text:style-name="GA_20_Grund_20_-_20_Absatzlayout_20_V1.5-LSLP8"/>
      <text:p text:style-name="FP_20_Funktionsparameter">rName<text:tab/>ist der Name des Makros.</text:p>
      <text:p text:style-name="GA_20_Grund_20_-_20_Absatzlayout_20_V1.5-LSLP8"/>
      <text:p text:style-name="F1_20_Fettschrift_20_einzeilig">Return-Werte</text:p>
      <text:p text:style-name="GA_20_Grund_20_-_20_Absatzlayout_20_V1.5-LSLP8"/>
      <text:p text:style-name="GA_20_Grund_20_-_20_Absatzlayout_20_V1.5-LSLP8">Es wird ein Zeiger auf das Makro mit Namen rName zurückgegeben.</text:p>
      <text:p text:style-name="FP_20_Funktionsparameter">NULL<text:tab/>Es wurde kein Makro gefunden.</text:p>
      <text:p text:style-name="GA_20_Grund_20_-_20_Absatzlayout_20_V1.5-LSLP8"/>
      <text:p text:style-name="F1_20_Fettschrift_20_einzeilig">Querverweise</text:p>
      <text:p text:style-name="GA_20_Grund_20_-_20_Absatzlayout_20_V1.5-LSLP8"/>
      <text:p text:style-name="GA_20_Grund_20_-_20_Absatzlayout_20_V1.5-LSLP8">Klassen: RscFileTab.</text:p>
      <text:p text:style-name="GA_20_Grund_20_-_20_Absatzlayout_20_V1.5-LSLP8"/>
      <text:p text:style-name="F1_20_Fettschrift_20_einzeilig">Beispiel</text:p>
      <text:p text:style-name="GA_20_Grund_20_-_20_Absatzlayout_20_V1.5-LSLP8"/>
      <text:p text:style-name="LI_20_Listing">//Dateiname = t.src</text:p>
      <text:p text:style-name="LI_20_Listing">...</text:p>
      <text:p text:style-name="LI_20_Listing">#include &lt;t1.hrc&gt;</text:p>
      <text:p text:style-name="LI_20_Listing">#include &lt;t2.hrc&gt;</text:p>
      <text:p text:style-name="LI_20_Listing"/>
      <text:p text:style-name="LI_20_Listing">#define TEST 1</text:p>
      <text:p text:style-name="GA_20_Grund_20_-_20_Absatzlayout_20_V1.5-LSLP8"/>
      <text:p text:style-name="GA_20_Grund_20_-_20_Absatzlayout_20_V1.5-LSLP8">Wenn aHrc2 die Datei t2.hrc repräsentiert, dann werden die Makros in t2.hrc und t1.hrc gesucht. Sie werden nicht in t.src gesucht.</text:p>
      <text:p text:style-name="GA_20_Grund_20_-_20_Absatzlayout_20_V1.5-LSLP8"/>
      <text:p text:style-name="P11">─────────────────────────────────────────────────────────</text:p>
      <text:p text:style-name="GA_20_Grund_20_-_20_Absatzlayout_20_V1.5-LSLP8"/>
      <text:p text:style-name="U0_20_Überschrift"><text:alphabetical-index-mark-start text:id="IMark140346493696128"/>RscHrc::NewDef()<text:alphabetical-index-mark-end text:id="IMark140346493696128"/></text:p>
      <text:p text:style-name="GA_20_Grund_20_-_20_Absatzlayout_20_V1.5-LSLP8"/>
      <text:p text:style-name="LI_20_Listing">ERRTYPE RscHrc::NewDef( const String &amp; rName,</text:p>
      <text:p text:style-name="LI_20_Listing"><text:s text:c="24"/>long lValue, ULONG lPos );</text:p>
      <text:p text:style-name="LI_20_Listing">ERRTYPE RscHrc::NewDef( const String &amp; rName,</text:p>
      <text:p text:style-name="LI_20_Listing"><text:s text:c="24"/>const String &amp; rMacro,</text:p>
      <text:p text:style-name="LI_20_Listing"><text:s text:c="24"/>ULONG lPos );</text:p>
      <text:p text:style-name="GA_20_Grund_20_-_20_Absatzlayout_20_V1.5-LSLP8"/>
      <text:p text:style-name="F1_20_Fettschrift_20_einzeilig"><text:soft-page-break/>Beschreibung</text:p>
      <text:p text:style-name="GA_20_Grund_20_-_20_Absatzlayout_20_V1.5-LSLP8"/>
      <text:p text:style-name="GA_20_Grund_20_-_20_Absatzlayout_20_V1.5-LSLP8">Mit dieser Methode können neue Makros angelegt werden. Die Makros werden der Datei zugeordnet, die durch diese Instanz repräsentiert wird.</text:p>
      <text:p text:style-name="GA_20_Grund_20_-_20_Absatzlayout_20_V1.5-LSLP8"/>
      <text:p text:style-name="F1_20_Fettschrift_20_einzeilig">Parameter</text:p>
      <text:p text:style-name="GA_20_Grund_20_-_20_Absatzlayout_20_V1.5-LSLP8"/>
      <text:p text:style-name="FP_20_Funktionsparameter">rName<text:tab/>Ist der Name des neuen Makros.</text:p>
      <text:p text:style-name="FP_20_Funktionsparameter">lValue<text:tab/>Ist der Wert des neuen Makros.</text:p>
      <text:p text:style-name="FP_20_Funktionsparameter">rMacro<text:tab/>Ist ein String der ausgewertet wird.</text:p>
      <text:p text:style-name="FP_20_Funktionsparameter">lPos<text:tab/>gibt die Position an, an welcher das Makro eingefügt werden soll.</text:p>
      <text:p text:style-name="GA_20_Grund_20_-_20_Absatzlayout_20_V1.5-LSLP8"/>
      <text:p text:style-name="F1_20_Fettschrift_20_einzeilig">Return-Werte</text:p>
      <text:p text:style-name="GA_20_Grund_20_-_20_Absatzlayout_20_V1.5-LSLP8"/>
      <text:p text:style-name="GA_20_Grund_20_-_20_Absatzlayout_20_V1.5-LSLP8">In ERRTYPE steht, ob ein Fehler aufgetreten ist und um welchen es sich handelt.</text:p>
      <text:p text:style-name="GA_20_Grund_20_-_20_Absatzlayout_20_V1.5-LSLP8"/>
      <text:p text:style-name="F1_20_Fettschrift_20_einzeilig">Anmerkungen</text:p>
      <text:p text:style-name="GA_20_Grund_20_-_20_Absatzlayout_20_V1.5-LSLP8"/>
      <text:p text:style-name="GA_20_Grund_20_-_20_Absatzlayout_20_V1.5-LSLP8">Durch rMacro können Makros auch wieder durch Makros erklärt werden. Es wird sichergestellt, daß nur Makros verwendet werden, die vorher deklariert wurden. Ob sie vorher deklariert wurden, wird anhand der Abhängigkeitslisten entschieden.</text:p>
      <text:p text:style-name="GA_20_Grund_20_-_20_Absatzlayout_20_V1.5-LSLP8"/>
      <text:p text:style-name="F1_20_Fettschrift_20_einzeilig">Querverweise</text:p>
      <text:p text:style-name="GA_20_Grund_20_-_20_Absatzlayout_20_V1.5-LSLP8"/>
      <text:p text:style-name="GA_20_Grund_20_-_20_Absatzlayout_20_V1.5-LSLP8">Klassen: <text:s/>RscFileTab.</text:p>
      <text:p text:style-name="GA_20_Grund_20_-_20_Absatzlayout_20_V1.5-LSLP8">Methoden: ::MacroParser().</text:p>
      <text:p text:style-name="GA_20_Grund_20_-_20_Absatzlayout_20_V1.5-LSLP8"/>
      <text:p text:style-name="F1_20_Fettschrift_20_einzeilig">Beispiel</text:p>
      <text:p text:style-name="GA_20_Grund_20_-_20_Absatzlayout_20_V1.5-LSLP8"/>
      <text:p text:style-name="LI_20_Listing">//Datei demo.hrc in Projektverwaltung</text:p>
      <text:p text:style-name="LI_20_Listing">lFileKey = pBase-&gt;AddHrcFile( "demo.hrc" );</text:p>
      <text:p text:style-name="LI_20_Listing">//Sicht auf demo.hrc</text:p>
      <text:p text:style-name="LI_20_Listing">RscHrc<text:tab/>aHrc( pBase, lFileKey );</text:p>
      <text:p text:style-name="LI_20_Listing">//Makro erzeugen</text:p>
      <text:p text:style-name="LI_20_Listing">aHrc.NewDef( String( "BASE" ), 1000 );</text:p>
      <text:p text:style-name="LI_20_Listing">//Makro erzeugen</text:p>
      <text:p text:style-name="LI_20_Listing">aHrc.NewDef( String( "DEF_TEST" ), String( "1000 + 2" ) );</text:p>
      <text:p text:style-name="LI_20_Listing">//Makro erzeugen</text:p>
      <text:p text:style-name="LI_20_Listing">aHrc.NewDef( String( "MENU_FILE" ),String( "BASE + 100" ));</text:p>
      <text:p text:style-name="GA_20_Grund_20_-_20_Absatzlayout_20_V1.5-LSLP8"/>
      <text:p text:style-name="P11">─────────────────────────────────────────────────────────</text:p>
      <text:p text:style-name="GA_20_Grund_20_-_20_Absatzlayout_20_V1.5-LSLP8"/>
      <text:p text:style-name="U0_20_Überschrift"><text:alphabetical-index-mark-start text:id="IMark140346493696128"/>RscHrc::ChangeDef()<text:alphabetical-index-mark-end text:id="IMark140346493696128"/></text:p>
      <text:p text:style-name="GA_20_Grund_20_-_20_Absatzlayout_20_V1.5-LSLP8"/>
      <text:p text:style-name="LI_20_Listing">ERRTYPE RscHrc::ChangeDef( const String &amp; rName,</text:p>
      <text:p text:style-name="LI_20_Listing"><text:s text:c="27"/>const String &amp; rMacro );</text:p>
      <text:p text:style-name="LI_20_Listing">ERRTYPE RscHrc::ChangeDef( const String &amp; rName,</text:p>
      <text:p text:style-name="LI_20_Listing"><text:s text:c="27"/>long lValue );</text:p>
      <text:p text:style-name="GA_20_Grund_20_-_20_Absatzlayout_20_V1.5-LSLP8"/>
      <text:p text:style-name="F1_20_Fettschrift_20_einzeilig"><text:soft-page-break/>Beschreibung</text:p>
      <text:p text:style-name="GA_20_Grund_20_-_20_Absatzlayout_20_V1.5-LSLP8"/>
      <text:p text:style-name="GA_20_Grund_20_-_20_Absatzlayout_20_V1.5-LSLP8">Mit dieser Methode können Makros geändert werden.</text:p>
      <text:p text:style-name="GA_20_Grund_20_-_20_Absatzlayout_20_V1.5-LSLP8"/>
      <text:p text:style-name="F1_20_Fettschrift_20_einzeilig">Parameter</text:p>
      <text:p text:style-name="GA_20_Grund_20_-_20_Absatzlayout_20_V1.5-LSLP8"/>
      <text:p text:style-name="FP_20_Funktionsparameter">rName<text:tab/>Ist der Name des neuen Makros.</text:p>
      <text:p text:style-name="FP_20_Funktionsparameter">rMacro<text:tab/>Ist ein String der ausgewertet wird.</text:p>
      <text:p text:style-name="FP_20_Funktionsparameter">lValue<text:tab/>Ist der Wert des geänderten Makros.</text:p>
      <text:p text:style-name="GA_20_Grund_20_-_20_Absatzlayout_20_V1.5-LSLP8"/>
      <text:p text:style-name="F1_20_Fettschrift_20_einzeilig">Return-Werte</text:p>
      <text:p text:style-name="GA_20_Grund_20_-_20_Absatzlayout_20_V1.5-LSLP8"/>
      <text:p text:style-name="GA_20_Grund_20_-_20_Absatzlayout_20_V1.5-LSLP8">In ERRTYPE steht, ob ein Fehler aufgetreten ist und um welchen es sich handelt.</text:p>
      <text:p text:style-name="GA_20_Grund_20_-_20_Absatzlayout_20_V1.5-LSLP8"/>
      <text:p text:style-name="F1_20_Fettschrift_20_einzeilig">Anmerkungen</text:p>
      <text:p text:style-name="GA_20_Grund_20_-_20_Absatzlayout_20_V1.5-LSLP8"/>
      <text:p text:style-name="GA_20_Grund_20_-_20_Absatzlayout_20_V1.5-LSLP8">Durch rMacro können Makros auch wieder durch Makros erklärt werden. Es wird sichergestellt, daß nur Makros verwendet werden, die vorher deklariert wurden. Ob sie vorher deklariert wurden, wird anhand der Abhängigkeitslisten entschieden.</text:p>
      <text:p text:style-name="GA_20_Grund_20_-_20_Absatzlayout_20_V1.5-LSLP8"/>
      <text:p text:style-name="F1_20_Fettschrift_20_einzeilig">Querverweise</text:p>
      <text:p text:style-name="GA_20_Grund_20_-_20_Absatzlayout_20_V1.5-LSLP8"/>
      <text:p text:style-name="GA_20_Grund_20_-_20_Absatzlayout_20_V1.5-LSLP8">Klassen: <text:s/>RscFileTab.</text:p>
      <text:p text:style-name="GA_20_Grund_20_-_20_Absatzlayout_20_V1.5-LSLP8">Methoden: ::MacroParser(), NewDef().</text:p>
      <text:p text:style-name="GA_20_Grund_20_-_20_Absatzlayout_20_V1.5-LSLP8"/>
      <text:p text:style-name="F1_20_Fettschrift_20_einzeilig">Beispiel</text:p>
      <text:p text:style-name="GA_20_Grund_20_-_20_Absatzlayout_20_V1.5-LSLP8"/>
      <text:p text:style-name="LI_20_Listing">//Datei demo.hrc in Projektverwaltung</text:p>
      <text:p text:style-name="LI_20_Listing">lFileKey = pBase-&gt;AddHrcFile( "demo.hrc" );</text:p>
      <text:p text:style-name="LI_20_Listing">//Sicht auf demo.hrc</text:p>
      <text:p text:style-name="LI_20_Listing">RscHrc<text:tab/>aHrc( pBase, lFileKey );</text:p>
      <text:p text:style-name="LI_20_Listing">//Makro erzeugen</text:p>
      <text:p text:style-name="LI_20_Listing">aHrc.NewDef( String( "BASE" ), 1000 );</text:p>
      <text:p text:style-name="LI_20_Listing">//Makro erzeugen</text:p>
      <text:p text:style-name="LI_20_Listing">aHrc.NewDef( String( "DEF_TEST" ), String( "1000 + 2" ) );</text:p>
      <text:p text:style-name="LI_20_Listing">//Makro aendern</text:p>
      <text:p text:style-name="LI_20_Listing">aHrc.ChangeDef( String( "DEF_TEST" ),</text:p>
      <text:p text:style-name="LI_20_Listing"><text:s text:c="16"/>String( "BASE + 100" ) );</text:p>
      <text:p text:style-name="GA_20_Grund_20_-_20_Absatzlayout_20_V1.5-LSLP8"/>
      <text:p text:style-name="P11">─────────────────────────────────────────────────────────</text:p>
      <text:p text:style-name="GA_20_Grund_20_-_20_Absatzlayout_20_V1.5-LSLP8"/>
      <text:p text:style-name="U0_20_Überschrift"><text:alphabetical-index-mark-start text:id="IMark140346493696128"/>RscHrc::IsDefUsed()<text:alphabetical-index-mark-end text:id="IMark140346493696128"/></text:p>
      <text:p text:style-name="GA_20_Grund_20_-_20_Absatzlayout_20_V1.5-LSLP8"/>
      <text:p text:style-name="LI_20_Listing">BOOL RscHrc::IsDefUsed( const String &amp; rName );</text:p>
      <text:p text:style-name="GA_20_Grund_20_-_20_Absatzlayout_20_V1.5-LSLP8"/>
      <text:p text:style-name="F1_20_Fettschrift_20_einzeilig">Beschreibung</text:p>
      <text:p text:style-name="GA_20_Grund_20_-_20_Absatzlayout_20_V1.5-LSLP8"/>
      <text:p text:style-name="GA_20_Grund_20_-_20_Absatzlayout_20_V1.5-LSLP8">Mit dieser Methode kann festgestellt werden ob ein Makro noch benötigt wird. Es wird benötigt, wenn Referenzen bestehen, z.B. das Makro wird zur Definition von <text:soft-page-break/>anderen Makros verwendet.</text:p>
      <text:p text:style-name="GA_20_Grund_20_-_20_Absatzlayout_20_V1.5-LSLP8"/>
      <text:p text:style-name="F1_20_Fettschrift_20_einzeilig">Parameter</text:p>
      <text:p text:style-name="GA_20_Grund_20_-_20_Absatzlayout_20_V1.5-LSLP8"/>
      <text:p text:style-name="FP_20_Funktionsparameter">rName<text:tab/>Ist der Name des Makros.</text:p>
      <text:p text:style-name="GA_20_Grund_20_-_20_Absatzlayout_20_V1.5-LSLP8"/>
      <text:p text:style-name="F1_20_Fettschrift_20_einzeilig">Return-Werte</text:p>
      <text:p text:style-name="GA_20_Grund_20_-_20_Absatzlayout_20_V1.5-LSLP8"/>
      <text:p text:style-name="FP_20_Funktionsparameter">TRUE<text:tab/>Das Makro wird noch benötigt.</text:p>
      <text:p text:style-name="FP_20_Funktionsparameter">FALSE<text:tab/>Das Makro wird nicht mehr benötigt.</text:p>
      <text:p text:style-name="GA_20_Grund_20_-_20_Absatzlayout_20_V1.5-LSLP8"/>
      <text:p text:style-name="F1_20_Fettschrift_20_einzeilig">Querverweise</text:p>
      <text:p text:style-name="GA_20_Grund_20_-_20_Absatzlayout_20_V1.5-LSLP8"/>
      <text:p text:style-name="GA_20_Grund_20_-_20_Absatzlayout_20_V1.5-LSLP8">Klassen: RscFileTab.</text:p>
      <text:p text:style-name="GA_20_Grund_20_-_20_Absatzlayout_20_V1.5-LSLP8"/>
      <text:p text:style-name="P11">─────────────────────────────────────────────────────────</text:p>
      <text:p text:style-name="GA_20_Grund_20_-_20_Absatzlayout_20_V1.5-LSLP8"/>
      <text:p text:style-name="U0_20_Überschrift"><text:alphabetical-index-mark-start text:id="IMark140346493696128"/>RscHrc::DeleteDef()<text:alphabetical-index-mark-end text:id="IMark140346493696128"/></text:p>
      <text:p text:style-name="GA_20_Grund_20_-_20_Absatzlayout_20_V1.5-LSLP8"/>
      <text:p text:style-name="LI_20_Listing">void RscHrc::DeleteDef( const String &amp; rName );</text:p>
      <text:p text:style-name="GA_20_Grund_20_-_20_Absatzlayout_20_V1.5-LSLP8"/>
      <text:p text:style-name="F1_20_Fettschrift_20_einzeilig">Beschreibung</text:p>
      <text:p text:style-name="GA_20_Grund_20_-_20_Absatzlayout_20_V1.5-LSLP8"/>
      <text:p text:style-name="GA_20_Grund_20_-_20_Absatzlayout_20_V1.5-LSLP8">Das Makro mit dem Namen rName wird gelöscht.</text:p>
      <text:p text:style-name="GA_20_Grund_20_-_20_Absatzlayout_20_V1.5-LSLP8"/>
      <text:p text:style-name="F1_20_Fettschrift_20_einzeilig">Parameter</text:p>
      <text:p text:style-name="GA_20_Grund_20_-_20_Absatzlayout_20_V1.5-LSLP8"/>
      <text:p text:style-name="FP_20_Funktionsparameter">rName<text:tab/>Ist der Name des Makros.</text:p>
      <text:p text:style-name="GA_20_Grund_20_-_20_Absatzlayout_20_V1.5-LSLP8"/>
      <text:p text:style-name="F1_20_Fettschrift_20_einzeilig">Querverweise</text:p>
      <text:p text:style-name="GA_20_Grund_20_-_20_Absatzlayout_20_V1.5-LSLP8"/>
      <text:p text:style-name="GA_20_Grund_20_-_20_Absatzlayout_20_V1.5-LSLP8">Klassen: RscFileTab.</text:p>
      <text:p text:style-name="GA_20_Grund_20_-_20_Absatzlayout_20_V1.5-LSLP8"/>
      <text:p text:style-name="P11">────────────────────────────────────────────────────────</text:p>
      <text:p text:style-name="GA_20_Grund_20_-_20_Absatzlayout_20_V1.5-LSLP8"/>
      <text:p text:style-name="U0_20_Überschrift"><text:alphabetical-index-mark-start text:id="IMark140346493695552"/>RscHrc::ChangeDefName()<text:alphabetical-index-mark-end text:id="IMark140346493695552"/></text:p>
      <text:p text:style-name="GA_20_Grund_20_-_20_Absatzlayout_20_V1.5-LSLP8"/>
      <text:p text:style-name="LI_20_Listing">ERRTYPE RscHrc::ChangeDefName( const String &amp; rName,</text:p>
      <text:p text:style-name="LI_20_Listing"><text:s text:c="31"/>const String &amp; rNewName );</text:p>
      <text:p text:style-name="GA_20_Grund_20_-_20_Absatzlayout_20_V1.5-LSLP8"/>
      <text:p text:style-name="F1_20_Fettschrift_20_einzeilig">Beschreibung</text:p>
      <text:p text:style-name="GA_20_Grund_20_-_20_Absatzlayout_20_V1.5-LSLP8"/>
      <text:p text:style-name="GA_20_Grund_20_-_20_Absatzlayout_20_V1.5-LSLP8">Der Name des Makros wird umbenannt. Existiert der neue Name schon, oder ist der neue Name ein reserviertes Wort, wird ein Fehler zurückgeliefert.</text:p>
      <text:p text:style-name="GA_20_Grund_20_-_20_Absatzlayout_20_V1.5-LSLP8"/>
      <text:p text:style-name="F1_20_Fettschrift_20_einzeilig">Parameter</text:p>
      <text:p text:style-name="GA_20_Grund_20_-_20_Absatzlayout_20_V1.5-LSLP8"/>
      <text:p text:style-name="FP_20_Funktionsparameter"><text:soft-page-break/>rName<text:tab/>Der Name des Makros.</text:p>
      <text:p text:style-name="FP_20_Funktionsparameter">rNewName<text:tab/>Der neue Name des Makros.</text:p>
      <text:p text:style-name="GA_20_Grund_20_-_20_Absatzlayout_20_V1.5-LSLP8"/>
      <text:p text:style-name="F1_20_Fettschrift_20_einzeilig">Return-Werte</text:p>
      <text:p text:style-name="GA_20_Grund_20_-_20_Absatzlayout_20_V1.5-LSLP8"/>
      <text:p text:style-name="GA_20_Grund_20_-_20_Absatzlayout_20_V1.5-LSLP8">In ERRTYPE steht, ob ein Fehler aufgetreten ist und um welchen es sich handelt.</text:p>
      <text:p text:style-name="GA_20_Grund_20_-_20_Absatzlayout_20_V1.5-LSLP8"/>
      <text:p text:style-name="F1_20_Fettschrift_20_einzeilig">Anmerkungen</text:p>
      <text:p text:style-name="GA_20_Grund_20_-_20_Absatzlayout_20_V1.5-LSLP8"/>
      <text:p text:style-name="GA_20_Grund_20_-_20_Absatzlayout_20_V1.5-LSLP8">Alle Objekte oder Makros, die das umbenannte Makro benutzen, enthalten den neuen Namen.</text:p>
      <text:p text:style-name="GA_20_Grund_20_-_20_Absatzlayout_20_V1.5-LSLP8"/>
      <text:p text:style-name="F1_20_Fettschrift_20_einzeilig">Querverweise</text:p>
      <text:p text:style-name="GA_20_Grund_20_-_20_Absatzlayout_20_V1.5-LSLP8"/>
      <text:p text:style-name="GA_20_Grund_20_-_20_Absatzlayout_20_V1.5-LSLP8">Klassen: RscFileTab.</text:p>
      <text:p text:style-name="GA_20_Grund_20_-_20_Absatzlayout_20_V1.5-LSLP8"/>
      <text:p text:style-name="P11">─────────────────────────────────────────────────────────</text:p>
      <text:p text:style-name="GA_20_Grund_20_-_20_Absatzlayout_20_V1.5-LSLP8"/>
      <text:p text:style-name="U0_20_Überschrift"><text:alphabetical-index-mark-start text:id="IMark140346493695552"/>RscHrc::GetFileStruct()<text:alphabetical-index-mark-end text:id="IMark140346493695552"/></text:p>
      <text:p text:style-name="GA_20_Grund_20_-_20_Absatzlayout_20_V1.5-LSLP8"/>
      <text:p text:style-name="LI_20_Listing">RscFile * RscHrc::GetFileStruct();</text:p>
      <text:p text:style-name="GA_20_Grund_20_-_20_Absatzlayout_20_V1.5-LSLP8"/>
      <text:p text:style-name="F1_20_Fettschrift_20_einzeilig">Return-Werte</text:p>
      <text:p text:style-name="GA_20_Grund_20_-_20_Absatzlayout_20_V1.5-LSLP8"/>
      <text:p text:style-name="GA_20_Grund_20_-_20_Absatzlayout_20_V1.5-LSLP8">Liefert einen Zeiger auf die interne Datenstruktur..</text:p>
      <text:p text:style-name="GA_20_Grund_20_-_20_Absatzlayout_20_V1.5-LSLP8"/>
      <text:p text:style-name="F1_20_Fettschrift_20_einzeilig">Querverweise</text:p>
      <text:p text:style-name="GA_20_Grund_20_-_20_Absatzlayout_20_V1.5-LSLP8"/>
      <text:p text:style-name="GA_20_Grund_20_-_20_Absatzlayout_20_V1.5-LSLP8">Klassen: <text:s/>RscFile, RscFileTab.</text:p>
      <text:p text:style-name="GA_20_Grund_20_-_20_Absatzlayout_20_V1.5-LSLP8"/>
      <text:p text:style-name="P11">─────────────────────────────────────────────────────────</text:p>
      <text:p text:style-name="GA_20_Grund_20_-_20_Absatzlayout_20_V1.5-LSLP8"/>
      <text:p text:style-name="U0_20_Überschrift"><text:alphabetical-index-mark-start text:id="IMark140346493696128"/>RscHrc::GetDependList()<text:alphabetical-index-mark-end text:id="IMark140346493696128"/></text:p>
      <text:p text:style-name="GA_20_Grund_20_-_20_Absatzlayout_20_V1.5-LSLP8"/>
      <text:p text:style-name="LI_20_Listing">RscDependList * RscHrc::GetDependList();</text:p>
      <text:p text:style-name="GA_20_Grund_20_-_20_Absatzlayout_20_V1.5-LSLP8"/>
      <text:p text:style-name="F1_20_Fettschrift_20_einzeilig">Beschreibung</text:p>
      <text:p text:style-name="GA_20_Grund_20_-_20_Absatzlayout_20_V1.5-LSLP8"/>
      <text:p text:style-name="GA_20_Grund_20_-_20_Absatzlayout_20_V1.5-LSLP8">Mit dieser Methode bekommt man die Abhängigkeitsliste der Datei.</text:p>
      <text:p text:style-name="GA_20_Grund_20_-_20_Absatzlayout_20_V1.5-LSLP8"/>
      <text:p text:style-name="F1_20_Fettschrift_20_einzeilig">Return-Werte</text:p>
      <text:p text:style-name="GA_20_Grund_20_-_20_Absatzlayout_20_V1.5-LSLP8"/>
      <text:p text:style-name="GA_20_Grund_20_-_20_Absatzlayout_20_V1.5-LSLP8">Die Methode liefert einen Zeiger auf die Abhängigkeitsliste zurück.</text:p>
      <text:p text:style-name="GA_20_Grund_20_-_20_Absatzlayout_20_V1.5-LSLP8"/>
      <text:p text:style-name="F1_20_Fettschrift_20_einzeilig">Anmerkungen</text:p>
      <text:p text:style-name="GA_20_Grund_20_-_20_Absatzlayout_20_V1.5-LSLP8"/>
      <text:p text:style-name="GA_20_Grund_20_-_20_Absatzlayout_20_V1.5-LSLP8">Die Datei ist selbst als letztes Element in der Liste vermerkt.</text:p>
      <text:p text:style-name="GA_20_Grund_20_-_20_Absatzlayout_20_V1.5-LSLP8"><text:soft-page-break/></text:p>
      <text:p text:style-name="F1_20_Fettschrift_20_einzeilig">Querverweise</text:p>
      <text:p text:style-name="GA_20_Grund_20_-_20_Absatzlayout_20_V1.5-LSLP8"/>
      <text:p text:style-name="GA_20_Grund_20_-_20_Absatzlayout_20_V1.5-LSLP8">Klassen: RscFile, RscFileTab.</text:p>
      <text:p text:style-name="GA_20_Grund_20_-_20_Absatzlayout_20_V1.5-LSLP8"/>
      <text:p text:style-name="P11">─────────────────────────────────────────────────────────</text:p>
      <text:p text:style-name="GA_20_Grund_20_-_20_Absatzlayout_20_V1.5-LSLP8"/>
      <text:p text:style-name="U0_20_Überschrift"><text:alphabetical-index-mark-start text:id="IMark140346493696128"/>RscHrc::WriteFile()<text:alphabetical-index-mark-end text:id="IMark140346493696128"/></text:p>
      <text:p text:style-name="GA_20_Grund_20_-_20_Absatzlayout_20_V1.5-LSLP8"/>
      <text:p text:style-name="LI_20_Listing">ERRTYPE RscHrc::WriteFile();</text:p>
      <text:p text:style-name="GA_20_Grund_20_-_20_Absatzlayout_20_V1.5-LSLP8"/>
      <text:p text:style-name="F1_20_Fettschrift_20_einzeilig">Beschreibung</text:p>
      <text:p text:style-name="GA_20_Grund_20_-_20_Absatzlayout_20_V1.5-LSLP8"/>
      <text:p text:style-name="GA_20_Grund_20_-_20_Absatzlayout_20_V1.5-LSLP8">Diese Methode schreibt eine Datei im src-Format. Alle Resourceinstanzen die zu dieser Datei gehören werden geschrieben. Es werden auch alle zugehörigen Makros geschrieben. Ein Datei ohne Resourceinstanzen ist eine hrc-Datei. Der Name unter dem die Datei geschrieben wird ist der Pfadname.</text:p>
      <text:p text:style-name="GA_20_Grund_20_-_20_Absatzlayout_20_V1.5-LSLP8"/>
      <text:p text:style-name="GA_20_Grund_20_-_20_Absatzlayout_20_V1.5-LSLP8"/>
      <text:p text:style-name="F1_20_Fettschrift_20_einzeilig">Return-Werte</text:p>
      <text:p text:style-name="GA_20_Grund_20_-_20_Absatzlayout_20_V1.5-LSLP8"/>
      <text:p text:style-name="FP_20_Funktionsparameter">ERRTYPE.IsOk()<text:tab/>Die Daten wurden in die entsprechende Datei geschrieben.</text:p>
      <text:p text:style-name="FP_20_Funktionsparameter">anderer Wert<text:tab/>Es ist ein Fehler aufgetreten. Die angegebene Datei wurde eventuell unvollständig geschrieben.</text:p>
      <text:p text:style-name="GA_20_Grund_20_-_20_Absatzlayout_20_V1.5-LSLP8"/>
      <text:p text:style-name="F1_20_Fettschrift_20_einzeilig">Querverweise</text:p>
      <text:p text:style-name="GA_20_Grund_20_-_20_Absatzlayout_20_V1.5-LSLP8"/>
      <text:p text:style-name="GA_20_Grund_20_-_20_Absatzlayout_20_V1.5-LSLP8">Klassen: <text:s/>RscTypCont.</text:p>
      <text:p text:style-name="GA_20_Grund_20_-_20_Absatzlayout_20_V1.5-LSLP8">Methoden: RscTypCont::WriteSrc(), RscDefineList::WriteAll(), SetPathName().</text:p>
      <text:p text:style-name="GA_20_Grund_20_-_20_Absatzlayout_20_V1.5-LSLP8"/>
      <text:p text:style-name="P11">─────────────────────────────────────────────────────────</text:p>
      <text:p text:style-name="P9"><text:alphabetical-index-mark-start text:id="IMark140346493696224"/><text:toc-mark-start text:id="IMark140346493695648" text:outline-level="1"/>RscSrc<text:toc-mark-end text:id="IMark140346493695648"/><text:alphabetical-index-mark-end text:id="IMark140346493696224"/></text:p>
      <text:p text:style-name="GA_20_Grund_20_-_20_Absatzlayout_20_V1.5-LSLP8"/>
      <text:p text:style-name="LI_20_Listing">class RscSrc {</text:p>
      <text:p text:style-name="LI_20_Listing">public:</text:p>
      <text:p text:style-name="LI_20_Listing"><text:s text:c="12"/>RscSrc( RscDataBase * pDataBase, ULONG lKey );</text:p>
      <text:p text:style-name="LI_20_Listing"><text:s text:c="12"/>~RscSrc();</text:p>
      <text:p text:style-name="LI_20_Listing"><text:s text:c="4"/>RscInstCopy CreateRscInst( RscTop * pClass );</text:p>
      <text:p text:style-name="LI_20_Listing"><text:s text:c="4"/>ERRTYPE DeleteRscInst( RscTop * pTypeClass,</text:p>
      <text:p text:style-name="LI_20_Listing"><text:s text:c="27"/>RscId &amp; rName );</text:p>
      <text:p text:style-name="LI_20_Listing"><text:s text:c="4"/>ERRTYPE SetRscInst( RscId &amp; rInstName, RscInstCopy &amp; );</text:p>
      <text:p text:style-name="LI_20_Listing"><text:s text:c="4"/>RscInst GetRscInst( RscTop * pClass, RscId &amp; rInst );</text:p>
      <text:p text:style-name="LI_20_Listing"><text:s text:c="4"/>void <text:s text:c="3"/>FillNameIdList( REResourceList * pList );</text:p>
      <text:p text:style-name="LI_20_Listing"><text:s text:c="4"/>ERRTYPE WriteCxxFile( const String &amp;,</text:p>
      <text:p text:style-name="LI_20_Listing"><text:s text:c="26"/>const String &amp; rHxxFile );</text:p>
      <text:p text:style-name="LI_20_Listing"><text:s text:c="4"/>ERRTYPE WriteHxxFile( const String &amp; );</text:p>
      <text:p text:style-name="LI_20_Listing">};</text:p>
      <text:p text:style-name="GA_20_Grund_20_-_20_Absatzlayout_20_V1.5-LSLP8"/>
      <text:p text:style-name="F1_20_Fettschrift_20_einzeilig">Beschreibung</text:p>
      <text:p text:style-name="GA_20_Grund_20_-_20_Absatzlayout_20_V1.5-LSLP8"/>
      <text:p text:style-name="GA_20_Grund_20_-_20_Absatzlayout_20_V1.5-LSLP8">Diese Klasse löst folgende Aufgaben:</text:p>
      <text:p text:style-name="GA_20_Grund_20_-_20_Absatzlayout_20_V1.5-LSLP8"><text:tab/>1. Das Einlesen der Include-Dateien und der ".src"-Datei mit Erstellung der Datenbasis.</text:p>
      <text:p text:style-name="GA_20_Grund_20_-_20_Absatzlayout_20_V1.5-LSLP8"><text:tab/>2. Das Erzeugen von Resourceinstanzen.</text:p>
      <text:p text:style-name="GA_20_Grund_20_-_20_Absatzlayout_20_V1.5-LSLP8"><text:tab/>3. Das Finden und Herausgeben von Resourceinstanzen.</text:p>
      <text:p text:style-name="GA_20_Grund_20_-_20_Absatzlayout_20_V1.5-LSLP8"><text:tab/>4. Das Einsetzen von Resourceinstanzen.</text:p>
      <text:p text:style-name="GA_20_Grund_20_-_20_Absatzlayout_20_V1.5-LSLP8"><text:tab/>5. Das Schreiben von ".cxx"- und ".hxx"-Dateien.</text:p>
      <text:p text:style-name="GA_20_Grund_20_-_20_Absatzlayout_20_V1.5-LSLP8"/>
      <text:p text:style-name="F1_20_Fettschrift_20_einzeilig">Anmerkungen</text:p>
      <text:p text:style-name="GA_20_Grund_20_-_20_Absatzlayout_20_V1.5-LSLP8"/>
      <text:p text:style-name="GA_20_Grund_20_-_20_Absatzlayout_20_V1.5-LSLP8">Die von einer Instanz dieser Klasse herausgegebenen Resourceinstanzen sind von der Verwendeten Datenbasis abhängig, das heißt bevor die Datenbasis gelöscht wird, müssen alle Resourceinstanzen gelöscht oder wieder eingesetzt worden sein.</text:p>
      <text:p text:style-name="GA_20_Grund_20_-_20_Absatzlayout_20_V1.5-LSLP8"/>
      <text:p text:style-name="F1_20_Fettschrift_20_einzeilig">Querverweise</text:p>
      <text:p text:style-name="GA_20_Grund_20_-_20_Absatzlayout_20_V1.5-LSLP8"/>
      <text:p text:style-name="GA_20_Grund_20_-_20_Absatzlayout_20_V1.5-LSLP8">Klassen: <text:s/>RscTypCont, RscError, RscId, RscDataBase.</text:p>
      <text:p text:style-name="GA_20_Grund_20_-_20_Absatzlayout_20_V1.5-LSLP8">Methoden: HashId, GetHashString.</text:p>
      <text:p text:style-name="GA_20_Grund_20_-_20_Absatzlayout_20_V1.5-LSLP8"/>
      <text:p text:style-name="F1_20_Fettschrift_20_einzeilig">Beispiel</text:p>
      <text:p text:style-name="GA_20_Grund_20_-_20_Absatzlayout_20_V1.5-LSLP8"/>
      <text:p text:style-name="GA_20_Grund_20_-_20_Absatzlayout_20_V1.5-LSLP8">Auszug aus der test.src Datei.</text:p>
      <text:p text:style-name="LI_20_Listing">.....</text:p>
      <text:p text:style-name="LI_20_Listing">Color 1000 {</text:p>
      <text:p text:style-name="LI_20_Listing"><text:tab/>Red <text:s text:c="2"/>= 0; <text:s text:c="4"/>//kein Rotanteil</text:p>
      <text:p text:style-name="LI_20_Listing"><text:tab/>Green = 65535;</text:p>
      <text:p text:style-name="LI_20_Listing"><text:tab/>Blue <text:s/>= 65535;</text:p>
      <text:p text:style-name="LI_20_Listing">};</text:p>
      <text:p text:style-name="LI_20_Listing">.....</text:p>
      <text:p text:style-name="LI_20_Listing"/>
      <text:p text:style-name="GA_20_Grund_20_-_20_Absatzlayout_20_V1.5-LSLP8">Auszug aus der ".cxx" Datei.</text:p>
      <text:p text:style-name="LI_20_Listing"><text:soft-page-break/>.....</text:p>
      <text:p text:style-name="LI_20_Listing">// Compilers initialisieren</text:p>
      <text:p text:style-name="LI_20_Listing">InitRscCompiler();</text:p>
      <text:p text:style-name="LI_20_Listing">.....</text:p>
      <text:p text:style-name="LI_20_Listing">RscError<text:tab/>aErrorHandle; <text:s text:c="13"/>// Fehlerbehandlung</text:p>
      <text:p text:style-name="LI_20_Listing">RscdataBase aBase( aErrorHandle ); <text:s/>// Datenbasis erzeugen</text:p>
      <text:p text:style-name="LI_20_Listing">//src-Datei</text:p>
      <text:p text:style-name="LI_20_Listing">RscSrc<text:tab/>aSrc( &amp;aBase,</text:p>
      <text:p text:style-name="LI_20_Listing"><text:s text:c="14"/>aBase-&gt;AddSrcFile( "test.src" ) );</text:p>
      <text:p text:style-name="LI_20_Listing">RscInst<text:tab/>aInst; <text:s text:c="21"/>// eine ResourceInstanz</text:p>
      <text:p text:style-name="LI_20_Listing">RscTop*<text:tab/>pClassTyp; <text:s text:c="17"/>// ein Klassentyp</text:p>
      <text:p text:style-name="LI_20_Listing"/>
      <text:p text:style-name="LI_20_Listing">// Einlesen der Resourcedatei test.src</text:p>
      <text:p text:style-name="LI_20_Listing">aSrc.ReadFile();</text:p>
      <text:p text:style-name="LI_20_Listing">// Typ einer Resource aus dem Namen erzeugen</text:p>
      <text:p text:style-name="LI_20_Listing">pClassTyp = aBase.GetClassType( HashId( "Color" ) );</text:p>
      <text:p text:style-name="LI_20_Listing">// Instanz holen</text:p>
      <text:p text:style-name="LI_20_Listing">aInst = aSrc.GetRscInst( pClassTyp, RscId( 1000 ) );</text:p>
      <text:p text:style-name="LI_20_Listing">// Instanz verändern</text:p>
      <text:p text:style-name="LI_20_Listing">aInst.SetNumber( HashId( "Red" ), 65535 );</text:p>
      <text:p text:style-name="LI_20_Listing">// Da es sich bei aInst nur um eine Referenz in die</text:p>
      <text:p text:style-name="LI_20_Listing">// Datenbasis handelt, werden die Aenderungen sofort</text:p>
      <text:p text:style-name="LI_20_Listing">// uebernommen.</text:p>
      <text:p text:style-name="LI_20_Listing"/>
      <text:p text:style-name="LI_20_Listing">// Veränderte test.src Datei schreiben</text:p>
      <text:p text:style-name="LI_20_Listing">aSrc.WriteFile();</text:p>
      <text:p text:style-name="LI_20_Listing">.....</text:p>
      <text:p text:style-name="LI_20_Listing"/>
      <text:p text:style-name="GA_20_Grund_20_-_20_Absatzlayout_20_V1.5-LSLP8">Auszug aus der veränderten test.src Datei.</text:p>
      <text:p text:style-name="GA_20_Grund_20_-_20_Absatzlayout_20_V1.5-LSLP8">Alle Kommentare werden gelöscht. Bei Preprozessoranweisungen wie #include oder #define kommt es zu Reihenfolgeänderungen.</text:p>
      <text:p text:style-name="GA_20_Grund_20_-_20_Absatzlayout_20_V1.5-LSLP8"/>
      <text:p text:style-name="LI_20_Listing">.....</text:p>
      <text:p text:style-name="LI_20_Listing">Color 1000 {</text:p>
      <text:p text:style-name="LI_20_Listing"><text:tab/>Red <text:s text:c="2"/>= 65535;</text:p>
      <text:p text:style-name="LI_20_Listing"><text:tab/>Green = 65535;</text:p>
      <text:p text:style-name="LI_20_Listing"><text:tab/>Blue <text:s/>= 65535;</text:p>
      <text:p text:style-name="LI_20_Listing">};</text:p>
      <text:p text:style-name="LI_20_Listing">.....</text:p>
      <text:p text:style-name="GA_20_Grund_20_-_20_Absatzlayout_20_V1.5-LSLP8"/>
      <text:p text:style-name="GA_20_Grund_20_-_20_Absatzlayout_20_V1.5-LSLP8"/>
      <text:p text:style-name="P9"><text:alphabetical-index-mark-start text:id="IMark140346493697376"/>RscSrc::RscSrc()<text:alphabetical-index-mark-end text:id="IMark140346493697376"/></text:p>
      <text:p text:style-name="GA_20_Grund_20_-_20_Absatzlayout_20_V1.5-LSLP8"/>
      <text:p text:style-name="LI_20_Listing">RscSrc::RscSrc( RscDataBase * pDataBase,</text:p>
      <text:p text:style-name="LI_20_Listing"><text:s text:c="16"/>ULONG lFileKey );</text:p>
      <text:p text:style-name="GA_20_Grund_20_-_20_Absatzlayout_20_V1.5-LSLP8"/>
      <text:p text:style-name="F1_20_Fettschrift_20_einzeilig">Beschreibung</text:p>
      <text:p text:style-name="GA_20_Grund_20_-_20_Absatzlayout_20_V1.5-LSLP8"/>
      <text:p text:style-name="GA_20_Grund_20_-_20_Absatzlayout_20_V1.5-LSLP8">Diese Methode erzeugt eine Instanz der Klasse RscSrc. Der Scope von dieser Instanz muß innerhalb des Scopes von pDataBase liegen.</text:p>
      <text:p text:style-name="GA_20_Grund_20_-_20_Absatzlayout_20_V1.5-LSLP8"/>
      <text:p text:style-name="F1_20_Fettschrift_20_einzeilig">Parameter</text:p>
      <text:p text:style-name="GA_20_Grund_20_-_20_Absatzlayout_20_V1.5-LSLP8"/>
      <text:p text:style-name="FP_20_Funktionsparameter">pDataBase<text:tab/>Ein Zeiger auf eine Datenbasis.</text:p>
      <text:p text:style-name="FP_20_Funktionsparameter">lFileKey<text:tab/>Der Schlüssel einer Datei.</text:p>
      <text:p text:style-name="GA_20_Grund_20_-_20_Absatzlayout_20_V1.5-LSLP8"/>
      <text:p text:style-name="F1_20_Fettschrift_20_einzeilig">Querverweise</text:p>
      <text:p text:style-name="GA_20_Grund_20_-_20_Absatzlayout_20_V1.5-LSLP8"/>
      <text:p text:style-name="GA_20_Grund_20_-_20_Absatzlayout_20_V1.5-LSLP8">Klasse: RscError</text:p>
      <text:p text:style-name="GA_20_Grund_20_-_20_Absatzlayout_20_V1.5-LSLP8"/>
      <text:p text:style-name="F1_20_Fettschrift_20_einzeilig">Beispiel</text:p>
      <text:p text:style-name="GA_20_Grund_20_-_20_Absatzlayout_20_V1.5-LSLP8"/>
      <text:p text:style-name="LI_20_Listing">.....</text:p>
      <text:p text:style-name="LI_20_Listing">RscDataBase<text:tab/>aDataBase(...);</text:p>
      <text:p text:style-name="LI_20_Listing">RscSrc<text:tab/>aCmpInst( &amp;aDataBase,</text:p>
      <text:p text:style-name="LI_20_Listing"><text:s text:c="18"/>aDataBase.AddSrcFile( "t.src" ) );</text:p>
      <text:p text:style-name="LI_20_Listing">.....</text:p>
      <text:p text:style-name="GA_20_Grund_20_-_20_Absatzlayout_20_V1.5-LSLP8"/>
      <text:p text:style-name="P11">─────────────────────────────────────────────────────────</text:p>
      <text:p text:style-name="GA_20_Grund_20_-_20_Absatzlayout_20_V1.5-LSLP8"/>
      <text:p text:style-name="U0_20_Überschrift"><text:alphabetical-index-mark-start text:id="IMark140346493697376"/>RscSrc::RscSrc()<text:alphabetical-index-mark-end text:id="IMark140346493697376"/></text:p>
      <text:p text:style-name="GA_20_Grund_20_-_20_Absatzlayout_20_V1.5-LSLP8"/>
      <text:p text:style-name="LI_20_Listing">RscSrc::~RscSrc();</text:p>
      <text:p text:style-name="GA_20_Grund_20_-_20_Absatzlayout_20_V1.5-LSLP8"/>
      <text:p text:style-name="F1_20_Fettschrift_20_einzeilig">Beschreibung</text:p>
      <text:p text:style-name="GA_20_Grund_20_-_20_Absatzlayout_20_V1.5-LSLP8"/>
      <text:p text:style-name="GA_20_Grund_20_-_20_Absatzlayout_20_V1.5-LSLP8">Diese Methode hat keine Funktion.</text:p>
      <text:p text:style-name="GA_20_Grund_20_-_20_Absatzlayout_20_V1.5-LSLP8"/>
      <text:p text:style-name="P11">─────────────────────────────────────────────────────────</text:p>
      <text:p text:style-name="GA_20_Grund_20_-_20_Absatzlayout_20_V1.5-LSLP8"/>
      <text:p text:style-name="U0_20_Überschrift"><text:alphabetical-index-mark-start text:id="IMark140346493697376"/>RscSrc::CreateRscInst()<text:alphabetical-index-mark-end text:id="IMark140346493697376"/></text:p>
      <text:p text:style-name="GA_20_Grund_20_-_20_Absatzlayout_20_V1.5-LSLP8"/>
      <text:p text:style-name="LI_20_Listing">RscInstCopy RscSrc::CreateRscInst( RscTop * pClass );</text:p>
      <text:p text:style-name="GA_20_Grund_20_-_20_Absatzlayout_20_V1.5-LSLP8"/>
      <text:p text:style-name="F1_20_Fettschrift_20_einzeilig">Beschreibung</text:p>
      <text:p text:style-name="GA_20_Grund_20_-_20_Absatzlayout_20_V1.5-LSLP8"/>
      <text:p text:style-name="GA_20_Grund_20_-_20_Absatzlayout_20_V1.5-LSLP8">Diese Methode erzeugt eine Instanz vom Typ pClass.</text:p>
      <text:p text:style-name="GA_20_Grund_20_-_20_Absatzlayout_20_V1.5-LSLP8"><text:soft-page-break/></text:p>
      <text:p text:style-name="F1_20_Fettschrift_20_einzeilig">Parameter</text:p>
      <text:p text:style-name="GA_20_Grund_20_-_20_Absatzlayout_20_V1.5-LSLP8"/>
      <text:p text:style-name="FP_20_Funktionsparameter">pClass<text:tab/>ist der Typ der Resource, die erzeugt werden soll.</text:p>
      <text:p text:style-name="GA_20_Grund_20_-_20_Absatzlayout_20_V1.5-LSLP8"/>
      <text:p text:style-name="F1_20_Fettschrift_20_einzeilig">Return-Werte</text:p>
      <text:p text:style-name="GA_20_Grund_20_-_20_Absatzlayout_20_V1.5-LSLP8"/>
      <text:p text:style-name="GA_20_Grund_20_-_20_Absatzlayout_20_V1.5-LSLP8">Es wird eine RscInstCopy Instanz zurückgeliefert.</text:p>
      <text:p text:style-name="GA_20_Grund_20_-_20_Absatzlayout_20_V1.5-LSLP8"/>
      <text:p text:style-name="F1_20_Fettschrift_20_einzeilig">Anmerkungen</text:p>
      <text:p text:style-name="GA_20_Grund_20_-_20_Absatzlayout_20_V1.5-LSLP8"/>
      <text:p text:style-name="GA_20_Grund_20_-_20_Absatzlayout_20_V1.5-LSLP8">Ist der Typ der Klasse nicht bekannt, dann wird eine ungültige RscInstCopy zurückgeliefert.</text:p>
      <text:p text:style-name="GA_20_Grund_20_-_20_Absatzlayout_20_V1.5-LSLP8"/>
      <text:p text:style-name="F1_20_Fettschrift_20_einzeilig">Querverweise</text:p>
      <text:p text:style-name="GA_20_Grund_20_-_20_Absatzlayout_20_V1.5-LSLP8"/>
      <text:p text:style-name="GA_20_Grund_20_-_20_Absatzlayout_20_V1.5-LSLP8">Klasse: <text:s text:c="2"/>RscInst, RscInstCopy.</text:p>
      <text:p text:style-name="GA_20_Grund_20_-_20_Absatzlayout_20_V1.5-LSLP8">Methoden: RscInst::IsInst(), RscDataBase::GetClassType().</text:p>
      <text:p text:style-name="GA_20_Grund_20_-_20_Absatzlayout_20_V1.5-LSLP8"/>
      <text:p text:style-name="F1_20_Fettschrift_20_einzeilig">Beispiel</text:p>
      <text:p text:style-name="GA_20_Grund_20_-_20_Absatzlayout_20_V1.5-LSLP8"/>
      <text:p text:style-name="LI_20_Listing">.....</text:p>
      <text:p text:style-name="LI_20_Listing">RscInstCopy <text:s/>aColInst;</text:p>
      <text:p text:style-name="LI_20_Listing">RscTop * pColorType =</text:p>
      <text:p text:style-name="LI_20_Listing"><text:s text:c="4"/>aBase.GetClassType( HashId( "Color" ) );</text:p>
      <text:p text:style-name="LI_20_Listing"/>
      <text:p text:style-name="LI_20_Listing">// Resourceinstanz einer Farbe erzeugen</text:p>
      <text:p text:style-name="LI_20_Listing">aColInst = aCmpInst.CreateRscInst( pColorType );</text:p>
      <text:p text:style-name="LI_20_Listing">if( !aColInst.IsInst() )</text:p>
      <text:p text:style-name="LI_20_Listing"><text:s text:c="4"/>printf( "Farbinstanz konnte nicht erzeugt werden!" );</text:p>
      <text:p text:style-name="LI_20_Listing">.....</text:p>
      <text:p text:style-name="GA_20_Grund_20_-_20_Absatzlayout_20_V1.5-LSLP8"/>
      <text:p text:style-name="P11">─────────────────────────────────────────────────────────</text:p>
      <text:p text:style-name="GA_20_Grund_20_-_20_Absatzlayout_20_V1.5-LSLP8"/>
      <text:p text:style-name="U0_20_Überschrift"><text:alphabetical-index-mark-start text:id="IMark140346493587528"/>RscSrc::DeleteRscInst()<text:alphabetical-index-mark-end text:id="IMark140346493587528"/></text:p>
      <text:p text:style-name="GA_20_Grund_20_-_20_Absatzlayout_20_V1.5-LSLP8"/>
      <text:p text:style-name="LI_20_Listing">ERRTYPE RscSrc::DeleteRscInst( RscTop * pClass,</text:p>
      <text:p text:style-name="LI_20_Listing"><text:s text:c="31"/>RscId &amp; rInstName );</text:p>
      <text:p text:style-name="GA_20_Grund_20_-_20_Absatzlayout_20_V1.5-LSLP8"/>
      <text:p text:style-name="F1_20_Fettschrift_20_einzeilig">Beschreibung</text:p>
      <text:p text:style-name="GA_20_Grund_20_-_20_Absatzlayout_20_V1.5-LSLP8"/>
      <text:p text:style-name="GA_20_Grund_20_-_20_Absatzlayout_20_V1.5-LSLP8">Diese Methode löscht Resourceinstanz mit dem Namen rInstName aus der Datenbasis.</text:p>
      <text:p text:style-name="GA_20_Grund_20_-_20_Absatzlayout_20_V1.5-LSLP8"/>
      <text:p text:style-name="F1_20_Fettschrift_20_einzeilig">Parameter</text:p>
      <text:p text:style-name="GA_20_Grund_20_-_20_Absatzlayout_20_V1.5-LSLP8"/>
      <text:p text:style-name="FP_20_Funktionsparameter">pClass<text:tab/>ist der Typ der Resourceinstanz.</text:p>
      <text:p text:style-name="FP_20_Funktionsparameter">rInstName<text:tab/>ist der Identifier der Resourceinstanz, die gelöscht werden soll.</text:p>
      <text:p text:style-name="GA_20_Grund_20_-_20_Absatzlayout_20_V1.5-LSLP8"/>
      <text:p text:style-name="F1_20_Fettschrift_20_einzeilig"><text:soft-page-break/>Return-Werte</text:p>
      <text:p text:style-name="GA_20_Grund_20_-_20_Absatzlayout_20_V1.5-LSLP8"/>
      <text:p text:style-name="GA_20_Grund_20_-_20_Absatzlayout_20_V1.5-LSLP8">Zeigt an ob ein Fehler und welcher Fehler aufgetreten ist.</text:p>
      <text:p text:style-name="GA_20_Grund_20_-_20_Absatzlayout_20_V1.5-LSLP8"/>
      <text:p text:style-name="F1_20_Fettschrift_20_einzeilig">Querverweise</text:p>
      <text:p text:style-name="GA_20_Grund_20_-_20_Absatzlayout_20_V1.5-LSLP8"/>
      <text:p text:style-name="GA_20_Grund_20_-_20_Absatzlayout_20_V1.5-LSLP8">Klasse: RscId, RscError.</text:p>
      <text:p text:style-name="GA_20_Grund_20_-_20_Absatzlayout_20_V1.5-LSLP8"/>
      <text:p text:style-name="GA_20_Grund_20_-_20_Absatzlayout_20_V1.5-LSLP8"/>
      <text:p text:style-name="P11">─────────────────────────────────────────────────────────</text:p>
      <text:p text:style-name="GA_20_Grund_20_-_20_Absatzlayout_20_V1.5-LSLP8"/>
      <text:p text:style-name="U0_20_Überschrift"><text:alphabetical-index-mark-start text:id="IMark140346493587528"/>RscSrc::SetRscInst()<text:alphabetical-index-mark-end text:id="IMark140346493587528"/></text:p>
      <text:p text:style-name="GA_20_Grund_20_-_20_Absatzlayout_20_V1.5-LSLP8"/>
      <text:p text:style-name="LI_20_Listing">ERRTYPE RscSrc::SetRscInst( RscId &amp; rInstName,</text:p>
      <text:p text:style-name="LI_20_Listing"><text:s text:c="28"/>RscInstCopy &amp; rInst );</text:p>
      <text:p text:style-name="GA_20_Grund_20_-_20_Absatzlayout_20_V1.5-LSLP8"/>
      <text:p text:style-name="F1_20_Fettschrift_20_einzeilig">Beschreibung</text:p>
      <text:p text:style-name="GA_20_Grund_20_-_20_Absatzlayout_20_V1.5-LSLP8"/>
      <text:p text:style-name="GA_20_Grund_20_-_20_Absatzlayout_20_V1.5-LSLP8">Diese Methode setzt die Daten einer Instanz unter dem Namen rInstName in die Datenbasis ein. Ist eine andere Instanz unter diesem Namen gespeichert, wird sie gelöscht.</text:p>
      <text:p text:style-name="GA_20_Grund_20_-_20_Absatzlayout_20_V1.5-LSLP8"/>
      <text:p text:style-name="F1_20_Fettschrift_20_einzeilig">Parameter</text:p>
      <text:p text:style-name="GA_20_Grund_20_-_20_Absatzlayout_20_V1.5-LSLP8"/>
      <text:p text:style-name="FP_20_Funktionsparameter">rInstName<text:tab/>Identifier der Instanz.</text:p>
      <text:p text:style-name="FP_20_Funktionsparameter">rInst<text:tab/>Die Daten aus dieser Instanz werden in die Datenbasis eingesetzt.</text:p>
      <text:p text:style-name="GA_20_Grund_20_-_20_Absatzlayout_20_V1.5-LSLP8"/>
      <text:p text:style-name="F1_20_Fettschrift_20_einzeilig">Return-Werte</text:p>
      <text:p text:style-name="GA_20_Grund_20_-_20_Absatzlayout_20_V1.5-LSLP8"/>
      <text:p text:style-name="FP_20_Funktionsparameter">ERRTYPE.IsOk()<text:tab/>die Instanz wurde eingesetzt.</text:p>
      <text:p text:style-name="FP_20_Funktionsparameter">anderer Wert<text:tab/>Es ist ein Fehler aufgetreten.</text:p>
      <text:p text:style-name="GA_20_Grund_20_-_20_Absatzlayout_20_V1.5-LSLP8"/>
      <text:p text:style-name="F1_20_Fettschrift_20_einzeilig">Anmerkungen</text:p>
      <text:p text:style-name="GA_20_Grund_20_-_20_Absatzlayout_20_V1.5-LSLP8"/>
      <text:p text:style-name="GA_20_Grund_20_-_20_Absatzlayout_20_V1.5-LSLP8">Die Identifikation einer Instanz erfolgt über den Typ <text:span text:style-name="T1">und</text:span> den Namen. Wird ein Fehler zurückgegeben, dann wurde die Instanz nicht eingesetzt.</text:p>
      <text:p text:style-name="GA_20_Grund_20_-_20_Absatzlayout_20_V1.5-LSLP8"/>
      <text:p text:style-name="F1_20_Fettschrift_20_einzeilig">Querverweise</text:p>
      <text:p text:style-name="GA_20_Grund_20_-_20_Absatzlayout_20_V1.5-LSLP8"/>
      <text:p text:style-name="GA_20_Grund_20_-_20_Absatzlayout_20_V1.5-LSLP8">Klassen: RscInstCopy, RscId.</text:p>
      <text:p text:style-name="GA_20_Grund_20_-_20_Absatzlayout_20_V1.5-LSLP8">Methode: RscDataBase::DeleteRscInst(), GetRscInst().</text:p>
      <text:p text:style-name="GA_20_Grund_20_-_20_Absatzlayout_20_V1.5-LSLP8"/>
      <text:p text:style-name="F1_20_Fettschrift_20_einzeilig">Beispiel</text:p>
      <text:p text:style-name="GA_20_Grund_20_-_20_Absatzlayout_20_V1.5-LSLP8"/>
      <text:p text:style-name="LI_20_Listing">.....</text:p>
      <text:p text:style-name="LI_20_Listing">RscId <text:s text:c="2"/>aWindowName;// Identifier eines Fensters</text:p>
      <text:p text:style-name="LI_20_Listing">RscInst aWindow; <text:s text:c="3"/>// Instanz eines Fensters</text:p>
      <text:p text:style-name="LI_20_Listing">.....</text:p>
      <text:p text:style-name="LI_20_Listing">//Instanz einsetzen und die Alte löschen, falls vorhanden</text:p>
      <text:p text:style-name="LI_20_Listing"><text:soft-page-break/>aCmpInst.SetRscInst( aWindowName, aWindow );</text:p>
      <text:p text:style-name="GA_20_Grund_20_-_20_Absatzlayout_20_V1.5-LSLP8"/>
      <text:p text:style-name="P11">─────────────────────────────────────────────────────────</text:p>
      <text:p text:style-name="GA_20_Grund_20_-_20_Absatzlayout_20_V1.5-LSLP8"/>
      <text:p text:style-name="U0_20_Überschrift"><text:alphabetical-index-mark-start text:id="IMark140346493587528"/>RscSrc::GetRscInst()<text:alphabetical-index-mark-end text:id="IMark140346493587528"/></text:p>
      <text:p text:style-name="GA_20_Grund_20_-_20_Absatzlayout_20_V1.5-LSLP8"/>
      <text:p text:style-name="LI_20_Listing">RscInst RscSrc::GetRscInst( RscTop * pClass,</text:p>
      <text:p text:style-name="LI_20_Listing"><text:s text:c="28"/>RscId &amp; rInstName );</text:p>
      <text:p text:style-name="GA_20_Grund_20_-_20_Absatzlayout_20_V1.5-LSLP8"/>
      <text:p text:style-name="F1_20_Fettschrift_20_einzeilig">Beschreibung</text:p>
      <text:p text:style-name="GA_20_Grund_20_-_20_Absatzlayout_20_V1.5-LSLP8"/>
      <text:p text:style-name="GA_20_Grund_20_-_20_Absatzlayout_20_V1.5-LSLP8">Diese Methode holt eine RscInst Instanz aus der Datenbasis.</text:p>
      <text:p text:style-name="GA_20_Grund_20_-_20_Absatzlayout_20_V1.5-LSLP8"/>
      <text:p text:style-name="F1_20_Fettschrift_20_einzeilig">Parameter</text:p>
      <text:p text:style-name="GA_20_Grund_20_-_20_Absatzlayout_20_V1.5-LSLP8"/>
      <text:p text:style-name="FP_20_Funktionsparameter">pClass<text:tab/>der Typ der Instanz.</text:p>
      <text:p text:style-name="FP_20_Funktionsparameter">rInstName<text:tab/>der Identifier der Instanz.</text:p>
      <text:p text:style-name="GA_20_Grund_20_-_20_Absatzlayout_20_V1.5-LSLP8"/>
      <text:p text:style-name="F1_20_Fettschrift_20_einzeilig">Return-Werte</text:p>
      <text:p text:style-name="GA_20_Grund_20_-_20_Absatzlayout_20_V1.5-LSLP8"/>
      <text:p text:style-name="GA_20_Grund_20_-_20_Absatzlayout_20_V1.5-LSLP8">Es wird eine RscInst Intanz zurückgeliefert.</text:p>
      <text:p text:style-name="GA_20_Grund_20_-_20_Absatzlayout_20_V1.5-LSLP8"/>
      <text:p text:style-name="F1_20_Fettschrift_20_einzeilig">Anmerkungen</text:p>
      <text:p text:style-name="GA_20_Grund_20_-_20_Absatzlayout_20_V1.5-LSLP8"/>
      <text:p text:style-name="GA_20_Grund_20_-_20_Absatzlayout_20_V1.5-LSLP8">Wenn unter dem Typ und Namen keine Instanz zu finden ist, dann ist die zurückgelieferte Instanz ungültig.</text:p>
      <text:p text:style-name="GA_20_Grund_20_-_20_Absatzlayout_20_V1.5-LSLP8"/>
      <text:p text:style-name="F1_20_Fettschrift_20_einzeilig">Querverweise</text:p>
      <text:p text:style-name="GA_20_Grund_20_-_20_Absatzlayout_20_V1.5-LSLP8"/>
      <text:p text:style-name="GA_20_Grund_20_-_20_Absatzlayout_20_V1.5-LSLP8">Klassen: RscInst, RscId.</text:p>
      <text:p text:style-name="GA_20_Grund_20_-_20_Absatzlayout_20_V1.5-LSLP8"/>
      <text:p text:style-name="F1_20_Fettschrift_20_einzeilig">Beispiel</text:p>
      <text:p text:style-name="GA_20_Grund_20_-_20_Absatzlayout_20_V1.5-LSLP8"/>
      <text:p text:style-name="LI_20_Listing">RscId <text:s text:c="3"/>aWindowName;// Identifier eines Fensters</text:p>
      <text:p text:style-name="LI_20_Listing">RscInst <text:s/>aWindow; <text:s text:c="3"/>// Instanz eines Fensters</text:p>
      <text:p text:style-name="LI_20_Listing">RscTop * pClassType;</text:p>
      <text:p text:style-name="LI_20_Listing">.....</text:p>
      <text:p text:style-name="LI_20_Listing">// Klassentyp holen</text:p>
      <text:p text:style-name="LI_20_Listing">pClassType = aBase.GetClassType( HashId( "Window" ) );</text:p>
      <text:p text:style-name="LI_20_Listing">// Instanz holen</text:p>
      <text:p text:style-name="LI_20_Listing">aWindow = aCmpInst.GetRscInst( aWindowName, pClassType ) );</text:p>
      <text:p text:style-name="LI_20_Listing">// Instanz gefunden</text:p>
      <text:p text:style-name="LI_20_Listing">if( aWindow.IsInst() )</text:p>
      <text:p text:style-name="LI_20_Listing"><text:s text:c="4"/>printf( "Instanz gefunden!" );</text:p>
      <text:p text:style-name="LI_20_Listing">....</text:p>
      <text:p text:style-name="GA_20_Grund_20_-_20_Absatzlayout_20_V1.5-LSLP8"/>
      <text:p text:style-name="P11">─────────────────────────────────────────────────────────</text:p>
      <text:p text:style-name="GA_20_Grund_20_-_20_Absatzlayout_20_V1.5-LSLP8"/>
      <text:p text:style-name="U0_20_Überschrift"><text:soft-page-break/><text:alphabetical-index-mark-start text:id="IMark140346493588104"/>RscSrc::FillNameIdList()<text:alphabetical-index-mark-end text:id="IMark140346493588104"/></text:p>
      <text:p text:style-name="GA_20_Grund_20_-_20_Absatzlayout_20_V1.5-LSLP8"/>
      <text:p text:style-name="LI_20_Listing">void RscSrc::FillNameIdList( REResourceList * pList );</text:p>
      <text:p text:style-name="GA_20_Grund_20_-_20_Absatzlayout_20_V1.5-LSLP8"/>
      <text:p text:style-name="F1_20_Fettschrift_20_einzeilig">Beschreibung</text:p>
      <text:p text:style-name="GA_20_Grund_20_-_20_Absatzlayout_20_V1.5-LSLP8"/>
      <text:p text:style-name="GA_20_Grund_20_-_20_Absatzlayout_20_V1.5-LSLP8">Füllt eine Liste mit den Namen und Typen von Resourceinstanzen, die in der Datenbasis stehen.</text:p>
      <text:p text:style-name="GA_20_Grund_20_-_20_Absatzlayout_20_V1.5-LSLP8"/>
      <text:p text:style-name="F1_20_Fettschrift_20_einzeilig">Parameter</text:p>
      <text:p text:style-name="GA_20_Grund_20_-_20_Absatzlayout_20_V1.5-LSLP8"/>
      <text:p text:style-name="FP_20_Funktionsparameter">pList<text:tab/>Dies ist die Liste, die gefüllt wird.</text:p>
      <text:p text:style-name="GA_20_Grund_20_-_20_Absatzlayout_20_V1.5-LSLP8"/>
      <text:p text:style-name="F1_20_Fettschrift_20_einzeilig">Anmerkungen</text:p>
      <text:p text:style-name="GA_20_Grund_20_-_20_Absatzlayout_20_V1.5-LSLP8"/>
      <text:p text:style-name="GA_20_Grund_20_-_20_Absatzlayout_20_V1.5-LSLP8">pList ist eine Liste von Listen. Resourceinstanzen können beliebige weitere Resourceinstanzen beinhalten. Die Liste spiegelt diese Verschachtelung wieder.</text:p>
      <text:p text:style-name="GA_20_Grund_20_-_20_Absatzlayout_20_V1.5-LSLP8"/>
      <text:p text:style-name="F1_20_Fettschrift_20_einzeilig">Querverweise</text:p>
      <text:p text:style-name="GA_20_Grund_20_-_20_Absatzlayout_20_V1.5-LSLP8"/>
      <text:p text:style-name="GA_20_Grund_20_-_20_Absatzlayout_20_V1.5-LSLP8">Klasse: REResourceList.</text:p>
      <text:p text:style-name="GA_20_Grund_20_-_20_Absatzlayout_20_V1.5-LSLP8"/>
      <text:p text:style-name="F1_20_Fettschrift_20_einzeilig">Beispiel</text:p>
      <text:p text:style-name="GA_20_Grund_20_-_20_Absatzlayout_20_V1.5-LSLP8"/>
      <text:p text:style-name="LI_20_Listing">// Resourcedatei</text:p>
      <text:p text:style-name="LI_20_Listing">Window 1000 {</text:p>
      <text:p text:style-name="LI_20_Listing"><text:s text:c="4"/>.....</text:p>
      <text:p text:style-name="LI_20_Listing"><text:s text:c="4"/>PushButton 1 { ..... };</text:p>
      <text:p text:style-name="LI_20_Listing"><text:s text:c="4"/>String <text:s text:c="4"/>1 { ..... };</text:p>
      <text:p text:style-name="LI_20_Listing"><text:s text:c="4"/>String <text:s text:c="4"/>2 { ..... };</text:p>
      <text:p text:style-name="LI_20_Listing">};</text:p>
      <text:p text:style-name="LI_20_Listing">Window 1001 { ..... };</text:p>
      <text:p text:style-name="LI_20_Listing">WorkWindow 1000 {</text:p>
      <text:p text:style-name="LI_20_Listing"><text:s text:c="4"/>.....</text:p>
      <text:p text:style-name="LI_20_Listing"><text:s text:c="4"/>String <text:s text:c="3"/>1 { ..... };</text:p>
      <text:p text:style-name="LI_20_Listing">};</text:p>
      <text:p text:style-name="GA_20_Grund_20_-_20_Absatzlayout_20_V1.5-LSLP8">Eine von diesen Resourcen erzeugte Liste hätte folgende Struktur:</text:p>
      <text:p text:style-name="GA_20_Grund_20_-_20_Absatzlayout_20_V1.5-LSLP8">Window 1000</text:p>
      <text:p text:style-name="GA_20_Grund_20_-_20_Absatzlayout_20_V1.5-LSLP8"><text:tab/>PushButton 1</text:p>
      <text:p text:style-name="GA_20_Grund_20_-_20_Absatzlayout_20_V1.5-LSLP8"><text:tab/>String 1</text:p>
      <text:p text:style-name="GA_20_Grund_20_-_20_Absatzlayout_20_V1.5-LSLP8"><text:tab/>String 2</text:p>
      <text:p text:style-name="GA_20_Grund_20_-_20_Absatzlayout_20_V1.5-LSLP8">Window 1001</text:p>
      <text:p text:style-name="GA_20_Grund_20_-_20_Absatzlayout_20_V1.5-LSLP8">WorkWindow 1000</text:p>
      <text:p text:style-name="GA_20_Grund_20_-_20_Absatzlayout_20_V1.5-LSLP8"><text:tab/>String 1</text:p>
      <text:p text:style-name="P11">─────────────────────────────────────────────────────────</text:p>
      <text:p text:style-name="GA_20_Grund_20_-_20_Absatzlayout_20_V1.5-LSLP8"/>
      <text:p text:style-name="U0_20_Überschrift"><text:alphabetical-index-mark-start text:id="IMark140346493588104"/>RscSrc::Write...File()<text:alphabetical-index-mark-end text:id="IMark140346493588104"/></text:p>
      <text:p text:style-name="GA_20_Grund_20_-_20_Absatzlayout_20_V1.5-LSLP8"/>
      <text:p text:style-name="LI_20_Listing"><text:soft-page-break/>ERRTYPE RscSrc::WriteCxxFile( const String &amp; rFileName</text:p>
      <text:p text:style-name="LI_20_Listing"><text:s text:c="30"/>const String &amp; rHxxName );</text:p>
      <text:p text:style-name="LI_20_Listing">ERRTYPE RscSrc::WriteHxxFile( const String &amp; rFileName );</text:p>
      <text:p text:style-name="GA_20_Grund_20_-_20_Absatzlayout_20_V1.5-LSLP8"/>
      <text:p text:style-name="F1_20_Fettschrift_20_einzeilig">Beschreibung</text:p>
      <text:p text:style-name="GA_20_Grund_20_-_20_Absatzlayout_20_V1.5-LSLP8"/>
      <text:p text:style-name="GA_20_Grund_20_-_20_Absatzlayout_20_V1.5-LSLP8">Diese Methoden schreiben ein entsprechendes Format, der in der Datenbasis stehenden Resourceinstanzen, in die Dateien. WriteHxxFile schreibt die Include-Datei für die ".cxx"-Dateien.</text:p>
      <text:p text:style-name="GA_20_Grund_20_-_20_Absatzlayout_20_V1.5-LSLP8"/>
      <text:p text:style-name="F1_20_Fettschrift_20_einzeilig">Parameter</text:p>
      <text:p text:style-name="GA_20_Grund_20_-_20_Absatzlayout_20_V1.5-LSLP8"/>
      <text:p text:style-name="FP_20_Funktionsparameter">rFileName<text:tab/>Dies ist der Name der Datei in die das entsprechende Format geschrieben werden soll.</text:p>
      <text:p text:style-name="FP_20_Funktionsparameter">rHxxName<text:tab/>Dies ist der Name "hxx"-Datei, die von der "cxx"-Datei eingefügt wird.</text:p>
      <text:p text:style-name="GA_20_Grund_20_-_20_Absatzlayout_20_V1.5-LSLP8"/>
      <text:p text:style-name="F1_20_Fettschrift_20_einzeilig">Return-Werte</text:p>
      <text:p text:style-name="GA_20_Grund_20_-_20_Absatzlayout_20_V1.5-LSLP8"/>
      <text:p text:style-name="FP_20_Funktionsparameter">ERRTYPE.IsOk()<text:tab/>Das Format wurde in die entsprechende Datei geschrieben.</text:p>
      <text:p text:style-name="FP_20_Funktionsparameter">anderer Wert<text:tab/>Es ist ein Fehler aufgetreten. Die angegebene Datei wurde eventuell unvollständig geschrieben.</text:p>
      <text:p text:style-name="GA_20_Grund_20_-_20_Absatzlayout_20_V1.5-LSLP8"/>
      <text:p text:style-name="P11">─────────────────────────────────────────────────────────</text:p>
      <text:p text:style-name="P9"><text:toc-mark-start text:id="IMark140347561893808" text:outline-level="1"/><text:alphabetical-index-mark-start text:id="IMark140347561892656"/>RscInst<text:alphabetical-index-mark-end text:id="IMark140347561892656"/><text:toc-mark-end text:id="IMark140347561893808"/></text:p>
      <text:p text:style-name="GA_20_Grund_20_-_20_Absatzlayout_20_V1.5-LSLP8"/>
      <text:p text:style-name="LI_20_Listing">class RscInst {</text:p>
      <text:p text:style-name="LI_20_Listing">public:</text:p>
      <text:p text:style-name="LI_20_Listing"><text:s text:c="4"/>RSCINST <text:s text:c="2"/>aInst;</text:p>
      <text:p text:style-name="LI_20_Listing"><text:s text:c="14"/>RscInst();</text:p>
      <text:p text:style-name="LI_20_Listing"><text:s text:c="14"/>RscInst( const RscInst &amp; rInst );</text:p>
      <text:p text:style-name="LI_20_Listing"><text:s text:c="14"/>RscInst( RSCINST aTmpI );</text:p>
      <text:p text:style-name="LI_20_Listing"><text:s text:c="4"/>RscInst&amp; <text:s/>operator = <text:s/>( const RscInst&amp; rRscInst );</text:p>
      <text:p text:style-name="LI_20_Listing"><text:s text:c="14"/>~RscInst();</text:p>
      <text:p text:style-name="LI_20_Listing"><text:s text:c="4"/>void <text:s text:c="5"/>OverWrite( RscInstCopy &amp; rInst );</text:p>
      <text:p text:style-name="LI_20_Listing"><text:s text:c="4"/>BOOL <text:s text:c="5"/>IsInst();</text:p>
      <text:p text:style-name="LI_20_Listing"><text:s text:c="14"/>// Listen Methoden</text:p>
      <text:p text:style-name="LI_20_Listing"><text:s text:c="4"/>ERRTYPE <text:s text:c="2"/>SetElement( const RscId &amp; rName,</text:p>
      <text:p text:style-name="LI_20_Listing"><text:s text:c="26"/>RscInstCopy &amp; rInst );</text:p>
      <text:p text:style-name="LI_20_Listing"><text:s text:c="4"/>ERRTYPE <text:s text:c="2"/>SetPosEle( USHORT nPos,</text:p>
      <text:p text:style-name="LI_20_Listing"><text:s text:c="25"/>RscInstCopy &amp; rInst );</text:p>
      <text:p text:style-name="LI_20_Listing"><text:s text:c="4"/>ERRTYPE <text:s text:c="2"/>SetPosRscId( USHORT nPos, const RscId &amp; rId);</text:p>
      <text:p text:style-name="LI_20_Listing"><text:s text:c="4"/>SUBINFO_STRUCT <text:s/>GetInfoEle( USHORT nPos );</text:p>
      <text:p text:style-name="LI_20_Listing"><text:s text:c="4"/>USHORT <text:s text:c="3"/>GetCount();</text:p>
      <text:p text:style-name="LI_20_Listing"><text:s text:c="4"/>RscInst <text:s text:c="2"/>GetElement( RscTop * pClass,</text:p>
      <text:p text:style-name="LI_20_Listing"><text:s text:c="26"/>const RscId &amp; rName );</text:p>
      <text:p text:style-name="LI_20_Listing"><text:s text:c="4"/>RscInst <text:s text:c="2"/>GetPosEle( USHORT nPos );</text:p>
      <text:p text:style-name="LI_20_Listing"><text:s text:c="4"/>ERRTYPE <text:s text:c="2"/>MovePosEle( USHORT nDestPos,</text:p>
      <text:p text:style-name="LI_20_Listing"><text:s text:c="26"/>USHORT nSourcePos );</text:p>
      <text:p text:style-name="LI_20_Listing"><text:s text:c="4"/>ERRTYPE <text:s text:c="2"/>DeleteElement( RscTop * pClass,</text:p>
      <text:p text:style-name="LI_20_Listing"><text:s text:c="29"/>RscId &amp; rName );</text:p>
      <text:p text:style-name="LI_20_Listing"><text:s text:c="4"/>ERRTYPE <text:s text:c="2"/>DeletePosEle( USHORT nPos );</text:p>
      <text:p text:style-name="LI_20_Listing"><text:s text:c="4"/>ERRTYPE <text:s text:c="2"/>SetVar( HASHID nVarName,</text:p>
      <text:p text:style-name="LI_20_Listing"><text:s text:c="22"/>RscInstCopy &amp; rInst );</text:p>
      <text:p text:style-name="LI_20_Listing"><text:s text:c="4"/>ERRTYPE <text:s text:c="2"/>SetConst( HASHID nConstId );</text:p>
      <text:p text:style-name="LI_20_Listing"><text:s text:c="4"/>ERRTYPE <text:s text:c="2"/>SetBool( BOOL bSet );</text:p>
      <text:p text:style-name="LI_20_Listing"><text:s text:c="4"/>ERRTYPE <text:s text:c="2"/>SetNumber( long lValue );</text:p>
      <text:p text:style-name="LI_20_Listing"><text:s text:c="4"/>ERRTYPE <text:s text:c="2"/>SetString( const char * pStr );</text:p>
      <text:p text:style-name="LI_20_Listing"><text:s text:c="4"/>ERRTYPE <text:s text:c="2"/>SetRef( const RscId &amp; rRscId );</text:p>
      <text:p text:style-name="LI_20_Listing"><text:s text:c="4"/>ERRTYPE <text:s text:c="2"/>SetDefault( HASHID nVarName );</text:p>
      <text:p text:style-name="LI_20_Listing"/>
      <text:p text:style-name="LI_20_Listing"><text:s text:c="4"/>RscInst&amp; <text:s/>GetVar( HASHID nVarName );</text:p>
      <text:p text:style-name="LI_20_Listing"><text:s text:c="4"/>HASHID <text:s text:c="3"/>GetConst();</text:p>
      <text:p text:style-name="LI_20_Listing"><text:s text:c="4"/>USHORT <text:s text:c="3"/>GetConstPos();</text:p>
      <text:p text:style-name="LI_20_Listing"><text:s text:c="4"/>BOOL <text:s text:c="5"/>GetBool();</text:p>
      <text:p text:style-name="LI_20_Listing"><text:s text:c="4"/>long <text:s text:c="5"/>GetNumber();</text:p>
      <text:p text:style-name="LI_20_Listing"><text:s text:c="4"/>const char * GetString();</text:p>
      <text:p text:style-name="LI_20_Listing"><text:s text:c="4"/>RscId <text:s text:c="4"/>GetRef();</text:p>
      <text:p text:style-name="LI_20_Listing"><text:s text:c="4"/>BOOL <text:s text:c="5"/>IsDefault( HASHID nVarName );</text:p>
      <text:p text:style-name="LI_20_Listing"><text:s text:c="4"/>BOOL <text:s text:c="5"/>IsConsistent( RscInconsList * pList );</text:p>
      <text:p text:style-name="LI_20_Listing"/>
      <text:p text:style-name="LI_20_Listing"><text:s text:c="4"/>HASHID <text:s text:c="3"/>GetClassEnum( USHORT nPos );</text:p>
      <text:p text:style-name="LI_20_Listing"><text:s text:c="4"/>RscTop * <text:s/>GetClassType();</text:p>
      <text:p text:style-name="LI_20_Listing"><text:s text:c="4"/>HASHID <text:s text:c="3"/>GetClassName();</text:p>
      <text:p text:style-name="LI_20_Listing"><text:soft-page-break/><text:s text:c="4"/>ERRTYPE <text:s text:c="2"/>WriteRc( RscWriteRc &amp; aMem );</text:p>
      <text:p text:style-name="LI_20_Listing">};</text:p>
      <text:p text:style-name="GA_20_Grund_20_-_20_Absatzlayout_20_V1.5-LSLP8"/>
      <text:p text:style-name="F1_20_Fettschrift_20_einzeilig">Beschreibung</text:p>
      <text:p text:style-name="GA_20_Grund_20_-_20_Absatzlayout_20_V1.5-LSLP8"/>
      <text:p text:style-name="GA_20_Grund_20_-_20_Absatzlayout_20_V1.5-LSLP8">Diese Klasse stellt Methoden zur Verfügung, mit denen Resourceinstanzen erzeugt, verändern und gelöscht werden können. Das Erzeugen von Instanzen erfolgt immer impliziet. Das heißt beim Anfordern einer Instanz wird sie erzeugt, wenn sie nicht vorhanden war.</text:p>
      <text:p text:style-name="GA_20_Grund_20_-_20_Absatzlayout_20_V1.5-LSLP8"/>
      <text:p text:style-name="F1_20_Fettschrift_20_einzeilig">Ausnahmen</text:p>
      <text:p text:style-name="GA_20_Grund_20_-_20_Absatzlayout_20_V1.5-LSLP8"/>
      <text:p text:style-name="GA_20_Grund_20_-_20_Absatzlayout_20_V1.5-LSLP8">Eine Ausname bildet die Methode GetPosEle, wenn an der angegebenen Stelle keine Instanz steht, so wird eine ungültige Instanz zurückgeliefert.</text:p>
      <text:p text:style-name="GA_20_Grund_20_-_20_Absatzlayout_20_V1.5-LSLP8"/>
      <text:p text:style-name="F1_20_Fettschrift_20_einzeilig">Anmerkungen</text:p>
      <text:p text:style-name="GA_20_Grund_20_-_20_Absatzlayout_20_V1.5-LSLP8"/>
      <text:p text:style-name="GA_20_Grund_20_-_20_Absatzlayout_20_V1.5-LSLP8">Die Implementation ist nicht auf Geschwindigkeit und Speicherbedarf optimiert.</text:p>
      <text:p text:style-name="GA_20_Grund_20_-_20_Absatzlayout_20_V1.5-LSLP8"/>
      <text:p text:style-name="F1_20_Fettschrift_20_einzeilig">Querverweise</text:p>
      <text:p text:style-name="GA_20_Grund_20_-_20_Absatzlayout_20_V1.5-LSLP8"/>
      <text:p text:style-name="GA_20_Grund_20_-_20_Absatzlayout_20_V1.5-LSLP8">Klassen: RscDataBase, RscHrc, RscSrc, RSCINST, RscTop, RscId.</text:p>
      <text:p text:style-name="GA_20_Grund_20_-_20_Absatzlayout_20_V1.5-LSLP8"/>
      <text:p text:style-name="F1_20_Fettschrift_20_einzeilig">Beispiel</text:p>
      <text:p text:style-name="GA_20_Grund_20_-_20_Absatzlayout_20_V1.5-LSLP8">Das Beispiel zeigt, wie der Wert einer Variablen geändert wird</text:p>
      <text:p text:style-name="LI_20_Listing">.....</text:p>
      <text:p text:style-name="LI_20_Listing">RscInst <text:s/>aWindow;</text:p>
      <text:p text:style-name="LI_20_Listing">RscInst <text:s/>aBorder;</text:p>
      <text:p text:style-name="LI_20_Listing">RscTop* <text:s/>pWindowType;</text:p>
      <text:p text:style-name="LI_20_Listing"/>
      <text:p text:style-name="LI_20_Listing">// Typ des Klasse Window</text:p>
      <text:p text:style-name="LI_20_Listing">pWindowType = aDataBase.GetClassType( HashId( "Window" ) );</text:p>
      <text:p text:style-name="LI_20_Listing">// Exemplar der Klasse Window erzeugen</text:p>
      <text:p text:style-name="LI_20_Listing">aWindow = aCompilerInst.CreateRscInst( pWindowType );</text:p>
      <text:p text:style-name="LI_20_Listing">// Exemplar mit Namen "Border" holen</text:p>
      <text:p text:style-name="LI_20_Listing">aBorder = aWindow.GetVar( HashId( "Border" ) );</text:p>
      <text:p text:style-name="LI_20_Listing">// Wert auf TRUE setzen</text:p>
      <text:p text:style-name="LI_20_Listing">aBorder.SetBool( TRUE );</text:p>
      <text:p text:style-name="LI_20_Listing">.....</text:p>
      <text:p text:style-name="GA_20_Grund_20_-_20_Absatzlayout_20_V1.5-LSLP8"/>
      <text:p text:style-name="P9"><text:alphabetical-index-mark-start text:id="IMark140347561893808"/>RscInst::RscInst()<text:alphabetical-index-mark-end text:id="IMark140347561893808"/></text:p>
      <text:p text:style-name="GA_20_Grund_20_-_20_Absatzlayout_20_V1.5-LSLP8"/>
      <text:p text:style-name="LI_20_Listing">RscInst::RscInst();</text:p>
      <text:p text:style-name="LI_20_Listing">RscInst::RscInst( const RscInst &amp; rInst );</text:p>
      <text:p text:style-name="LI_20_Listing">RscInst::RscInst( RSCINST aTmpI );</text:p>
      <text:p text:style-name="LI_20_Listing"/>
      <text:p text:style-name="F1_20_Fettschrift_20_einzeilig">Beschreibung</text:p>
      <text:p text:style-name="GA_20_Grund_20_-_20_Absatzlayout_20_V1.5-LSLP8"/>
      <text:p text:style-name="GA_20_Grund_20_-_20_Absatzlayout_20_V1.5-LSLP8">Diese Instanz beinhaltet nur eine Referenz auf die Resourcedaten.</text:p>
      <text:p text:style-name="GA_20_Grund_20_-_20_Absatzlayout_20_V1.5-LSLP8"/>
      <text:p text:style-name="F1_20_Fettschrift_20_einzeilig">Parameter</text:p>
      <text:p text:style-name="GA_20_Grund_20_-_20_Absatzlayout_20_V1.5-LSLP8"/>
      <text:p text:style-name="FP_20_Funktionsparameter">rInst<text:tab/>ist die Instanz, aus der die Referenz übernommen wird.</text:p>
      <text:p text:style-name="FP_20_Funktionsparameter">aTmpI<text:tab/>Aus dieser Instanz wird eine RscInst erzeugt.</text:p>
      <text:p text:style-name="FP_20_Funktionsparameter"/>
      <text:p text:style-name="F1_20_Fettschrift_20_einzeilig">Anmerkungen</text:p>
      <text:p text:style-name="GA_20_Grund_20_-_20_Absatzlayout_20_V1.5-LSLP8"/>
      <text:p text:style-name="GA_20_Grund_20_-_20_Absatzlayout_20_V1.5-LSLP8">RscInst hat zwei verschiedene Zustände die mit der Methode IsInst() abgefragt werden können. Liefert IsInst() TRUE zurück, dann ist es eine gültige Instanz. Anderenfalls ist die Instanz ungültig und alle Methoden liefern Fehler oder weitere ungültige Instanzen.</text:p>
      <text:p text:style-name="GA_20_Grund_20_-_20_Absatzlayout_20_V1.5-LSLP8"/>
      <text:p text:style-name="F1_20_Fettschrift_20_einzeilig">Querverweise</text:p>
      <text:p text:style-name="GA_20_Grund_20_-_20_Absatzlayout_20_V1.5-LSLP8"/>
      <text:p text:style-name="GA_20_Grund_20_-_20_Absatzlayout_20_V1.5-LSLP8">Klassen: <text:s/>RSCINST, ERRTYPE.</text:p>
      <text:p text:style-name="GA_20_Grund_20_-_20_Absatzlayout_20_V1.5-LSLP8">Methoden: IsInst(), GetClassType().</text:p>
      <text:p text:style-name="GA_20_Grund_20_-_20_Absatzlayout_20_V1.5-LSLP8"/>
      <text:p text:style-name="P11">─────────────────────────────────────────────────────────</text:p>
      <text:p text:style-name="GA_20_Grund_20_-_20_Absatzlayout_20_V1.5-LSLP8"/>
      <text:p text:style-name="U0_20_Überschrift"><text:alphabetical-index-mark-start text:id="IMark140347561893808"/>RscInst::operator = ()<text:alphabetical-index-mark-end text:id="IMark140347561893808"/></text:p>
      <text:p text:style-name="GA_20_Grund_20_-_20_Absatzlayout_20_V1.5-LSLP8"/>
      <text:p text:style-name="LI_20_Listing">RscInst &amp; RscInst::operator = ( const RscInst &amp; rInst );</text:p>
      <text:p text:style-name="GA_20_Grund_20_-_20_Absatzlayout_20_V1.5-LSLP8"/>
      <text:p text:style-name="F1_20_Fettschrift_20_einzeilig">Beschreibung</text:p>
      <text:p text:style-name="GA_20_Grund_20_-_20_Absatzlayout_20_V1.5-LSLP8"/>
      <text:p text:style-name="GA_20_Grund_20_-_20_Absatzlayout_20_V1.5-LSLP8">Es werden die Referenzen von rInst übernommen.</text:p>
      <text:p text:style-name="GA_20_Grund_20_-_20_Absatzlayout_20_V1.5-LSLP8"/>
      <text:p text:style-name="F1_20_Fettschrift_20_einzeilig">Parameter</text:p>
      <text:p text:style-name="GA_20_Grund_20_-_20_Absatzlayout_20_V1.5-LSLP8"/>
      <text:p text:style-name="FP_20_Funktionsparameter">rInst<text:tab/>Intanz von dem die Referenzen übernommen werden.</text:p>
      <text:p text:style-name="GA_20_Grund_20_-_20_Absatzlayout_20_V1.5-LSLP8"/>
      <text:p text:style-name="F1_20_Fettschrift_20_einzeilig">Return-Werte</text:p>
      <text:p text:style-name="GA_20_Grund_20_-_20_Absatzlayout_20_V1.5-LSLP8"/>
      <text:p text:style-name="GA_20_Grund_20_-_20_Absatzlayout_20_V1.5-LSLP8">Es wird die eigene Instanz zurückgeliefert.</text:p>
      <text:p text:style-name="GA_20_Grund_20_-_20_Absatzlayout_20_V1.5-LSLP8"/>
      <text:p text:style-name="P11">─────────────────────────────────────────────────────────</text:p>
      <text:p text:style-name="GA_20_Grund_20_-_20_Absatzlayout_20_V1.5-LSLP8"/>
      <text:p text:style-name="GA_20_Grund_20_-_20_Absatzlayout_20_V1.5-LSLP8"><text:soft-page-break/></text:p>
      <text:p text:style-name="U0_20_Überschrift"><text:alphabetical-index-mark-start text:id="IMark140347561893808"/>RscInst::~RscInst()<text:alphabetical-index-mark-end text:id="IMark140347561893808"/></text:p>
      <text:p text:style-name="GA_20_Grund_20_-_20_Absatzlayout_20_V1.5-LSLP8"/>
      <text:p text:style-name="LI_20_Listing">RscInst::~RscInst();</text:p>
      <text:p text:style-name="GA_20_Grund_20_-_20_Absatzlayout_20_V1.5-LSLP8"/>
      <text:p text:style-name="F1_20_Fettschrift_20_einzeilig">Beschreibung</text:p>
      <text:p text:style-name="GA_20_Grund_20_-_20_Absatzlayout_20_V1.5-LSLP8"/>
      <text:p text:style-name="GA_20_Grund_20_-_20_Absatzlayout_20_V1.5-LSLP8">Im Destruktor passiert nichts.</text:p>
      <text:p text:style-name="GA_20_Grund_20_-_20_Absatzlayout_20_V1.5-LSLP8"/>
      <text:p text:style-name="P11">─────────────────────────────────────────────────────────</text:p>
      <text:p text:style-name="GA_20_Grund_20_-_20_Absatzlayout_20_V1.5-LSLP8"/>
      <text:p text:style-name="U0_20_Überschrift"><text:alphabetical-index-mark-start text:id="IMark140347561893808"/>RscInst::OverWrite()<text:alphabetical-index-mark-end text:id="IMark140347561893808"/></text:p>
      <text:p text:style-name="GA_20_Grund_20_-_20_Absatzlayout_20_V1.5-LSLP8"/>
      <text:p text:style-name="LI_20_Listing">void RscInst::OverWrite( RscInstCopy &amp; rInst );</text:p>
      <text:p text:style-name="GA_20_Grund_20_-_20_Absatzlayout_20_V1.5-LSLP8"/>
      <text:p text:style-name="F1_20_Fettschrift_20_einzeilig">Beschreibung</text:p>
      <text:p text:style-name="GA_20_Grund_20_-_20_Absatzlayout_20_V1.5-LSLP8"/>
      <text:p text:style-name="GA_20_Grund_20_-_20_Absatzlayout_20_V1.5-LSLP8">Die Daten in der Instanz werden mit den Daten in rInst überschrieben.</text:p>
      <text:p text:style-name="GA_20_Grund_20_-_20_Absatzlayout_20_V1.5-LSLP8"/>
      <text:p text:style-name="F1_20_Fettschrift_20_einzeilig">Parameter</text:p>
      <text:p text:style-name="GA_20_Grund_20_-_20_Absatzlayout_20_V1.5-LSLP8"/>
      <text:p text:style-name="FP_20_Funktionsparameter">rInst<text:tab/>ist die Instanz, deren Daten eingesetzt werden.</text:p>
      <text:p text:style-name="GA_20_Grund_20_-_20_Absatzlayout_20_V1.5-LSLP8"/>
      <text:p text:style-name="F1_20_Fettschrift_20_einzeilig">Anmerkungen</text:p>
      <text:p text:style-name="GA_20_Grund_20_-_20_Absatzlayout_20_V1.5-LSLP8"/>
      <text:p text:style-name="GA_20_Grund_20_-_20_Absatzlayout_20_V1.5-LSLP8">Stimmen die Typen nicht überein, werden die Daten der gemeinsamen Oberklassen übernommen. Die anderen Daten werden auf Default gesetzt.</text:p>
      <text:p text:style-name="GA_20_Grund_20_-_20_Absatzlayout_20_V1.5-LSLP8"/>
      <text:p text:style-name="F1_20_Fettschrift_20_einzeilig">Querverweise</text:p>
      <text:p text:style-name="GA_20_Grund_20_-_20_Absatzlayout_20_V1.5-LSLP8"/>
      <text:p text:style-name="GA_20_Grund_20_-_20_Absatzlayout_20_V1.5-LSLP8">Klasse: <text:s/>RscTop.</text:p>
      <text:p text:style-name="GA_20_Grund_20_-_20_Absatzlayout_20_V1.5-LSLP8">Methode: RscInstCopy::RscInstCopy(), RscTop::Create().</text:p>
      <text:p text:style-name="GA_20_Grund_20_-_20_Absatzlayout_20_V1.5-LSLP8"/>
      <text:p text:style-name="P11">─────────────────────────────────────────────────────────</text:p>
      <text:p text:style-name="GA_20_Grund_20_-_20_Absatzlayout_20_V1.5-LSLP8"/>
      <text:p text:style-name="U0_20_Überschrift"><text:alphabetical-index-mark-start text:id="IMark140347561893808"/>RscInst::IsInst()<text:alphabetical-index-mark-end text:id="IMark140347561893808"/></text:p>
      <text:p text:style-name="GA_20_Grund_20_-_20_Absatzlayout_20_V1.5-LSLP8"/>
      <text:p text:style-name="LI_20_Listing">BOOL RscInst::IsInst();</text:p>
      <text:p text:style-name="GA_20_Grund_20_-_20_Absatzlayout_20_V1.5-LSLP8"/>
      <text:p text:style-name="F1_20_Fettschrift_20_einzeilig">Beschreibung</text:p>
      <text:p text:style-name="GA_20_Grund_20_-_20_Absatzlayout_20_V1.5-LSLP8"/>
      <text:p text:style-name="GA_20_Grund_20_-_20_Absatzlayout_20_V1.5-LSLP8">Zeigt an ob eine gültige Instanz vorligt.</text:p>
      <text:p text:style-name="GA_20_Grund_20_-_20_Absatzlayout_20_V1.5-LSLP8"/>
      <text:p text:style-name="F1_20_Fettschrift_20_einzeilig">Return-Werte</text:p>
      <text:p text:style-name="GA_20_Grund_20_-_20_Absatzlayout_20_V1.5-LSLP8"/>
      <text:p text:style-name="FP_20_Funktionsparameter">TRUE<text:tab/>heißt, es liegt eine gültige Instanz vor.</text:p>
      <text:p text:style-name="FP_20_Funktionsparameter"><text:soft-page-break/>FALSE<text:tab/>heißt, es liegt keine gültige Instanz vor.</text:p>
      <text:p text:style-name="GA_20_Grund_20_-_20_Absatzlayout_20_V1.5-LSLP8"/>
      <text:p text:style-name="F1_20_Fettschrift_20_einzeilig">Querverweise</text:p>
      <text:p text:style-name="GA_20_Grund_20_-_20_Absatzlayout_20_V1.5-LSLP8"/>
      <text:p text:style-name="GA_20_Grund_20_-_20_Absatzlayout_20_V1.5-LSLP8">Klasse: <text:s/>RSCINST</text:p>
      <text:p text:style-name="GA_20_Grund_20_-_20_Absatzlayout_20_V1.5-LSLP8">Methode: RSCINST::IsInst();</text:p>
      <text:p text:style-name="GA_20_Grund_20_-_20_Absatzlayout_20_V1.5-LSLP8"/>
      <text:p text:style-name="P11">─────────────────────────────────────────────────────────</text:p>
      <text:p text:style-name="GA_20_Grund_20_-_20_Absatzlayout_20_V1.5-LSLP8"/>
      <text:p text:style-name="U0_20_Überschrift"><text:alphabetical-index-mark-start text:id="IMark140347561893808"/>RscInst::SetElement()<text:alphabetical-index-mark-end text:id="IMark140347561893808"/></text:p>
      <text:p text:style-name="GA_20_Grund_20_-_20_Absatzlayout_20_V1.5-LSLP8"/>
      <text:p text:style-name="LI_20_Listing">ERRTYPE RscInst::SetElement( const RscId &amp; rName,</text:p>
      <text:p text:style-name="LI_20_Listing"><text:s text:c="29"/>RscInstCopy &amp; rInst);</text:p>
      <text:p text:style-name="GA_20_Grund_20_-_20_Absatzlayout_20_V1.5-LSLP8"/>
      <text:p text:style-name="F1_20_Fettschrift_20_einzeilig">Beschreibung</text:p>
      <text:p text:style-name="GA_20_Grund_20_-_20_Absatzlayout_20_V1.5-LSLP8"/>
      <text:p text:style-name="GA_20_Grund_20_-_20_Absatzlayout_20_V1.5-LSLP8">Die Methode fügt eine Resourceinstanz unter dem Namen rName ein.</text:p>
      <text:p text:style-name="GA_20_Grund_20_-_20_Absatzlayout_20_V1.5-LSLP8"/>
      <text:p text:style-name="F1_20_Fettschrift_20_einzeilig">Parameter</text:p>
      <text:p text:style-name="GA_20_Grund_20_-_20_Absatzlayout_20_V1.5-LSLP8"/>
      <text:p text:style-name="FP_20_Funktionsparameter">rInst<text:tab/>ist die Instanz die eingefügt werden soll.</text:p>
      <text:p text:style-name="FP_20_Funktionsparameter">rName<text:tab/>ist der Identifier unter dem die Instanz eingefügt wird.</text:p>
      <text:p text:style-name="GA_20_Grund_20_-_20_Absatzlayout_20_V1.5-LSLP8"/>
      <text:p text:style-name="F1_20_Fettschrift_20_einzeilig">Return-Werte</text:p>
      <text:p text:style-name="GA_20_Grund_20_-_20_Absatzlayout_20_V1.5-LSLP8"/>
      <text:p text:style-name="FP_20_Funktionsparameter">ERRTYPE.IsOk()<text:tab/>bedeutet, die Instanz wurde Eingefügt.</text:p>
      <text:p text:style-name="FP_20_Funktionsparameter">anderer Wert<text:tab/>bedeutet, daß ein Fehler aufgetreten ist.</text:p>
      <text:p text:style-name="GA_20_Grund_20_-_20_Absatzlayout_20_V1.5-LSLP8"/>
      <text:p text:style-name="F1_20_Fettschrift_20_einzeilig">Anmerkungen</text:p>
      <text:p text:style-name="GA_20_Grund_20_-_20_Absatzlayout_20_V1.5-LSLP8"/>
      <text:p text:style-name="GA_20_Grund_20_-_20_Absatzlayout_20_V1.5-LSLP8">Wenn in der Liste unter diesem Namen und Typ schon eine Instanz steht, wird die Instanz gelöscht und die neue Instanz wird an der gleichen Stelle eingefügt. Wenn rName keine gültige Id enthält, wird die Instanz am Ende angefügt.</text:p>
      <text:p text:style-name="GA_20_Grund_20_-_20_Absatzlayout_20_V1.5-LSLP8"/>
      <text:p text:style-name="F1_20_Fettschrift_20_einzeilig">Querverweise</text:p>
      <text:p text:style-name="GA_20_Grund_20_-_20_Absatzlayout_20_V1.5-LSLP8"/>
      <text:p text:style-name="GA_20_Grund_20_-_20_Absatzlayout_20_V1.5-LSLP8">Klassen: <text:s/>ERRTYPE, RscId, RSCINST.</text:p>
      <text:p text:style-name="GA_20_Grund_20_-_20_Absatzlayout_20_V1.5-LSLP8">Methoden: SetPosEle(), RscId::IsId().</text:p>
      <text:p text:style-name="GA_20_Grund_20_-_20_Absatzlayout_20_V1.5-LSLP8"/>
      <text:p text:style-name="P11">─────────────────────────────────────────────────────────</text:p>
      <text:p text:style-name="GA_20_Grund_20_-_20_Absatzlayout_20_V1.5-LSLP8"/>
      <text:p text:style-name="U0_20_Überschrift"><text:alphabetical-index-mark-start text:id="IMark140347561893808"/>RscInst::SetPosEle()<text:alphabetical-index-mark-end text:id="IMark140347561893808"/></text:p>
      <text:p text:style-name="GA_20_Grund_20_-_20_Absatzlayout_20_V1.5-LSLP8"/>
      <text:p text:style-name="LI_20_Listing">ERRTYPE RscInst::SetPosEle( USHORT nPos,</text:p>
      <text:p text:style-name="LI_20_Listing"><text:s text:c="28"/>RscInstCopy &amp; rInst );</text:p>
      <text:p text:style-name="GA_20_Grund_20_-_20_Absatzlayout_20_V1.5-LSLP8"/>
      <text:p text:style-name="F1_20_Fettschrift_20_einzeilig">Beschreibung</text:p>
      <text:p text:style-name="GA_20_Grund_20_-_20_Absatzlayout_20_V1.5-LSLP8"><text:soft-page-break/></text:p>
      <text:p text:style-name="GA_20_Grund_20_-_20_Absatzlayout_20_V1.5-LSLP8">An der Position nPos wird eine Resourceinstanz durch rInst ersetzt.</text:p>
      <text:p text:style-name="GA_20_Grund_20_-_20_Absatzlayout_20_V1.5-LSLP8"/>
      <text:p text:style-name="F1_20_Fettschrift_20_einzeilig">Parameter</text:p>
      <text:p text:style-name="GA_20_Grund_20_-_20_Absatzlayout_20_V1.5-LSLP8"/>
      <text:p text:style-name="FP_20_Funktionsparameter">rInst<text:tab/>ist die Instanz die an die Position nPos gesetzt wird.</text:p>
      <text:p text:style-name="FP_20_Funktionsparameter">nPos<text:tab/>ist die Position an die die Instanz gesetzt wird.</text:p>
      <text:p text:style-name="GA_20_Grund_20_-_20_Absatzlayout_20_V1.5-LSLP8"/>
      <text:p text:style-name="F1_20_Fettschrift_20_einzeilig">Return-Werte</text:p>
      <text:p text:style-name="GA_20_Grund_20_-_20_Absatzlayout_20_V1.5-LSLP8"/>
      <text:p text:style-name="FP_20_Funktionsparameter">ERRTYPE.IsOk()<text:tab/>bedeutet, die Instanz auf nPos wurde ersetzt.</text:p>
      <text:p text:style-name="FP_20_Funktionsparameter">andere Wert<text:tab/>bedeutet, die Instanz wurde nicht ersetzt.</text:p>
      <text:p text:style-name="GA_20_Grund_20_-_20_Absatzlayout_20_V1.5-LSLP8"/>
      <text:p text:style-name="F1_20_Fettschrift_20_einzeilig">Anmerkungen</text:p>
      <text:p text:style-name="GA_20_Grund_20_-_20_Absatzlayout_20_V1.5-LSLP8"/>
      <text:p text:style-name="GA_20_Grund_20_-_20_Absatzlayout_20_V1.5-LSLP8">Wenn ein Fehler zurückgeliefert wird, so heißt das meistens, daß an der Position nPos keine Reourceinstanz steht.</text:p>
      <text:p text:style-name="GA_20_Grund_20_-_20_Absatzlayout_20_V1.5-LSLP8"/>
      <text:p text:style-name="F1_20_Fettschrift_20_einzeilig">Querverweise</text:p>
      <text:p text:style-name="GA_20_Grund_20_-_20_Absatzlayout_20_V1.5-LSLP8"/>
      <text:p text:style-name="GA_20_Grund_20_-_20_Absatzlayout_20_V1.5-LSLP8">Klassen: <text:s/>ERRTYPE, RSCINST.</text:p>
      <text:p text:style-name="GA_20_Grund_20_-_20_Absatzlayout_20_V1.5-LSLP8"/>
      <text:p text:style-name="P11">─────────────────────────────────────────────────────────</text:p>
      <text:p text:style-name="GA_20_Grund_20_-_20_Absatzlayout_20_V1.5-LSLP8"/>
      <text:p text:style-name="U0_20_Überschrift"><text:alphabetical-index-mark-start text:id="IMark140347561893808"/>RscInst::SetPosRscId()<text:alphabetical-index-mark-end text:id="IMark140347561893808"/></text:p>
      <text:p text:style-name="GA_20_Grund_20_-_20_Absatzlayout_20_V1.5-LSLP8"/>
      <text:p text:style-name="LI_20_Listing">ERRTYPE RscInst::SetPosRscId( USHORT nPos,</text:p>
      <text:p text:style-name="LI_20_Listing"><text:s text:c="30"/>const RscId &amp; rId );</text:p>
      <text:p text:style-name="GA_20_Grund_20_-_20_Absatzlayout_20_V1.5-LSLP8"/>
      <text:p text:style-name="F1_20_Fettschrift_20_einzeilig">Beschreibung</text:p>
      <text:p text:style-name="GA_20_Grund_20_-_20_Absatzlayout_20_V1.5-LSLP8"/>
      <text:p text:style-name="GA_20_Grund_20_-_20_Absatzlayout_20_V1.5-LSLP8">An der Position nPos wird der Identifier durch rId ersetzt.</text:p>
      <text:p text:style-name="GA_20_Grund_20_-_20_Absatzlayout_20_V1.5-LSLP8"/>
      <text:p text:style-name="F1_20_Fettschrift_20_einzeilig">Parameter</text:p>
      <text:p text:style-name="GA_20_Grund_20_-_20_Absatzlayout_20_V1.5-LSLP8"/>
      <text:p text:style-name="FP_20_Funktionsparameter">rId<text:tab/>ist die Id die an die Position nPos gesetzt wird.</text:p>
      <text:p text:style-name="FP_20_Funktionsparameter">nPos<text:tab/>ist die Position, an die die Id gesetzt wird.</text:p>
      <text:p text:style-name="GA_20_Grund_20_-_20_Absatzlayout_20_V1.5-LSLP8"/>
      <text:p text:style-name="F1_20_Fettschrift_20_einzeilig">Return-Werte</text:p>
      <text:p text:style-name="GA_20_Grund_20_-_20_Absatzlayout_20_V1.5-LSLP8"/>
      <text:p text:style-name="FP_20_Funktionsparameter">ERRTYPE.IsOk()<text:tab/>bedeutet, die Id auf nPos wurde ersetzt.</text:p>
      <text:p text:style-name="FP_20_Funktionsparameter">andere Wert<text:tab/>bedeutet, die Id wurde nicht ersetzt.</text:p>
      <text:p text:style-name="GA_20_Grund_20_-_20_Absatzlayout_20_V1.5-LSLP8"/>
      <text:p text:style-name="F1_20_Fettschrift_20_einzeilig">Anmerkungen</text:p>
      <text:p text:style-name="GA_20_Grund_20_-_20_Absatzlayout_20_V1.5-LSLP8"/>
      <text:p text:style-name="GA_20_Grund_20_-_20_Absatzlayout_20_V1.5-LSLP8">Wenn ein Fehler zurückgeliefert wird, so heißt das meistens, daß an der Position nPos keine Reourceinstanz steht.</text:p>
      <text:p text:style-name="GA_20_Grund_20_-_20_Absatzlayout_20_V1.5-LSLP8"/>
      <text:p text:style-name="F1_20_Fettschrift_20_einzeilig">Querverweise</text:p>
      <text:p text:style-name="GA_20_Grund_20_-_20_Absatzlayout_20_V1.5-LSLP8"><text:soft-page-break/></text:p>
      <text:p text:style-name="GA_20_Grund_20_-_20_Absatzlayout_20_V1.5-LSLP8">Klassen: <text:s/>ERRTYPE, RSCINST.</text:p>
      <text:p text:style-name="GA_20_Grund_20_-_20_Absatzlayout_20_V1.5-LSLP8"/>
      <text:p text:style-name="P11">─────────────────────────────────────────────────────────</text:p>
      <text:p text:style-name="GA_20_Grund_20_-_20_Absatzlayout_20_V1.5-LSLP8"/>
      <text:p text:style-name="GA_20_Grund_20_-_20_Absatzlayout_20_V1.5-LSLP8"/>
      <text:p text:style-name="GA_20_Grund_20_-_20_Absatzlayout_20_V1.5-LSLP8"/>
      <text:p text:style-name="U0_20_Überschrift"><text:alphabetical-index-mark-start text:id="IMark140347561893808"/>RscInst::GetInfoEle()<text:alphabetical-index-mark-end text:id="IMark140347561893808"/></text:p>
      <text:p text:style-name="GA_20_Grund_20_-_20_Absatzlayout_20_V1.5-LSLP8"/>
      <text:p text:style-name="LI_20_Listing">SUBINFO_STRUCT RscInst::GetInfoEle( USHORT nPos );</text:p>
      <text:p text:style-name="GA_20_Grund_20_-_20_Absatzlayout_20_V1.5-LSLP8"/>
      <text:p text:style-name="F1_20_Fettschrift_20_einzeilig">Beschreibung</text:p>
      <text:p text:style-name="GA_20_Grund_20_-_20_Absatzlayout_20_V1.5-LSLP8"/>
      <text:p text:style-name="GA_20_Grund_20_-_20_Absatzlayout_20_V1.5-LSLP8">Es wird Information über die Resourceinstanz, die auf nPos steht, zurückgeliefert.</text:p>
      <text:p text:style-name="GA_20_Grund_20_-_20_Absatzlayout_20_V1.5-LSLP8"/>
      <text:p text:style-name="F1_20_Fettschrift_20_einzeilig">Parameter</text:p>
      <text:p text:style-name="GA_20_Grund_20_-_20_Absatzlayout_20_V1.5-LSLP8"/>
      <text:p text:style-name="FP_20_Funktionsparameter">nPos<text:tab/>ist die Position der Resourceinstanz.</text:p>
      <text:p text:style-name="GA_20_Grund_20_-_20_Absatzlayout_20_V1.5-LSLP8"/>
      <text:p text:style-name="F1_20_Fettschrift_20_einzeilig">Return-Werte</text:p>
      <text:p text:style-name="GA_20_Grund_20_-_20_Absatzlayout_20_V1.5-LSLP8"/>
      <text:p text:style-name="GA_20_Grund_20_-_20_Absatzlayout_20_V1.5-LSLP8">Die Information über die Resourceinstanz wird zurückgeliefert.</text:p>
      <text:p text:style-name="GA_20_Grund_20_-_20_Absatzlayout_20_V1.5-LSLP8"/>
      <text:p text:style-name="F1_20_Fettschrift_20_einzeilig">Anmerkungen</text:p>
      <text:p text:style-name="GA_20_Grund_20_-_20_Absatzlayout_20_V1.5-LSLP8"/>
      <text:p text:style-name="GA_20_Grund_20_-_20_Absatzlayout_20_V1.5-LSLP8">Steht an der Stelle nPos keine Resourceinstanz, dann ist der Inhalt undefiniert.</text:p>
      <text:p text:style-name="GA_20_Grund_20_-_20_Absatzlayout_20_V1.5-LSLP8"/>
      <text:p text:style-name="F1_20_Fettschrift_20_einzeilig">Querverweise</text:p>
      <text:p text:style-name="GA_20_Grund_20_-_20_Absatzlayout_20_V1.5-LSLP8"/>
      <text:p text:style-name="GA_20_Grund_20_-_20_Absatzlayout_20_V1.5-LSLP8">Klassen: SUBINFO_STRUCT, RSCINST.</text:p>
      <text:p text:style-name="GA_20_Grund_20_-_20_Absatzlayout_20_V1.5-LSLP8"/>
      <text:p text:style-name="P11">─────────────────────────────────────────────────────────</text:p>
      <text:p text:style-name="GA_20_Grund_20_-_20_Absatzlayout_20_V1.5-LSLP8"/>
      <text:p text:style-name="U0_20_Überschrift"><text:alphabetical-index-mark-start text:id="IMark140347561893808"/>RscInst::GetCount()<text:alphabetical-index-mark-end text:id="IMark140347561893808"/></text:p>
      <text:p text:style-name="GA_20_Grund_20_-_20_Absatzlayout_20_V1.5-LSLP8"/>
      <text:p text:style-name="LI_20_Listing">USHORT RscInst::GetCount();</text:p>
      <text:p text:style-name="GA_20_Grund_20_-_20_Absatzlayout_20_V1.5-LSLP8"/>
      <text:p text:style-name="F1_20_Fettschrift_20_einzeilig">Beschreibung</text:p>
      <text:p text:style-name="GA_20_Grund_20_-_20_Absatzlayout_20_V1.5-LSLP8"/>
      <text:p text:style-name="GA_20_Grund_20_-_20_Absatzlayout_20_V1.5-LSLP8">Gibt die Anzahl der Resourceinstanzen zurück, die in der Liste gespeichert sind.</text:p>
      <text:p text:style-name="GA_20_Grund_20_-_20_Absatzlayout_20_V1.5-LSLP8"/>
      <text:p text:style-name="F1_20_Fettschrift_20_einzeilig">Return-Werte</text:p>
      <text:p text:style-name="GA_20_Grund_20_-_20_Absatzlayout_20_V1.5-LSLP8"/>
      <text:p text:style-name="GA_20_Grund_20_-_20_Absatzlayout_20_V1.5-LSLP8">Es wird die Anzahl der Resourceinstanzen zurückgeliefert.</text:p>
      <text:p text:style-name="GA_20_Grund_20_-_20_Absatzlayout_20_V1.5-LSLP8"/>
      <text:p text:style-name="F1_20_Fettschrift_20_einzeilig">Querverweise</text:p>
      <text:p text:style-name="GA_20_Grund_20_-_20_Absatzlayout_20_V1.5-LSLP8"/>
      <text:p text:style-name="GA_20_Grund_20_-_20_Absatzlayout_20_V1.5-LSLP8"><text:soft-page-break/>Klasse: RSCINST.</text:p>
      <text:p text:style-name="GA_20_Grund_20_-_20_Absatzlayout_20_V1.5-LSLP8"/>
      <text:p text:style-name="P11">─────────────────────────────────────────────────────────</text:p>
      <text:p text:style-name="GA_20_Grund_20_-_20_Absatzlayout_20_V1.5-LSLP8"/>
      <text:p text:style-name="U0_20_Überschrift"><text:alphabetical-index-mark-start text:id="IMark140347561893808"/>RscInst::GetElement()<text:alphabetical-index-mark-end text:id="IMark140347561893808"/></text:p>
      <text:p text:style-name="GA_20_Grund_20_-_20_Absatzlayout_20_V1.5-LSLP8"/>
      <text:p text:style-name="LI_20_Listing">RscInst RscInst::GetElement( RscTop * pClass,</text:p>
      <text:p text:style-name="LI_20_Listing"><text:s text:c="29"/>const RscId &amp; rName );</text:p>
      <text:p text:style-name="GA_20_Grund_20_-_20_Absatzlayout_20_V1.5-LSLP8"/>
      <text:p text:style-name="F1_20_Fettschrift_20_einzeilig">Beschreibung</text:p>
      <text:p text:style-name="GA_20_Grund_20_-_20_Absatzlayout_20_V1.5-LSLP8"/>
      <text:p text:style-name="GA_20_Grund_20_-_20_Absatzlayout_20_V1.5-LSLP8">Diese Methode liefert eine Referenz auf die Daten der Instanz zurück, die unter diesem Namen in der Liste steht. Wenn unter diesem Namen keine Instanz steht, dann wir sie erzeugt.</text:p>
      <text:p text:style-name="GA_20_Grund_20_-_20_Absatzlayout_20_V1.5-LSLP8"/>
      <text:p text:style-name="F1_20_Fettschrift_20_einzeilig">Parameter</text:p>
      <text:p text:style-name="GA_20_Grund_20_-_20_Absatzlayout_20_V1.5-LSLP8"/>
      <text:p text:style-name="FP_20_Funktionsparameter">pClass<text:tab/>ist der Typ der Instanz.</text:p>
      <text:p text:style-name="FP_20_Funktionsparameter">rName<text:tab/>ist der Identifier der Instanz.</text:p>
      <text:p text:style-name="GA_20_Grund_20_-_20_Absatzlayout_20_V1.5-LSLP8"/>
      <text:p text:style-name="F1_20_Fettschrift_20_einzeilig">Return-Werte</text:p>
      <text:p text:style-name="GA_20_Grund_20_-_20_Absatzlayout_20_V1.5-LSLP8"/>
      <text:p text:style-name="GA_20_Grund_20_-_20_Absatzlayout_20_V1.5-LSLP8">Es wird eine Instanz zurückgeliefert.</text:p>
      <text:p text:style-name="GA_20_Grund_20_-_20_Absatzlayout_20_V1.5-LSLP8"/>
      <text:p text:style-name="F1_20_Fettschrift_20_einzeilig">Anmerkungen</text:p>
      <text:p text:style-name="GA_20_Grund_20_-_20_Absatzlayout_20_V1.5-LSLP8"/>
      <text:p text:style-name="GA_20_Grund_20_-_20_Absatzlayout_20_V1.5-LSLP8">Besteht in der Liste eine Einschränkung auf bestimmte Resourceinstanzen, zum Beispiel nur Instanzen vom Typ Window oder abgeleitete Typen, dann kann es vorkommen, daß eine ungültige Instanz zurückgeliefert wird.</text:p>
      <text:p text:style-name="GA_20_Grund_20_-_20_Absatzlayout_20_V1.5-LSLP8"/>
      <text:p text:style-name="F1_20_Fettschrift_20_einzeilig">Querverweise</text:p>
      <text:p text:style-name="GA_20_Grund_20_-_20_Absatzlayout_20_V1.5-LSLP8"/>
      <text:p text:style-name="GA_20_Grund_20_-_20_Absatzlayout_20_V1.5-LSLP8">Klassen: RscTop, RscId.</text:p>
      <text:p text:style-name="GA_20_Grund_20_-_20_Absatzlayout_20_V1.5-LSLP8">Methode: IsInst().</text:p>
      <text:p text:style-name="GA_20_Grund_20_-_20_Absatzlayout_20_V1.5-LSLP8"/>
      <text:p text:style-name="P11">─────────────────────────────────────────────────────────</text:p>
      <text:p text:style-name="GA_20_Grund_20_-_20_Absatzlayout_20_V1.5-LSLP8"/>
      <text:p text:style-name="U0_20_Überschrift"><text:alphabetical-index-mark-start text:id="IMark140347561893808"/>RscInst::GetPosEle()<text:alphabetical-index-mark-end text:id="IMark140347561893808"/></text:p>
      <text:p text:style-name="GA_20_Grund_20_-_20_Absatzlayout_20_V1.5-LSLP8"/>
      <text:p text:style-name="LI_20_Listing">RscInst RscInst::GetPosEle( USHORT nPos );</text:p>
      <text:p text:style-name="GA_20_Grund_20_-_20_Absatzlayout_20_V1.5-LSLP8"/>
      <text:p text:style-name="F1_20_Fettschrift_20_einzeilig">Beschreibung</text:p>
      <text:p text:style-name="GA_20_Grund_20_-_20_Absatzlayout_20_V1.5-LSLP8"/>
      <text:p text:style-name="GA_20_Grund_20_-_20_Absatzlayout_20_V1.5-LSLP8">Es wird eine Referenz auf die Daten der Instanz an der angegebenen Stelle zurückgeliefert.</text:p>
      <text:p text:style-name="GA_20_Grund_20_-_20_Absatzlayout_20_V1.5-LSLP8"/>
      <text:p text:style-name="F1_20_Fettschrift_20_einzeilig">Parameter</text:p>
      <text:p text:style-name="GA_20_Grund_20_-_20_Absatzlayout_20_V1.5-LSLP8"><text:soft-page-break/></text:p>
      <text:p text:style-name="FP_20_Funktionsparameter">nPos<text:tab/>ist die Position der Resourceinstanz.</text:p>
      <text:p text:style-name="GA_20_Grund_20_-_20_Absatzlayout_20_V1.5-LSLP8"/>
      <text:p text:style-name="F1_20_Fettschrift_20_einzeilig">Return-Werte</text:p>
      <text:p text:style-name="GA_20_Grund_20_-_20_Absatzlayout_20_V1.5-LSLP8"/>
      <text:p text:style-name="GA_20_Grund_20_-_20_Absatzlayout_20_V1.5-LSLP8">Es wird eine Resourceinstanz zurückgeliefert.</text:p>
      <text:p text:style-name="GA_20_Grund_20_-_20_Absatzlayout_20_V1.5-LSLP8"/>
      <text:p text:style-name="F1_20_Fettschrift_20_einzeilig">Anmerkungen</text:p>
      <text:p text:style-name="GA_20_Grund_20_-_20_Absatzlayout_20_V1.5-LSLP8"/>
      <text:p text:style-name="GA_20_Grund_20_-_20_Absatzlayout_20_V1.5-LSLP8">Wenn an der Position keine Instanz steht, dann wird eine ungültige Instanz zurückgeliefert.</text:p>
      <text:p text:style-name="GA_20_Grund_20_-_20_Absatzlayout_20_V1.5-LSLP8"/>
      <text:p text:style-name="F1_20_Fettschrift_20_einzeilig">Querverweise</text:p>
      <text:p text:style-name="GA_20_Grund_20_-_20_Absatzlayout_20_V1.5-LSLP8"/>
      <text:p text:style-name="GA_20_Grund_20_-_20_Absatzlayout_20_V1.5-LSLP8">Klasse: <text:s/>RscInst.</text:p>
      <text:p text:style-name="GA_20_Grund_20_-_20_Absatzlayout_20_V1.5-LSLP8">Methode: IsInst().</text:p>
      <text:p text:style-name="GA_20_Grund_20_-_20_Absatzlayout_20_V1.5-LSLP8"/>
      <text:p text:style-name="P11">─────────────────────────────────────────────────────────</text:p>
      <text:p text:style-name="GA_20_Grund_20_-_20_Absatzlayout_20_V1.5-LSLP8"/>
      <text:p text:style-name="U0_20_Überschrift"><text:alphabetical-index-mark-start text:id="IMark140347561893808"/>RscInst::MovePosEle()<text:alphabetical-index-mark-end text:id="IMark140347561893808"/></text:p>
      <text:p text:style-name="GA_20_Grund_20_-_20_Absatzlayout_20_V1.5-LSLP8"/>
      <text:p text:style-name="LI_20_Listing">ERRTYPE RscInst::MovePosEle( USHORT nDestPos</text:p>
      <text:p text:style-name="LI_20_Listing"><text:s text:c="29"/>USHORT nSourcePos );</text:p>
      <text:p text:style-name="GA_20_Grund_20_-_20_Absatzlayout_20_V1.5-LSLP8"/>
      <text:p text:style-name="F1_20_Fettschrift_20_einzeilig">Beschreibung</text:p>
      <text:p text:style-name="GA_20_Grund_20_-_20_Absatzlayout_20_V1.5-LSLP8"/>
      <text:p text:style-name="GA_20_Grund_20_-_20_Absatzlayout_20_V1.5-LSLP8">In einem Feld wird die Resourceinstanz an der Position nSourcePos an die Stelle nDestPos verschoben.</text:p>
      <text:p text:style-name="GA_20_Grund_20_-_20_Absatzlayout_20_V1.5-LSLP8"/>
      <text:p text:style-name="F1_20_Fettschrift_20_einzeilig">Parameter</text:p>
      <text:p text:style-name="GA_20_Grund_20_-_20_Absatzlayout_20_V1.5-LSLP8"/>
      <text:p text:style-name="FP_20_Funktionsparameter">nDestPos<text:tab/>An dieser Position wird die Instanz eingefügt.</text:p>
      <text:p text:style-name="FP_20_Funktionsparameter">nSourcePos<text:tab/>Von dieser Position wird die Instanz genommen.</text:p>
      <text:p text:style-name="GA_20_Grund_20_-_20_Absatzlayout_20_V1.5-LSLP8"/>
      <text:p text:style-name="F1_20_Fettschrift_20_einzeilig">Return-Werte</text:p>
      <text:p text:style-name="GA_20_Grund_20_-_20_Absatzlayout_20_V1.5-LSLP8"/>
      <text:p text:style-name="GA_20_Grund_20_-_20_Absatzlayout_20_V1.5-LSLP8">Es wird ein Fehler zurückgegeben, wenn nSourcePos oder nDestPos ungültige Positionen sind.</text:p>
      <text:p text:style-name="GA_20_Grund_20_-_20_Absatzlayout_20_V1.5-LSLP8"/>
      <text:p text:style-name="P11">──────────────────────────────────────────────────────────</text:p>
      <text:p text:style-name="GA_20_Grund_20_-_20_Absatzlayout_20_V1.5-LSLP8"/>
      <text:p text:style-name="U0_20_Überschrift"><text:alphabetical-index-mark-start text:id="IMark140347561893808"/>RscInst::DeleteElement()<text:alphabetical-index-mark-end text:id="IMark140347561893808"/></text:p>
      <text:p text:style-name="GA_20_Grund_20_-_20_Absatzlayout_20_V1.5-LSLP8"/>
      <text:p text:style-name="LI_20_Listing">ERRTYPE RscInst::DeleteElement( RscTop * pClass,</text:p>
      <text:p text:style-name="LI_20_Listing"><text:s text:c="32"/>RscId&amp; rName );</text:p>
      <text:p text:style-name="GA_20_Grund_20_-_20_Absatzlayout_20_V1.5-LSLP8"/>
      <text:p text:style-name="F1_20_Fettschrift_20_einzeilig">Beschreibung</text:p>
      <text:p text:style-name="GA_20_Grund_20_-_20_Absatzlayout_20_V1.5-LSLP8"><text:soft-page-break/></text:p>
      <text:p text:style-name="GA_20_Grund_20_-_20_Absatzlayout_20_V1.5-LSLP8">In der Liste wird die erste Resourceinstanz mit dem entsprechenden Namen und dem Typ gelöscht.</text:p>
      <text:p text:style-name="GA_20_Grund_20_-_20_Absatzlayout_20_V1.5-LSLP8"/>
      <text:p text:style-name="F1_20_Fettschrift_20_einzeilig">Parameter</text:p>
      <text:p text:style-name="GA_20_Grund_20_-_20_Absatzlayout_20_V1.5-LSLP8"/>
      <text:p text:style-name="FP_20_Funktionsparameter">pClass<text:tab/>ist der Typ der Resourceinstanz.</text:p>
      <text:p text:style-name="FP_20_Funktionsparameter">rName<text:tab/>ist der Identifier der Resourceinstanz.</text:p>
      <text:p text:style-name="GA_20_Grund_20_-_20_Absatzlayout_20_V1.5-LSLP8"/>
      <text:p text:style-name="F1_20_Fettschrift_20_einzeilig">Return-Werte</text:p>
      <text:p text:style-name="GA_20_Grund_20_-_20_Absatzlayout_20_V1.5-LSLP8"/>
      <text:p text:style-name="GA_20_Grund_20_-_20_Absatzlayout_20_V1.5-LSLP8">Gibt es keinen Fehler, dann wurde die Resourceinstanz gelöscht.</text:p>
      <text:p text:style-name="GA_20_Grund_20_-_20_Absatzlayout_20_V1.5-LSLP8"/>
      <text:p text:style-name="F1_20_Fettschrift_20_einzeilig">Querverweise</text:p>
      <text:p text:style-name="GA_20_Grund_20_-_20_Absatzlayout_20_V1.5-LSLP8"/>
      <text:p text:style-name="GA_20_Grund_20_-_20_Absatzlayout_20_V1.5-LSLP8">Klassen: RscTop, RscId.</text:p>
      <text:p text:style-name="GA_20_Grund_20_-_20_Absatzlayout_20_V1.5-LSLP8"/>
      <text:p text:style-name="P11">─────────────────────────────────────────────────────────</text:p>
      <text:p text:style-name="GA_20_Grund_20_-_20_Absatzlayout_20_V1.5-LSLP8"/>
      <text:p text:style-name="U0_20_Überschrift"><text:alphabetical-index-mark-start text:id="IMark140347561893808"/>RscInst::DeletePosEle()<text:alphabetical-index-mark-end text:id="IMark140347561893808"/></text:p>
      <text:p text:style-name="GA_20_Grund_20_-_20_Absatzlayout_20_V1.5-LSLP8"/>
      <text:p text:style-name="LI_20_Listing">ERRTYPE RscInst::DeletePosEle( USHORT nPos );</text:p>
      <text:p text:style-name="GA_20_Grund_20_-_20_Absatzlayout_20_V1.5-LSLP8"/>
      <text:p text:style-name="F1_20_Fettschrift_20_einzeilig">Beschreibung</text:p>
      <text:p text:style-name="GA_20_Grund_20_-_20_Absatzlayout_20_V1.5-LSLP8"/>
      <text:p text:style-name="GA_20_Grund_20_-_20_Absatzlayout_20_V1.5-LSLP8">Die Resourceinstanz an der Stelle nPos wird gelöscht.</text:p>
      <text:p text:style-name="GA_20_Grund_20_-_20_Absatzlayout_20_V1.5-LSLP8"/>
      <text:p text:style-name="F1_20_Fettschrift_20_einzeilig">Parameter</text:p>
      <text:p text:style-name="GA_20_Grund_20_-_20_Absatzlayout_20_V1.5-LSLP8"/>
      <text:p text:style-name="FP_20_Funktionsparameter">nPos<text:tab/>ist die Position der Resourceinstanz.</text:p>
      <text:p text:style-name="GA_20_Grund_20_-_20_Absatzlayout_20_V1.5-LSLP8"/>
      <text:p text:style-name="F1_20_Fettschrift_20_einzeilig">Return-Werte</text:p>
      <text:p text:style-name="GA_20_Grund_20_-_20_Absatzlayout_20_V1.5-LSLP8"/>
      <text:p text:style-name="GA_20_Grund_20_-_20_Absatzlayout_20_V1.5-LSLP8">Gibt es keinen Fehler, dann wurde die Resourseinstanz gelöscht.</text:p>
      <text:p text:style-name="GA_20_Grund_20_-_20_Absatzlayout_20_V1.5-LSLP8"/>
      <text:p text:style-name="P11">─────────────────────────────────────────────────────────</text:p>
      <text:p text:style-name="GA_20_Grund_20_-_20_Absatzlayout_20_V1.5-LSLP8"/>
      <text:p text:style-name="U0_20_Überschrift"><text:alphabetical-index-mark-start text:id="IMark140347561893808"/>RscInst::SetVar()<text:alphabetical-index-mark-end text:id="IMark140347561893808"/></text:p>
      <text:p text:style-name="GA_20_Grund_20_-_20_Absatzlayout_20_V1.5-LSLP8"/>
      <text:p text:style-name="LI_20_Listing">ERRTYPE RscInst::SetVar( HASHID nVarName,</text:p>
      <text:p text:style-name="LI_20_Listing"><text:s text:c="25"/>RscInstCopy &amp; rInst );</text:p>
      <text:p text:style-name="GA_20_Grund_20_-_20_Absatzlayout_20_V1.5-LSLP8"/>
      <text:p text:style-name="F1_20_Fettschrift_20_einzeilig">Beschreibung</text:p>
      <text:p text:style-name="GA_20_Grund_20_-_20_Absatzlayout_20_V1.5-LSLP8"/>
      <text:p text:style-name="GA_20_Grund_20_-_20_Absatzlayout_20_V1.5-LSLP8">In die Variable mit Namen nVarName wird die Resourceinstanz rInst eingesetzt.</text:p>
      <text:p text:style-name="GA_20_Grund_20_-_20_Absatzlayout_20_V1.5-LSLP8"/>
      <text:p text:style-name="F1_20_Fettschrift_20_einzeilig">Parameter</text:p>
      <text:p text:style-name="GA_20_Grund_20_-_20_Absatzlayout_20_V1.5-LSLP8"><text:soft-page-break/></text:p>
      <text:p text:style-name="FP_20_Funktionsparameter">nVarName<text:tab/>ist der Name der Variablen.</text:p>
      <text:p text:style-name="FP_20_Funktionsparameter">rInst<text:tab/>ist die Instanz, die eingesetzt wird.</text:p>
      <text:p text:style-name="GA_20_Grund_20_-_20_Absatzlayout_20_V1.5-LSLP8"/>
      <text:p text:style-name="F1_20_Fettschrift_20_einzeilig">Return-Werte</text:p>
      <text:p text:style-name="GA_20_Grund_20_-_20_Absatzlayout_20_V1.5-LSLP8"/>
      <text:p text:style-name="GA_20_Grund_20_-_20_Absatzlayout_20_V1.5-LSLP8">Gibt es keinen Fehler, wurde die Instanz eingesetzt.</text:p>
      <text:p text:style-name="GA_20_Grund_20_-_20_Absatzlayout_20_V1.5-LSLP8"/>
      <text:p text:style-name="F1_20_Fettschrift_20_einzeilig">Anmerkungen</text:p>
      <text:p text:style-name="GA_20_Grund_20_-_20_Absatzlayout_20_V1.5-LSLP8"/>
      <text:p text:style-name="GA_20_Grund_20_-_20_Absatzlayout_20_V1.5-LSLP8">Ein Fehler tritt auf, wenn der Variablentyp und der Instanztyp nicht übereinstimmen.</text:p>
      <text:p text:style-name="GA_20_Grund_20_-_20_Absatzlayout_20_V1.5-LSLP8"/>
      <text:p text:style-name="F1_20_Fettschrift_20_einzeilig">Querverweise</text:p>
      <text:p text:style-name="GA_20_Grund_20_-_20_Absatzlayout_20_V1.5-LSLP8"/>
      <text:p text:style-name="GA_20_Grund_20_-_20_Absatzlayout_20_V1.5-LSLP8">Klasse: <text:s/>RscTop.</text:p>
      <text:p text:style-name="GA_20_Grund_20_-_20_Absatzlayout_20_V1.5-LSLP8">Methode: GetVar().</text:p>
      <text:p text:style-name="GA_20_Grund_20_-_20_Absatzlayout_20_V1.5-LSLP8"/>
      <text:p text:style-name="P11">─────────────────────────────────────────────────────────</text:p>
      <text:p text:style-name="GA_20_Grund_20_-_20_Absatzlayout_20_V1.5-LSLP8"/>
      <text:p text:style-name="U0_20_Überschrift"><text:alphabetical-index-mark-start text:id="IMark140347561893808"/>RscInst::SetConst()<text:alphabetical-index-mark-end text:id="IMark140347561893808"/></text:p>
      <text:p text:style-name="GA_20_Grund_20_-_20_Absatzlayout_20_V1.5-LSLP8"/>
      <text:p text:style-name="LI_20_Listing">ERRTYPE RscInst::SetConst( HASHID nConst );</text:p>
      <text:p text:style-name="GA_20_Grund_20_-_20_Absatzlayout_20_V1.5-LSLP8"/>
      <text:p text:style-name="F1_20_Fettschrift_20_einzeilig">Beschreibung</text:p>
      <text:p text:style-name="GA_20_Grund_20_-_20_Absatzlayout_20_V1.5-LSLP8"/>
      <text:p text:style-name="GA_20_Grund_20_-_20_Absatzlayout_20_V1.5-LSLP8">In die Instanz wird die Konstante nConst eingesetzt.</text:p>
      <text:p text:style-name="GA_20_Grund_20_-_20_Absatzlayout_20_V1.5-LSLP8"/>
      <text:p text:style-name="F1_20_Fettschrift_20_einzeilig">Parameter</text:p>
      <text:p text:style-name="GA_20_Grund_20_-_20_Absatzlayout_20_V1.5-LSLP8"/>
      <text:p text:style-name="FP_20_Funktionsparameter">nConst<text:tab/>ist die Konstante, die eingesetzt wird.</text:p>
      <text:p text:style-name="GA_20_Grund_20_-_20_Absatzlayout_20_V1.5-LSLP8"/>
      <text:p text:style-name="F1_20_Fettschrift_20_einzeilig">Return-Werte</text:p>
      <text:p text:style-name="GA_20_Grund_20_-_20_Absatzlayout_20_V1.5-LSLP8"/>
      <text:p text:style-name="GA_20_Grund_20_-_20_Absatzlayout_20_V1.5-LSLP8">Gibt es keinen Fehler, wurde die Konstante eingesetzt.</text:p>
      <text:p text:style-name="GA_20_Grund_20_-_20_Absatzlayout_20_V1.5-LSLP8"/>
      <text:p text:style-name="F1_20_Fettschrift_20_einzeilig">Querverweise</text:p>
      <text:p text:style-name="GA_20_Grund_20_-_20_Absatzlayout_20_V1.5-LSLP8"/>
      <text:p text:style-name="GA_20_Grund_20_-_20_Absatzlayout_20_V1.5-LSLP8">Klassen: <text:s/>RscTop.</text:p>
      <text:p text:style-name="GA_20_Grund_20_-_20_Absatzlayout_20_V1.5-LSLP8">Methoden: GetConst().</text:p>
      <text:p text:style-name="GA_20_Grund_20_-_20_Absatzlayout_20_V1.5-LSLP8"/>
      <text:p text:style-name="F1_20_Fettschrift_20_einzeilig">Beispiel</text:p>
      <text:p text:style-name="GA_20_Grund_20_-_20_Absatzlayout_20_V1.5-LSLP8">Änderung einer Konstanten.</text:p>
      <text:p text:style-name="GA_20_Grund_20_-_20_Absatzlayout_20_V1.5-LSLP8"/>
      <text:p text:style-name="LI_20_Listing">RscInstCopy aColorInst;</text:p>
      <text:p text:style-name="LI_20_Listing">RscInst <text:s text:c="4"/>aConst;</text:p>
      <text:p text:style-name="LI_20_Listing">RscTop* <text:s text:c="4"/>pColorType;</text:p>
      <text:p text:style-name="LI_20_Listing">.....</text:p>
      <text:p text:style-name="LI_20_Listing">// Erzeuge Farbinstanz</text:p>
      <text:p text:style-name="LI_20_Listing">aColorInst = aCmpInst.CreateRscInst( pColorType );</text:p>
      <text:p text:style-name="LI_20_Listing"><text:soft-page-break/>//Const-Instanz holen</text:p>
      <text:p text:style-name="LI_20_Listing">aConst = aColorInst.GetVar( HashId( "Predefined" ) );</text:p>
      <text:p text:style-name="LI_20_Listing">// Farbe auf blau setzten</text:p>
      <text:p text:style-name="LI_20_Listing">aConst.SetConst( HashId( "COL_BLUE" ) );</text:p>
      <text:p text:style-name="LI_20_Listing">// Die gleiche Wirkung haette</text:p>
      <text:p text:style-name="LI_20_Listing">// aConst.SetNumber( COL_BLUE );</text:p>
      <text:p text:style-name="LI_20_Listing">// wobei COL_BLUE in sv.hxx definiert ist</text:p>
      <text:p text:style-name="LI_20_Listing"/>
      <text:p text:style-name="P11">─────────────────────────────────────────────────────────</text:p>
      <text:p text:style-name="GA_20_Grund_20_-_20_Absatzlayout_20_V1.5-LSLP8"/>
      <text:p text:style-name="U0_20_Überschrift"><text:alphabetical-index-mark-start text:id="IMark140347561893808"/>RscInst::SetBool()<text:alphabetical-index-mark-end text:id="IMark140347561893808"/></text:p>
      <text:p text:style-name="GA_20_Grund_20_-_20_Absatzlayout_20_V1.5-LSLP8"/>
      <text:p text:style-name="LI_20_Listing">ERRTYPE RscInst::SetBool( BOOL bVal );</text:p>
      <text:p text:style-name="GA_20_Grund_20_-_20_Absatzlayout_20_V1.5-LSLP8"/>
      <text:p text:style-name="F1_20_Fettschrift_20_einzeilig">Beschreibung</text:p>
      <text:p text:style-name="GA_20_Grund_20_-_20_Absatzlayout_20_V1.5-LSLP8"/>
      <text:p text:style-name="GA_20_Grund_20_-_20_Absatzlayout_20_V1.5-LSLP8">In die Instanz wird der Wert bVal eingesetzt.</text:p>
      <text:p text:style-name="GA_20_Grund_20_-_20_Absatzlayout_20_V1.5-LSLP8"/>
      <text:p text:style-name="F1_20_Fettschrift_20_einzeilig">Parameter</text:p>
      <text:p text:style-name="GA_20_Grund_20_-_20_Absatzlayout_20_V1.5-LSLP8"/>
      <text:p text:style-name="FP_20_Funktionsparameter">bVal<text:tab/>ist der Wert, der eingesetzt wird.</text:p>
      <text:p text:style-name="GA_20_Grund_20_-_20_Absatzlayout_20_V1.5-LSLP8"/>
      <text:p text:style-name="F1_20_Fettschrift_20_einzeilig">Return-Werte</text:p>
      <text:p text:style-name="GA_20_Grund_20_-_20_Absatzlayout_20_V1.5-LSLP8"/>
      <text:p text:style-name="GA_20_Grund_20_-_20_Absatzlayout_20_V1.5-LSLP8">Gibt es keinen Fehler, wurde der Wert eingesetzt.</text:p>
      <text:p text:style-name="GA_20_Grund_20_-_20_Absatzlayout_20_V1.5-LSLP8"/>
      <text:p text:style-name="F1_20_Fettschrift_20_einzeilig">Querverweise</text:p>
      <text:p text:style-name="GA_20_Grund_20_-_20_Absatzlayout_20_V1.5-LSLP8"/>
      <text:p text:style-name="GA_20_Grund_20_-_20_Absatzlayout_20_V1.5-LSLP8">Klassen: <text:s/>RscTop.</text:p>
      <text:p text:style-name="GA_20_Grund_20_-_20_Absatzlayout_20_V1.5-LSLP8">Methoden: GetBool().</text:p>
      <text:p text:style-name="GA_20_Grund_20_-_20_Absatzlayout_20_V1.5-LSLP8"/>
      <text:p text:style-name="F1_20_Fettschrift_20_einzeilig">Beispiel</text:p>
      <text:p text:style-name="GA_20_Grund_20_-_20_Absatzlayout_20_V1.5-LSLP8">Ändern eines Wahrheitswertes.</text:p>
      <text:p text:style-name="GA_20_Grund_20_-_20_Absatzlayout_20_V1.5-LSLP8"/>
      <text:p text:style-name="LI_20_Listing">RscInstCopy aWindowInst;</text:p>
      <text:p text:style-name="LI_20_Listing">RscInst <text:s text:c="4"/>aBool;</text:p>
      <text:p text:style-name="LI_20_Listing">RscTop* <text:s text:c="4"/>pWindowType;</text:p>
      <text:p text:style-name="LI_20_Listing">.....</text:p>
      <text:p text:style-name="LI_20_Listing">// Erzeuge Windowinstanz</text:p>
      <text:p text:style-name="LI_20_Listing">aWindowInst = aCmpInst.CreateRscInst( pWindowType );</text:p>
      <text:p text:style-name="LI_20_Listing">aBool = aWindowInst.GetVar( HashId( "Border" ) );</text:p>
      <text:p text:style-name="LI_20_Listing">// Fensterattribut Rand setzen</text:p>
      <text:p text:style-name="LI_20_Listing">aBool.SetBool( TRUE );</text:p>
      <text:p text:style-name="LI_20_Listing"/>
      <text:p text:style-name="P11">─────────────────────────────────────────────────────────</text:p>
      <text:p text:style-name="GA_20_Grund_20_-_20_Absatzlayout_20_V1.5-LSLP8"/>
      <text:p text:style-name="U0_20_Überschrift"><text:alphabetical-index-mark-start text:id="IMark140347561893808"/>RscInst::SetNumber()<text:alphabetical-index-mark-end text:id="IMark140347561893808"/></text:p>
      <text:p text:style-name="GA_20_Grund_20_-_20_Absatzlayout_20_V1.5-LSLP8"><text:soft-page-break/></text:p>
      <text:p text:style-name="LI_20_Listing">ERRTYPE RscInst::SetNumber( long lVal );</text:p>
      <text:p text:style-name="GA_20_Grund_20_-_20_Absatzlayout_20_V1.5-LSLP8"/>
      <text:p text:style-name="F1_20_Fettschrift_20_einzeilig">Beschreibung</text:p>
      <text:p text:style-name="GA_20_Grund_20_-_20_Absatzlayout_20_V1.5-LSLP8"/>
      <text:p text:style-name="GA_20_Grund_20_-_20_Absatzlayout_20_V1.5-LSLP8">In die Instanz wird der Wert lVal eingesetzt.</text:p>
      <text:p text:style-name="GA_20_Grund_20_-_20_Absatzlayout_20_V1.5-LSLP8"/>
      <text:p text:style-name="F1_20_Fettschrift_20_einzeilig">Parameter</text:p>
      <text:p text:style-name="GA_20_Grund_20_-_20_Absatzlayout_20_V1.5-LSLP8"/>
      <text:p text:style-name="FP_20_Funktionsparameter">lVal<text:tab/>ist der Wert, der eingesetzt wird.</text:p>
      <text:p text:style-name="GA_20_Grund_20_-_20_Absatzlayout_20_V1.5-LSLP8"/>
      <text:p text:style-name="F1_20_Fettschrift_20_einzeilig">Return-Werte</text:p>
      <text:p text:style-name="GA_20_Grund_20_-_20_Absatzlayout_20_V1.5-LSLP8"/>
      <text:p text:style-name="GA_20_Grund_20_-_20_Absatzlayout_20_V1.5-LSLP8">Gibt es keinen Fehler, wurde die Zahl eingesetzt.</text:p>
      <text:p text:style-name="GA_20_Grund_20_-_20_Absatzlayout_20_V1.5-LSLP8"/>
      <text:p text:style-name="F1_20_Fettschrift_20_einzeilig">Querverweise</text:p>
      <text:p text:style-name="GA_20_Grund_20_-_20_Absatzlayout_20_V1.5-LSLP8"/>
      <text:p text:style-name="GA_20_Grund_20_-_20_Absatzlayout_20_V1.5-LSLP8">Klassen: <text:s/>RscTop.</text:p>
      <text:p text:style-name="GA_20_Grund_20_-_20_Absatzlayout_20_V1.5-LSLP8">Methoden: GetNumber().</text:p>
      <text:p text:style-name="GA_20_Grund_20_-_20_Absatzlayout_20_V1.5-LSLP8"/>
      <text:p text:style-name="F1_20_Fettschrift_20_einzeilig">Beispiel</text:p>
      <text:p text:style-name="GA_20_Grund_20_-_20_Absatzlayout_20_V1.5-LSLP8">Ändern eines Zahlenwertes.</text:p>
      <text:p text:style-name="GA_20_Grund_20_-_20_Absatzlayout_20_V1.5-LSLP8"/>
      <text:p text:style-name="LI_20_Listing">RscInstCopy aColorInst;</text:p>
      <text:p text:style-name="LI_20_Listing">RscInst <text:s text:c="4"/>aNumber;</text:p>
      <text:p text:style-name="LI_20_Listing">RscTop* <text:s text:c="4"/>pColorType;</text:p>
      <text:p text:style-name="LI_20_Listing">.....</text:p>
      <text:p text:style-name="LI_20_Listing">// Erzeuge Farbinstanz</text:p>
      <text:p text:style-name="LI_20_Listing">aColorInst = aCmpInst.CreateRscInst( pColorType );</text:p>
      <text:p text:style-name="LI_20_Listing">aNumber = aColorInst.GetVar( HashId( "RED" ) );</text:p>
      <text:p text:style-name="LI_20_Listing">// volle Rotintensität</text:p>
      <text:p text:style-name="LI_20_Listing">aNumber.SetNumber( 0xFFFF );</text:p>
      <text:p text:style-name="LI_20_Listing"/>
      <text:p text:style-name="P11">─────────────────────────────────────────────────────────</text:p>
      <text:p text:style-name="GA_20_Grund_20_-_20_Absatzlayout_20_V1.5-LSLP8"/>
      <text:p text:style-name="U0_20_Überschrift"><text:alphabetical-index-mark-start text:id="IMark140347561893808"/>RscInst::SetString()<text:alphabetical-index-mark-end text:id="IMark140347561893808"/></text:p>
      <text:p text:style-name="GA_20_Grund_20_-_20_Absatzlayout_20_V1.5-LSLP8"/>
      <text:p text:style-name="LI_20_Listing">ERRTYPE RscInst::SetString( const char * pStr );</text:p>
      <text:p text:style-name="GA_20_Grund_20_-_20_Absatzlayout_20_V1.5-LSLP8"/>
      <text:p text:style-name="F1_20_Fettschrift_20_einzeilig">Beschreibung</text:p>
      <text:p text:style-name="GA_20_Grund_20_-_20_Absatzlayout_20_V1.5-LSLP8"/>
      <text:p text:style-name="GA_20_Grund_20_-_20_Absatzlayout_20_V1.5-LSLP8">In die Instanz wird der String pStr eingesetzt.</text:p>
      <text:p text:style-name="GA_20_Grund_20_-_20_Absatzlayout_20_V1.5-LSLP8"/>
      <text:p text:style-name="F1_20_Fettschrift_20_einzeilig">Parameter</text:p>
      <text:p text:style-name="GA_20_Grund_20_-_20_Absatzlayout_20_V1.5-LSLP8"/>
      <text:p text:style-name="FP_20_Funktionsparameter">pStr<text:tab/>ist der String, der eingesetzt wird.</text:p>
      <text:p text:style-name="GA_20_Grund_20_-_20_Absatzlayout_20_V1.5-LSLP8"/>
      <text:p text:style-name="F1_20_Fettschrift_20_einzeilig">Return-Werte</text:p>
      <text:p text:style-name="GA_20_Grund_20_-_20_Absatzlayout_20_V1.5-LSLP8"/>
      <text:p text:style-name="GA_20_Grund_20_-_20_Absatzlayout_20_V1.5-LSLP8"><text:soft-page-break/>Gibt es keinen Fehler, wurde der String eingesetzt.</text:p>
      <text:p text:style-name="GA_20_Grund_20_-_20_Absatzlayout_20_V1.5-LSLP8"/>
      <text:p text:style-name="F1_20_Fettschrift_20_einzeilig">Querverweise</text:p>
      <text:p text:style-name="GA_20_Grund_20_-_20_Absatzlayout_20_V1.5-LSLP8"/>
      <text:p text:style-name="GA_20_Grund_20_-_20_Absatzlayout_20_V1.5-LSLP8">Klassen: <text:s/>RscTop.</text:p>
      <text:p text:style-name="GA_20_Grund_20_-_20_Absatzlayout_20_V1.5-LSLP8">Methoden: GetString();</text:p>
      <text:p text:style-name="GA_20_Grund_20_-_20_Absatzlayout_20_V1.5-LSLP8"/>
      <text:p text:style-name="F1_20_Fettschrift_20_einzeilig">Beispiel</text:p>
      <text:p text:style-name="GA_20_Grund_20_-_20_Absatzlayout_20_V1.5-LSLP8">Ändern einer Zeichenkette.</text:p>
      <text:p text:style-name="GA_20_Grund_20_-_20_Absatzlayout_20_V1.5-LSLP8"/>
      <text:p text:style-name="LI_20_Listing">RscInstCopy aFontInst;</text:p>
      <text:p text:style-name="LI_20_Listing">RscInst <text:s text:c="4"/>aStr;</text:p>
      <text:p text:style-name="LI_20_Listing">RscTop* <text:s text:c="4"/>pFontType;</text:p>
      <text:p text:style-name="LI_20_Listing">.....</text:p>
      <text:p text:style-name="LI_20_Listing">// Erzeuge Fontinstanz</text:p>
      <text:p text:style-name="LI_20_Listing">aFontInst = aCmpInst.CreateRscInst( pFontType );</text:p>
      <text:p text:style-name="LI_20_Listing">aStr = aFontInst.GetVar( HashId( "Text" ) );</text:p>
      <text:p text:style-name="LI_20_Listing">// Fontnamen setzen</text:p>
      <text:p text:style-name="LI_20_Listing">aStr.SetString( "Helvetica" );</text:p>
      <text:p text:style-name="LI_20_Listing"/>
      <text:p text:style-name="P11">─────────────────────────────────────────────────────────</text:p>
      <text:p text:style-name="GA_20_Grund_20_-_20_Absatzlayout_20_V1.5-LSLP8"/>
      <text:p text:style-name="U0_20_Überschrift"><text:alphabetical-index-mark-start text:id="IMark140347561893808"/>RscInst::SetRef()<text:alphabetical-index-mark-end text:id="IMark140347561893808"/></text:p>
      <text:p text:style-name="GA_20_Grund_20_-_20_Absatzlayout_20_V1.5-LSLP8"/>
      <text:p text:style-name="LI_20_Listing">ERRTYPE RscInst::SetRef( const RscId &amp; rRefName );</text:p>
      <text:p text:style-name="GA_20_Grund_20_-_20_Absatzlayout_20_V1.5-LSLP8"/>
      <text:p text:style-name="F1_20_Fettschrift_20_einzeilig">Beschreibung</text:p>
      <text:p text:style-name="GA_20_Grund_20_-_20_Absatzlayout_20_V1.5-LSLP8"/>
      <text:p text:style-name="GA_20_Grund_20_-_20_Absatzlayout_20_V1.5-LSLP8">Beim Schreiben der verschiedenen Dateien wird nicht die Resourceinstanz verwendet, sondern eine Resourceinstanz vom selben Typ mit dem Namen rRefName. Diese Instanz wird in der Datenbasis gesucht.</text:p>
      <text:p text:style-name="GA_20_Grund_20_-_20_Absatzlayout_20_V1.5-LSLP8"/>
      <text:p text:style-name="F1_20_Fettschrift_20_einzeilig">Parameter</text:p>
      <text:p text:style-name="GA_20_Grund_20_-_20_Absatzlayout_20_V1.5-LSLP8"/>
      <text:p text:style-name="FP_20_Funktionsparameter">rRefName<text:tab/>ist der Identifier der referenzierten Instanz.</text:p>
      <text:p text:style-name="GA_20_Grund_20_-_20_Absatzlayout_20_V1.5-LSLP8"/>
      <text:p text:style-name="F1_20_Fettschrift_20_einzeilig">Return-Werte</text:p>
      <text:p text:style-name="GA_20_Grund_20_-_20_Absatzlayout_20_V1.5-LSLP8"/>
      <text:p text:style-name="GA_20_Grund_20_-_20_Absatzlayout_20_V1.5-LSLP8">Gibt es keinen Fehler, wurde die Referenz eingesetzt.</text:p>
      <text:p text:style-name="GA_20_Grund_20_-_20_Absatzlayout_20_V1.5-LSLP8"/>
      <text:p text:style-name="F1_20_Fettschrift_20_einzeilig">Anmerkungen</text:p>
      <text:p text:style-name="GA_20_Grund_20_-_20_Absatzlayout_20_V1.5-LSLP8"/>
      <text:p text:style-name="GA_20_Grund_20_-_20_Absatzlayout_20_V1.5-LSLP8">Die referenzierte Instanz wird nur in der ersten Ebene der Datenbasis gesucht.</text:p>
      <text:p text:style-name="GA_20_Grund_20_-_20_Absatzlayout_20_V1.5-LSLP8">Mit SetRef( RscId() ), werden die Referenzen wieder aufgehoben.</text:p>
      <text:p text:style-name="GA_20_Grund_20_-_20_Absatzlayout_20_V1.5-LSLP8"/>
      <text:p text:style-name="F1_20_Fettschrift_20_einzeilig">Querverweise</text:p>
      <text:p text:style-name="GA_20_Grund_20_-_20_Absatzlayout_20_V1.5-LSLP8"/>
      <text:p text:style-name="GA_20_Grund_20_-_20_Absatzlayout_20_V1.5-LSLP8">Klassen: <text:s/>RscTop, RscId.</text:p>
      <text:p text:style-name="GA_20_Grund_20_-_20_Absatzlayout_20_V1.5-LSLP8">Methoden: GetRef().</text:p>
      <text:p text:style-name="GA_20_Grund_20_-_20_Absatzlayout_20_V1.5-LSLP8"><text:soft-page-break/></text:p>
      <text:p text:style-name="F1_20_Fettschrift_20_einzeilig">Beispiel</text:p>
      <text:p text:style-name="GA_20_Grund_20_-_20_Absatzlayout_20_V1.5-LSLP8"/>
      <text:p text:style-name="P11">─────────────────────────────────────────────────────────</text:p>
      <text:p text:style-name="GA_20_Grund_20_-_20_Absatzlayout_20_V1.5-LSLP8"/>
      <text:p text:style-name="U0_20_Überschrift"><text:alphabetical-index-mark-start text:id="IMark140347561893808"/>RscInst::SetDefault()<text:alphabetical-index-mark-end text:id="IMark140347561893808"/></text:p>
      <text:p text:style-name="GA_20_Grund_20_-_20_Absatzlayout_20_V1.5-LSLP8"/>
      <text:p text:style-name="LI_20_Listing">ERRTYPE RscInst::SetDefault( HASHID nVarName );</text:p>
      <text:p text:style-name="GA_20_Grund_20_-_20_Absatzlayout_20_V1.5-LSLP8"/>
      <text:p text:style-name="F1_20_Fettschrift_20_einzeilig">Beschreibung</text:p>
      <text:p text:style-name="GA_20_Grund_20_-_20_Absatzlayout_20_V1.5-LSLP8"/>
      <text:p text:style-name="GA_20_Grund_20_-_20_Absatzlayout_20_V1.5-LSLP8">Die Instanz hinter der Variable nVarName wird auf ihre Defaultwerte gesetzt.</text:p>
      <text:p text:style-name="GA_20_Grund_20_-_20_Absatzlayout_20_V1.5-LSLP8"/>
      <text:p text:style-name="F1_20_Fettschrift_20_einzeilig">Parameter</text:p>
      <text:p text:style-name="GA_20_Grund_20_-_20_Absatzlayout_20_V1.5-LSLP8"/>
      <text:p text:style-name="FP_20_Funktionsparameter">nVarName<text:tab/>ist der Name der Variablen.</text:p>
      <text:p text:style-name="GA_20_Grund_20_-_20_Absatzlayout_20_V1.5-LSLP8"/>
      <text:p text:style-name="F1_20_Fettschrift_20_einzeilig">Return-Werte</text:p>
      <text:p text:style-name="GA_20_Grund_20_-_20_Absatzlayout_20_V1.5-LSLP8"/>
      <text:p text:style-name="GA_20_Grund_20_-_20_Absatzlayout_20_V1.5-LSLP8">Gibt es keinen Fehler, wurde die Instanz nicht auf Default gesetzt.</text:p>
      <text:p text:style-name="GA_20_Grund_20_-_20_Absatzlayout_20_V1.5-LSLP8"/>
      <text:p text:style-name="F1_20_Fettschrift_20_einzeilig">Querverweise</text:p>
      <text:p text:style-name="GA_20_Grund_20_-_20_Absatzlayout_20_V1.5-LSLP8"/>
      <text:p text:style-name="GA_20_Grund_20_-_20_Absatzlayout_20_V1.5-LSLP8">Klassen: <text:s/>RscTop.</text:p>
      <text:p text:style-name="GA_20_Grund_20_-_20_Absatzlayout_20_V1.5-LSLP8">Methoden: IsDefault().</text:p>
      <text:p text:style-name="GA_20_Grund_20_-_20_Absatzlayout_20_V1.5-LSLP8"/>
      <text:p text:style-name="F1_20_Fettschrift_20_einzeilig">Beispiel</text:p>
      <text:p text:style-name="GA_20_Grund_20_-_20_Absatzlayout_20_V1.5-LSLP8"/>
      <text:p text:style-name="LI_20_Listing">RscInst aColorInst;</text:p>
      <text:p text:style-name="LI_20_Listing">RscTop* pColorType;</text:p>
      <text:p text:style-name="LI_20_Listing">.....</text:p>
      <text:p text:style-name="LI_20_Listing">// Hole Farbinstanz</text:p>
      <text:p text:style-name="LI_20_Listing">aColorInst = aCmpInst.GetRscInst( pColorType,</text:p>
      <text:p text:style-name="LI_20_Listing"><text:s text:c="34"/>RscId( 1000 ) );</text:p>
      <text:p text:style-name="LI_20_Listing">// Rot auf Default setzten</text:p>
      <text:p text:style-name="LI_20_Listing">aColorInst.SetDefault( HashId( "Red" ) );</text:p>
      <text:p text:style-name="LI_20_Listing"/>
      <text:p text:style-name="P11">─────────────────────────────────────────────────────────</text:p>
      <text:p text:style-name="GA_20_Grund_20_-_20_Absatzlayout_20_V1.5-LSLP8"/>
      <text:p text:style-name="GA_20_Grund_20_-_20_Absatzlayout_20_V1.5-LSLP8"/>
      <text:p text:style-name="U0_20_Überschrift"><text:alphabetical-index-mark-start text:id="IMark140347561893808"/>RscInst::GetVar()<text:alphabetical-index-mark-end text:id="IMark140347561893808"/></text:p>
      <text:p text:style-name="GA_20_Grund_20_-_20_Absatzlayout_20_V1.5-LSLP8"/>
      <text:p text:style-name="LI_20_Listing">RscInst RscInst::GetVar( HASHID nVarName );</text:p>
      <text:p text:style-name="GA_20_Grund_20_-_20_Absatzlayout_20_V1.5-LSLP8"/>
      <text:p text:style-name="F1_20_Fettschrift_20_einzeilig">Beschreibung</text:p>
      <text:p text:style-name="GA_20_Grund_20_-_20_Absatzlayout_20_V1.5-LSLP8"/>
      <text:p text:style-name="GA_20_Grund_20_-_20_Absatzlayout_20_V1.5-LSLP8">Die Methode liefert eine Kopie des Inhaltes der Variablen nVarName.</text:p>
      <text:p text:style-name="GA_20_Grund_20_-_20_Absatzlayout_20_V1.5-LSLP8"><text:soft-page-break/></text:p>
      <text:p text:style-name="F1_20_Fettschrift_20_einzeilig">Parameter</text:p>
      <text:p text:style-name="GA_20_Grund_20_-_20_Absatzlayout_20_V1.5-LSLP8"/>
      <text:p text:style-name="FP_20_Funktionsparameter">nVarName<text:tab/>ist der Name der Variablen.</text:p>
      <text:p text:style-name="GA_20_Grund_20_-_20_Absatzlayout_20_V1.5-LSLP8"/>
      <text:p text:style-name="F1_20_Fettschrift_20_einzeilig">Return-Werte</text:p>
      <text:p text:style-name="GA_20_Grund_20_-_20_Absatzlayout_20_V1.5-LSLP8"/>
      <text:p text:style-name="GA_20_Grund_20_-_20_Absatzlayout_20_V1.5-LSLP8">Es wird eine Resourceinstanz zurückgeliefert.</text:p>
      <text:p text:style-name="GA_20_Grund_20_-_20_Absatzlayout_20_V1.5-LSLP8"/>
      <text:p text:style-name="F1_20_Fettschrift_20_einzeilig">Anmerkungen</text:p>
      <text:p text:style-name="GA_20_Grund_20_-_20_Absatzlayout_20_V1.5-LSLP8"/>
      <text:p text:style-name="GA_20_Grund_20_-_20_Absatzlayout_20_V1.5-LSLP8">Existiert keine Variable unter diesem Namen, dann wird eine ungültige Instanz zurückgeliefert.</text:p>
      <text:p text:style-name="GA_20_Grund_20_-_20_Absatzlayout_20_V1.5-LSLP8"/>
      <text:p text:style-name="F1_20_Fettschrift_20_einzeilig">Querverweise</text:p>
      <text:p text:style-name="GA_20_Grund_20_-_20_Absatzlayout_20_V1.5-LSLP8"/>
      <text:p text:style-name="GA_20_Grund_20_-_20_Absatzlayout_20_V1.5-LSLP8">Klassen: <text:s/>RscTop.</text:p>
      <text:p text:style-name="GA_20_Grund_20_-_20_Absatzlayout_20_V1.5-LSLP8">Methoden: SetVar().</text:p>
      <text:p text:style-name="GA_20_Grund_20_-_20_Absatzlayout_20_V1.5-LSLP8"/>
      <text:p text:style-name="P11">─────────────────────────────────────────────────────────</text:p>
      <text:p text:style-name="GA_20_Grund_20_-_20_Absatzlayout_20_V1.5-LSLP8"/>
      <text:p text:style-name="U0_20_Überschrift"><text:alphabetical-index-mark-start text:id="IMark140347561893808"/>RscInst::GetConst()<text:alphabetical-index-mark-end text:id="IMark140347561893808"/></text:p>
      <text:p text:style-name="GA_20_Grund_20_-_20_Absatzlayout_20_V1.5-LSLP8"/>
      <text:p text:style-name="LI_20_Listing">HASHID RscInst::GetConst();</text:p>
      <text:p text:style-name="GA_20_Grund_20_-_20_Absatzlayout_20_V1.5-LSLP8"/>
      <text:p text:style-name="F1_20_Fettschrift_20_einzeilig">Beschreibung</text:p>
      <text:p text:style-name="GA_20_Grund_20_-_20_Absatzlayout_20_V1.5-LSLP8"/>
      <text:p text:style-name="GA_20_Grund_20_-_20_Absatzlayout_20_V1.5-LSLP8">Die Methode liefert die Instanz als Konstante.</text:p>
      <text:p text:style-name="GA_20_Grund_20_-_20_Absatzlayout_20_V1.5-LSLP8"/>
      <text:p text:style-name="F1_20_Fettschrift_20_einzeilig">Return-Werte</text:p>
      <text:p text:style-name="GA_20_Grund_20_-_20_Absatzlayout_20_V1.5-LSLP8"/>
      <text:p text:style-name="GA_20_Grund_20_-_20_Absatzlayout_20_V1.5-LSLP8">Der Wert der Konstanten.</text:p>
      <text:p text:style-name="GA_20_Grund_20_-_20_Absatzlayout_20_V1.5-LSLP8">Kann die Instanz nicht in eine Konstante umgewandelt werden, wird HASH_NONAME zurückgeliefert.</text:p>
      <text:p text:style-name="GA_20_Grund_20_-_20_Absatzlayout_20_V1.5-LSLP8"/>
      <text:p text:style-name="F1_20_Fettschrift_20_einzeilig">Querverweise</text:p>
      <text:p text:style-name="GA_20_Grund_20_-_20_Absatzlayout_20_V1.5-LSLP8"/>
      <text:p text:style-name="GA_20_Grund_20_-_20_Absatzlayout_20_V1.5-LSLP8">Klassen: <text:s/>RscTop.</text:p>
      <text:p text:style-name="GA_20_Grund_20_-_20_Absatzlayout_20_V1.5-LSLP8">Methoden: SetConst().</text:p>
      <text:p text:style-name="GA_20_Grund_20_-_20_Absatzlayout_20_V1.5-LSLP8"/>
      <text:p text:style-name="P11">─────────────────────────────────────────────────────────</text:p>
      <text:p text:style-name="GA_20_Grund_20_-_20_Absatzlayout_20_V1.5-LSLP8"/>
      <text:p text:style-name="U0_20_Überschrift"><text:alphabetical-index-mark-start text:id="IMark140347561893808"/>RscInst::GetBool()<text:alphabetical-index-mark-end text:id="IMark140347561893808"/></text:p>
      <text:p text:style-name="GA_20_Grund_20_-_20_Absatzlayout_20_V1.5-LSLP8"/>
      <text:p text:style-name="LI_20_Listing">BOOL RscInst::GetBool();</text:p>
      <text:p text:style-name="GA_20_Grund_20_-_20_Absatzlayout_20_V1.5-LSLP8"/>
      <text:p text:style-name="F1_20_Fettschrift_20_einzeilig">Beschreibung</text:p>
      <text:p text:style-name="GA_20_Grund_20_-_20_Absatzlayout_20_V1.5-LSLP8"><text:soft-page-break/></text:p>
      <text:p text:style-name="GA_20_Grund_20_-_20_Absatzlayout_20_V1.5-LSLP8">Die Methode liefert die Instanz als Wahrheitswert.</text:p>
      <text:p text:style-name="GA_20_Grund_20_-_20_Absatzlayout_20_V1.5-LSLP8"/>
      <text:p text:style-name="F1_20_Fettschrift_20_einzeilig">Return-Werte</text:p>
      <text:p text:style-name="GA_20_Grund_20_-_20_Absatzlayout_20_V1.5-LSLP8"/>
      <text:p text:style-name="GA_20_Grund_20_-_20_Absatzlayout_20_V1.5-LSLP8">Es wird ein boolscher Wert zurückgeliefert.</text:p>
      <text:p text:style-name="GA_20_Grund_20_-_20_Absatzlayout_20_V1.5-LSLP8">Kann die Instanz nicht in einen Wahrheitswert umgewandelt werden, wird FALSE zurückgeliefert.</text:p>
      <text:p text:style-name="GA_20_Grund_20_-_20_Absatzlayout_20_V1.5-LSLP8"/>
      <text:p text:style-name="F1_20_Fettschrift_20_einzeilig">Querverweise</text:p>
      <text:p text:style-name="GA_20_Grund_20_-_20_Absatzlayout_20_V1.5-LSLP8"/>
      <text:p text:style-name="GA_20_Grund_20_-_20_Absatzlayout_20_V1.5-LSLP8">Klassen: <text:s/>RscTop.</text:p>
      <text:p text:style-name="GA_20_Grund_20_-_20_Absatzlayout_20_V1.5-LSLP8">Methoden: SetBool().</text:p>
      <text:p text:style-name="GA_20_Grund_20_-_20_Absatzlayout_20_V1.5-LSLP8"/>
      <text:p text:style-name="P11">─────────────────────────────────────────────────────────</text:p>
      <text:p text:style-name="GA_20_Grund_20_-_20_Absatzlayout_20_V1.5-LSLP8"/>
      <text:p text:style-name="U0_20_Überschrift"><text:alphabetical-index-mark-start text:id="IMark140347561893808"/>RscInst::GetNumber()<text:alphabetical-index-mark-end text:id="IMark140347561893808"/></text:p>
      <text:p text:style-name="GA_20_Grund_20_-_20_Absatzlayout_20_V1.5-LSLP8"/>
      <text:p text:style-name="LI_20_Listing">long RscInst::GetNumber();</text:p>
      <text:p text:style-name="GA_20_Grund_20_-_20_Absatzlayout_20_V1.5-LSLP8"/>
      <text:p text:style-name="F1_20_Fettschrift_20_einzeilig">Beschreibung</text:p>
      <text:p text:style-name="GA_20_Grund_20_-_20_Absatzlayout_20_V1.5-LSLP8"/>
      <text:p text:style-name="GA_20_Grund_20_-_20_Absatzlayout_20_V1.5-LSLP8">Die Methode liefert die Instanz als Zahl.</text:p>
      <text:p text:style-name="GA_20_Grund_20_-_20_Absatzlayout_20_V1.5-LSLP8"/>
      <text:p text:style-name="F1_20_Fettschrift_20_einzeilig">Return-Werte</text:p>
      <text:p text:style-name="GA_20_Grund_20_-_20_Absatzlayout_20_V1.5-LSLP8"/>
      <text:p text:style-name="GA_20_Grund_20_-_20_Absatzlayout_20_V1.5-LSLP8">Es wird ein Wert zurückgeliefert.</text:p>
      <text:p text:style-name="GA_20_Grund_20_-_20_Absatzlayout_20_V1.5-LSLP8">Kann die Instanz nicht in ein Zahl umgewandelt werden, wird 0 zurückgeliefert.</text:p>
      <text:p text:style-name="GA_20_Grund_20_-_20_Absatzlayout_20_V1.5-LSLP8"/>
      <text:p text:style-name="F1_20_Fettschrift_20_einzeilig">Querverweise</text:p>
      <text:p text:style-name="GA_20_Grund_20_-_20_Absatzlayout_20_V1.5-LSLP8"/>
      <text:p text:style-name="GA_20_Grund_20_-_20_Absatzlayout_20_V1.5-LSLP8">Klassen: <text:s/>RscTop.</text:p>
      <text:p text:style-name="GA_20_Grund_20_-_20_Absatzlayout_20_V1.5-LSLP8">Methoden: SetNumber().</text:p>
      <text:p text:style-name="GA_20_Grund_20_-_20_Absatzlayout_20_V1.5-LSLP8"/>
      <text:p text:style-name="P11">─────────────────────────────────────────────────────────</text:p>
      <text:p text:style-name="GA_20_Grund_20_-_20_Absatzlayout_20_V1.5-LSLP8"/>
      <text:p text:style-name="U0_20_Überschrift"><text:alphabetical-index-mark-start text:id="IMark140347561893808"/>RscInst::GetString()<text:alphabetical-index-mark-end text:id="IMark140347561893808"/></text:p>
      <text:p text:style-name="GA_20_Grund_20_-_20_Absatzlayout_20_V1.5-LSLP8"/>
      <text:p text:style-name="LI_20_Listing">const char * RscInst::GetVar();</text:p>
      <text:p text:style-name="GA_20_Grund_20_-_20_Absatzlayout_20_V1.5-LSLP8"/>
      <text:p text:style-name="F1_20_Fettschrift_20_einzeilig">Beschreibung</text:p>
      <text:p text:style-name="GA_20_Grund_20_-_20_Absatzlayout_20_V1.5-LSLP8"/>
      <text:p text:style-name="GA_20_Grund_20_-_20_Absatzlayout_20_V1.5-LSLP8">Die Methode liefert die Instanz als String.</text:p>
      <text:p text:style-name="GA_20_Grund_20_-_20_Absatzlayout_20_V1.5-LSLP8"/>
      <text:p text:style-name="F1_20_Fettschrift_20_einzeilig">Return-Werte</text:p>
      <text:p text:style-name="GA_20_Grund_20_-_20_Absatzlayout_20_V1.5-LSLP8"/>
      <text:p text:style-name="GA_20_Grund_20_-_20_Absatzlayout_20_V1.5-LSLP8">Es wird ein Zeiger auf eine Zeichenkette zurückgeliefert.</text:p>
      <text:p text:style-name="GA_20_Grund_20_-_20_Absatzlayout_20_V1.5-LSLP8"><text:soft-page-break/>Kann die Instanz nicht in einen String umgewandelt werden, wird NULL zurückgeliefert.</text:p>
      <text:p text:style-name="GA_20_Grund_20_-_20_Absatzlayout_20_V1.5-LSLP8"/>
      <text:p text:style-name="F1_20_Fettschrift_20_einzeilig">Querverweise</text:p>
      <text:p text:style-name="GA_20_Grund_20_-_20_Absatzlayout_20_V1.5-LSLP8"/>
      <text:p text:style-name="GA_20_Grund_20_-_20_Absatzlayout_20_V1.5-LSLP8">Klassen: <text:s/>RscTop.</text:p>
      <text:p text:style-name="GA_20_Grund_20_-_20_Absatzlayout_20_V1.5-LSLP8">Methoden: SetString().</text:p>
      <text:p text:style-name="GA_20_Grund_20_-_20_Absatzlayout_20_V1.5-LSLP8"/>
      <text:p text:style-name="P11">─────────────────────────────────────────────────────────</text:p>
      <text:p text:style-name="GA_20_Grund_20_-_20_Absatzlayout_20_V1.5-LSLP8"/>
      <text:p text:style-name="U0_20_Überschrift"><text:alphabetical-index-mark-start text:id="IMark140347561893808"/>RscInst::GetRef()<text:alphabetical-index-mark-end text:id="IMark140347561893808"/></text:p>
      <text:p text:style-name="GA_20_Grund_20_-_20_Absatzlayout_20_V1.5-LSLP8"/>
      <text:p text:style-name="LI_20_Listing">RscId RscInst::GetRef();</text:p>
      <text:p text:style-name="GA_20_Grund_20_-_20_Absatzlayout_20_V1.5-LSLP8"/>
      <text:p text:style-name="F1_20_Fettschrift_20_einzeilig">Beschreibung</text:p>
      <text:p text:style-name="GA_20_Grund_20_-_20_Absatzlayout_20_V1.5-LSLP8"/>
      <text:p text:style-name="GA_20_Grund_20_-_20_Absatzlayout_20_V1.5-LSLP8">Ist in der Instanz eine Referenz eingetragen, wird diese zurückgegeben.</text:p>
      <text:p text:style-name="GA_20_Grund_20_-_20_Absatzlayout_20_V1.5-LSLP8"/>
      <text:p text:style-name="F1_20_Fettschrift_20_einzeilig">Return-Werte</text:p>
      <text:p text:style-name="GA_20_Grund_20_-_20_Absatzlayout_20_V1.5-LSLP8"/>
      <text:p text:style-name="GA_20_Grund_20_-_20_Absatzlayout_20_V1.5-LSLP8">Es wird der Identifier der Referenz zurückgeliefert.</text:p>
      <text:p text:style-name="GA_20_Grund_20_-_20_Absatzlayout_20_V1.5-LSLP8"/>
      <text:p text:style-name="F1_20_Fettschrift_20_einzeilig">Anmerkungen</text:p>
      <text:p text:style-name="GA_20_Grund_20_-_20_Absatzlayout_20_V1.5-LSLP8"/>
      <text:p text:style-name="GA_20_Grund_20_-_20_Absatzlayout_20_V1.5-LSLP8">Der zurückgelieferte Identifier kann ungültig sein. Das ist der Fall, wenn keine Referenz besteht.</text:p>
      <text:p text:style-name="GA_20_Grund_20_-_20_Absatzlayout_20_V1.5-LSLP8"/>
      <text:p text:style-name="F1_20_Fettschrift_20_einzeilig">Querverweise</text:p>
      <text:p text:style-name="GA_20_Grund_20_-_20_Absatzlayout_20_V1.5-LSLP8"/>
      <text:p text:style-name="GA_20_Grund_20_-_20_Absatzlayout_20_V1.5-LSLP8">Klassen: RscTop, RscId.</text:p>
      <text:p text:style-name="GA_20_Grund_20_-_20_Absatzlayout_20_V1.5-LSLP8">Methode: IsId(), SetDefault().</text:p>
      <text:p text:style-name="GA_20_Grund_20_-_20_Absatzlayout_20_V1.5-LSLP8"/>
      <text:p text:style-name="P11">─────────────────────────────────────────────────────────</text:p>
      <text:p text:style-name="GA_20_Grund_20_-_20_Absatzlayout_20_V1.5-LSLP8"/>
      <text:p text:style-name="U0_20_Überschrift"><text:alphabetical-index-mark-start text:id="IMark140347561893808"/>RscInst::IsDefault()<text:alphabetical-index-mark-end text:id="IMark140347561893808"/></text:p>
      <text:p text:style-name="GA_20_Grund_20_-_20_Absatzlayout_20_V1.5-LSLP8"/>
      <text:p text:style-name="LI_20_Listing">BOOL RscInst::IsDefault( HASHID nVarName );</text:p>
      <text:p text:style-name="GA_20_Grund_20_-_20_Absatzlayout_20_V1.5-LSLP8"/>
      <text:p text:style-name="F1_20_Fettschrift_20_einzeilig">Beschreibung</text:p>
      <text:p text:style-name="GA_20_Grund_20_-_20_Absatzlayout_20_V1.5-LSLP8"/>
      <text:p text:style-name="GA_20_Grund_20_-_20_Absatzlayout_20_V1.5-LSLP8">Stellt fest ob die genannte Variable noch die Defaulteinstellung besitzt.</text:p>
      <text:p text:style-name="GA_20_Grund_20_-_20_Absatzlayout_20_V1.5-LSLP8"/>
      <text:p text:style-name="F1_20_Fettschrift_20_einzeilig"><text:soft-page-break/>Parameter</text:p>
      <text:p text:style-name="GA_20_Grund_20_-_20_Absatzlayout_20_V1.5-LSLP8"/>
      <text:p text:style-name="FP_20_Funktionsparameter">nVarName<text:tab/>ist der Name der Variablen.</text:p>
      <text:p text:style-name="GA_20_Grund_20_-_20_Absatzlayout_20_V1.5-LSLP8"/>
      <text:p text:style-name="F1_20_Fettschrift_20_einzeilig">Return-Werte</text:p>
      <text:p text:style-name="GA_20_Grund_20_-_20_Absatzlayout_20_V1.5-LSLP8"/>
      <text:p text:style-name="FP_20_Funktionsparameter">TRUE<text:tab/>bedeutet, die Variable hat die Defaulteinstellung.</text:p>
      <text:p text:style-name="FP_20_Funktionsparameter">FALSE<text:tab/>bedeutet, sie wurde verändert.</text:p>
      <text:p text:style-name="GA_20_Grund_20_-_20_Absatzlayout_20_V1.5-LSLP8"/>
      <text:p text:style-name="F1_20_Fettschrift_20_einzeilig">Querverweise</text:p>
      <text:p text:style-name="GA_20_Grund_20_-_20_Absatzlayout_20_V1.5-LSLP8"/>
      <text:p text:style-name="GA_20_Grund_20_-_20_Absatzlayout_20_V1.5-LSLP8">Methoden: SetDefault().</text:p>
      <text:p text:style-name="GA_20_Grund_20_-_20_Absatzlayout_20_V1.5-LSLP8"/>
      <text:p text:style-name="P11">─────────────────────────────────────────────────────────</text:p>
      <text:p text:style-name="GA_20_Grund_20_-_20_Absatzlayout_20_V1.5-LSLP8"/>
      <text:p text:style-name="U0_20_Überschrift"><text:alphabetical-index-mark-start text:id="IMark140347561893808"/>RscInst::IsConsistent()<text:alphabetical-index-mark-end text:id="IMark140347561893808"/></text:p>
      <text:p text:style-name="GA_20_Grund_20_-_20_Absatzlayout_20_V1.5-LSLP8"/>
      <text:p text:style-name="LI_20_Listing">BOOL RscInst::IsConsistent( RscInconsList * pList );</text:p>
      <text:p text:style-name="GA_20_Grund_20_-_20_Absatzlayout_20_V1.5-LSLP8"/>
      <text:p text:style-name="F1_20_Fettschrift_20_einzeilig">Beschreibung</text:p>
      <text:p text:style-name="GA_20_Grund_20_-_20_Absatzlayout_20_V1.5-LSLP8"/>
      <text:p text:style-name="GA_20_Grund_20_-_20_Absatzlayout_20_V1.5-LSLP8">Die Methode überprüft ob diese Instanz noch konsistent ist.</text:p>
      <text:p text:style-name="GA_20_Grund_20_-_20_Absatzlayout_20_V1.5-LSLP8"/>
      <text:p text:style-name="F1_20_Fettschrift_20_einzeilig">Parameter</text:p>
      <text:p text:style-name="GA_20_Grund_20_-_20_Absatzlayout_20_V1.5-LSLP8"/>
      <text:p text:style-name="FP_20_Funktionsparameter">pList<text:tab/>Eine Liste die mit den RscId-Objekten gefüllt wird, die Inkonsistenzen hervorrufen. pList darf Null sein.</text:p>
      <text:p text:style-name="GA_20_Grund_20_-_20_Absatzlayout_20_V1.5-LSLP8"><text:soft-page-break/></text:p>
      <text:p text:style-name="F1_20_Fettschrift_20_einzeilig">Return-Werte</text:p>
      <text:p text:style-name="GA_20_Grund_20_-_20_Absatzlayout_20_V1.5-LSLP8"/>
      <text:p text:style-name="FP_20_Funktionsparameter">TRUE<text:tab/>bedeutet die Instanz ist konsistent.</text:p>
      <text:p text:style-name="FP_20_Funktionsparameter">FALSE<text:tab/>bedeutet die Instanz ist inkonsistent.</text:p>
      <text:p text:style-name="GA_20_Grund_20_-_20_Absatzlayout_20_V1.5-LSLP8"/>
      <text:p text:style-name="F1_20_Fettschrift_20_einzeilig">Anmerkungen</text:p>
      <text:p text:style-name="GA_20_Grund_20_-_20_Absatzlayout_20_V1.5-LSLP8"/>
      <text:p text:style-name="GA_20_Grund_20_-_20_Absatzlayout_20_V1.5-LSLP8">Ein RscId-Objekt kann aus Objekten zusammengesetzt sein, die global verändert werden können. Nach einer solchen Veränderung muß die Konsistenz überprüft werden.</text:p>
      <text:p text:style-name="GA_20_Grund_20_-_20_Absatzlayout_20_V1.5-LSLP8"/>
      <text:p text:style-name="F1_20_Fettschrift_20_einzeilig">Querverweise</text:p>
      <text:p text:style-name="GA_20_Grund_20_-_20_Absatzlayout_20_V1.5-LSLP8"/>
      <text:p text:style-name="GA_20_Grund_20_-_20_Absatzlayout_20_V1.5-LSLP8">Klassen: <text:s/>RscId, RscHrc, RscFileTab.</text:p>
      <text:p text:style-name="GA_20_Grund_20_-_20_Absatzlayout_20_V1.5-LSLP8">Mehtoden: RscDataBase::MakeConsistent(), RscTop::IsConsistent().</text:p>
      <text:p text:style-name="GA_20_Grund_20_-_20_Absatzlayout_20_V1.5-LSLP8"/>
      <text:p text:style-name="P11">─────────────────────────────────────────────────────────</text:p>
      <text:p text:style-name="U0_20_Überschrift"/>
      <text:p text:style-name="U0_20_Überschrift"><text:alphabetical-index-mark-start text:id="IMark140347561893808"/>RscInst::GetClassEnum()<text:alphabetical-index-mark-end text:id="IMark140347561893808"/></text:p>
      <text:p text:style-name="GA_20_Grund_20_-_20_Absatzlayout_20_V1.5-LSLP8"/>
      <text:p text:style-name="LI_20_Listing">HASHID RscInst::GetClassEnum( USHORT nPos );</text:p>
      <text:p text:style-name="GA_20_Grund_20_-_20_Absatzlayout_20_V1.5-LSLP8"/>
      <text:p text:style-name="F1_20_Fettschrift_20_einzeilig">Beschreibung</text:p>
      <text:p text:style-name="GA_20_Grund_20_-_20_Absatzlayout_20_V1.5-LSLP8"/>
      <text:p text:style-name="GA_20_Grund_20_-_20_Absatzlayout_20_V1.5-LSLP8">Diese Methode liefert den Namen der Konstanten zurück, die in einem Aufzählungstyp an der Position nPos definiert ist.</text:p>
      <text:p text:style-name="GA_20_Grund_20_-_20_Absatzlayout_20_V1.5-LSLP8"/>
      <text:p text:style-name="F1_20_Fettschrift_20_einzeilig">Parameter</text:p>
      <text:p text:style-name="GA_20_Grund_20_-_20_Absatzlayout_20_V1.5-LSLP8"/>
      <text:p text:style-name="FP_20_Funktionsparameter"><text:soft-page-break/>nPos<text:tab/>Position der Konstante.</text:p>
      <text:p text:style-name="GA_20_Grund_20_-_20_Absatzlayout_20_V1.5-LSLP8"/>
      <text:p text:style-name="F1_20_Fettschrift_20_einzeilig">Return-Werte</text:p>
      <text:p text:style-name="GA_20_Grund_20_-_20_Absatzlayout_20_V1.5-LSLP8"/>
      <text:p text:style-name="FP_20_Funktionsparameter">HASH_NONAME<text:tab/>Dieser Wert wird zurückgeliefert, wenn der Variablentyp kein Aufzählungstyp war oder wenn nPos &gt;= der Anzahl der Konstanten.</text:p>
      <text:p text:style-name="GA_20_Grund_20_-_20_Absatzlayout_20_V1.5-LSLP8">Sonst wird der Name der Konstanten zurückgeliefert.</text:p>
      <text:p text:style-name="GA_20_Grund_20_-_20_Absatzlayout_20_V1.5-LSLP8"/>
      <text:p text:style-name="F1_20_Fettschrift_20_einzeilig">Beispiel</text:p>
      <text:p text:style-name="GA_20_Grund_20_-_20_Absatzlayout_20_V1.5-LSLP8"/>
      <text:p text:style-name="GA_20_Grund_20_-_20_Absatzlayout_20_V1.5-LSLP8">Das Beispiel zeigt wie die Namen eine Aufzählungstypen ermittelt werden können.</text:p>
      <text:p text:style-name="GA_20_Grund_20_-_20_Absatzlayout_20_V1.5-LSLP8">Variable ist ein Aufzählungstyp mit den Werten COL_WHITE, COL_RED und COL_BLACK. Die Konstanten haben die Name "White", "Red", "Black".</text:p>
      <text:p text:style-name="GA_20_Grund_20_-_20_Absatzlayout_20_V1.5-LSLP8">Der Variablenname ist "Predefined".</text:p>
      <text:p text:style-name="GA_20_Grund_20_-_20_Absatzlayout_20_V1.5-LSLP8">Die Klasse, in der diese Variable definiert ist, heißt "Color".</text:p>
      <text:p text:style-name="LI_20_Listing"/>
      <text:p text:style-name="LI_20_Listing">HASHID nConstName;</text:p>
      <text:p text:style-name="LI_20_Listing">HASHID nVarName;</text:p>
      <text:p text:style-name="LI_20_Listing">RscInst aColorInst;</text:p>
      <text:p text:style-name="LI_20_Listing">RscInst aConst;</text:p>
      <text:p text:style-name="LI_20_Listing">USHORT i;</text:p>
      <text:p text:style-name="LI_20_Listing"/>
      <text:p text:style-name="LI_20_Listing">nVarName = HashId( "Predefined" ); //Variablennamen setzen</text:p>
      <text:p text:style-name="LI_20_Listing">// pCmpEd ist eine Compiler-Instanz</text:p>
      <text:p text:style-name="LI_20_Listing">aColorInst = pCmpEd-&gt;CreateRscInst(</text:p>
      <text:p text:style-name="LI_20_Listing"><text:s text:c="15"/>pCmpEd-&gt;GetClassType( HashId( "Color" ) ) );</text:p>
      <text:p text:style-name="LI_20_Listing"><text:s/>if( aColorInst.IsInst() ){ //Instanz wurde erzeugt</text:p>
      <text:p text:style-name="LI_20_Listing"><text:tab/>aConst = aColorInst.GetVar( nVarName );</text:p>
      <text:p text:style-name="LI_20_Listing"><text:tab/>i = 0;</text:p>
      <text:p text:style-name="LI_20_Listing"><text:soft-page-break/><text:tab/>nConstName = aConst.GetClassEnum( i );</text:p>
      <text:p text:style-name="LI_20_Listing"><text:tab/>while( HASH_NONAME != nConstName ){</text:p>
      <text:p text:style-name="LI_20_Listing"><text:tab/><text:tab/>printf( "%s\n", GetHashString( nConstName ) );</text:p>
      <text:p text:style-name="LI_20_Listing"><text:tab/><text:tab/>i++;</text:p>
      <text:p text:style-name="LI_20_Listing"><text:tab/><text:tab/>nConstName = aConst.GetClassEnum( i );</text:p>
      <text:p text:style-name="LI_20_Listing"><text:tab/>}</text:p>
      <text:p text:style-name="LI_20_Listing">}</text:p>
      <text:p text:style-name="GA_20_Grund_20_-_20_Absatzlayout_20_V1.5-LSLP8"/>
      <text:p text:style-name="GA_20_Grund_20_-_20_Absatzlayout_20_V1.5-LSLP8">Die Ausgabe ist:</text:p>
      <text:p text:style-name="GA_20_Grund_20_-_20_Absatzlayout_20_V1.5-LSLP8">White</text:p>
      <text:p text:style-name="GA_20_Grund_20_-_20_Absatzlayout_20_V1.5-LSLP8">Red</text:p>
      <text:p text:style-name="GA_20_Grund_20_-_20_Absatzlayout_20_V1.5-LSLP8">Black</text:p>
      <text:p text:style-name="P11">─────────────────────────────────────────────────────────</text:p>
      <text:p text:style-name="GA_20_Grund_20_-_20_Absatzlayout_20_V1.5-LSLP8"/>
      <text:p text:style-name="U0_20_Überschrift"><text:alphabetical-index-mark-start text:id="IMark140347561893808"/>RscInst::GetTypeClass()<text:alphabetical-index-mark-end text:id="IMark140347561893808"/></text:p>
      <text:p text:style-name="GA_20_Grund_20_-_20_Absatzlayout_20_V1.5-LSLP8"/>
      <text:p text:style-name="LI_20_Listing">RscTop * RscInst::GetTypeClass();</text:p>
      <text:p text:style-name="GA_20_Grund_20_-_20_Absatzlayout_20_V1.5-LSLP8"/>
      <text:p text:style-name="F1_20_Fettschrift_20_einzeilig">Beschreibung</text:p>
      <text:p text:style-name="GA_20_Grund_20_-_20_Absatzlayout_20_V1.5-LSLP8"/>
      <text:p text:style-name="GA_20_Grund_20_-_20_Absatzlayout_20_V1.5-LSLP8">Diese Methode liefert den Typ der Instanz zurück.</text:p>
      <text:p text:style-name="GA_20_Grund_20_-_20_Absatzlayout_20_V1.5-LSLP8"/>
      <text:p text:style-name="F1_20_Fettschrift_20_einzeilig">Return-Werte</text:p>
      <text:p text:style-name="GA_20_Grund_20_-_20_Absatzlayout_20_V1.5-LSLP8"/>
      <text:p text:style-name="GA_20_Grund_20_-_20_Absatzlayout_20_V1.5-LSLP8">Der Typ der Instanz wird zurückgeliefert.</text:p>
      <text:p text:style-name="GA_20_Grund_20_-_20_Absatzlayout_20_V1.5-LSLP8"/>
      <text:p text:style-name="P11">─────────────────────────────────────────────────────────</text:p>
      <text:p text:style-name="GA_20_Grund_20_-_20_Absatzlayout_20_V1.5-LSLP8"><text:soft-page-break/></text:p>
      <text:p text:style-name="U0_20_Überschrift"><text:alphabetical-index-mark-start text:id="IMark140347561893808"/>RscInst::GetClassName()<text:alphabetical-index-mark-end text:id="IMark140347561893808"/></text:p>
      <text:p text:style-name="GA_20_Grund_20_-_20_Absatzlayout_20_V1.5-LSLP8"/>
      <text:p text:style-name="LI_20_Listing">HASHID RscInst::GetClassName();</text:p>
      <text:p text:style-name="GA_20_Grund_20_-_20_Absatzlayout_20_V1.5-LSLP8"/>
      <text:p text:style-name="F1_20_Fettschrift_20_einzeilig">Beschreibung</text:p>
      <text:p text:style-name="GA_20_Grund_20_-_20_Absatzlayout_20_V1.5-LSLP8"/>
      <text:p text:style-name="GA_20_Grund_20_-_20_Absatzlayout_20_V1.5-LSLP8">Diese Methode liefert den Namen einer Klasse.</text:p>
      <text:p text:style-name="GA_20_Grund_20_-_20_Absatzlayout_20_V1.5-LSLP8"/>
      <text:p text:style-name="F1_20_Fettschrift_20_einzeilig">Return-Werte</text:p>
      <text:p text:style-name="GA_20_Grund_20_-_20_Absatzlayout_20_V1.5-LSLP8"/>
      <text:p text:style-name="FP_20_Funktionsparameter">HASH_NONAME<text:tab/>Dieser Wert wird zurückgeliefert, wenn die Klasse keinen Namen hat.</text:p>
      <text:p text:style-name="GA_20_Grund_20_-_20_Absatzlayout_20_V1.5-LSLP8">Ansonsten wird der Name der Klasse zurückgeliefert.</text:p>
      <text:p text:style-name="GA_20_Grund_20_-_20_Absatzlayout_20_V1.5-LSLP8"/>
      <text:p text:style-name="F1_20_Fettschrift_20_einzeilig">Beispiel</text:p>
      <text:p text:style-name="GA_20_Grund_20_-_20_Absatzlayout_20_V1.5-LSLP8">Diese Funktion gibt zu einer Instanz den Klassennamen aus.</text:p>
      <text:p text:style-name="GA_20_Grund_20_-_20_Absatzlayout_20_V1.5-LSLP8"/>
      <text:p text:style-name="LI_20_Listing">void PrintClassName( RscInst &amp; rInst ){</text:p>
      <text:p text:style-name="LI_20_Listing">// rInst, Instanz deren Klassenname ausgegeben werden soll</text:p>
      <text:p text:style-name="LI_20_Listing">HASHID nClassName;</text:p>
      <text:p text:style-name="LI_20_Listing"/>
      <text:p text:style-name="LI_20_Listing">nClassName = rInst.GetClassName(); // Klassenname holen</text:p>
      <text:p text:style-name="LI_20_Listing">if( HASH_NONAME == nClassName )</text:p>
      <text:p text:style-name="LI_20_Listing"><text:tab/>printf( "Kein Klassenname\n" );</text:p>
      <text:p text:style-name="LI_20_Listing">else</text:p>
      <text:p text:style-name="LI_20_Listing"><text:tab/>printf( "%s\n", GetHashString( nClassName ) );</text:p>
      <text:p text:style-name="LI_20_Listing">}</text:p>
      <text:p text:style-name="GA_20_Grund_20_-_20_Absatzlayout_20_V1.5-LSLP8"><text:soft-page-break/></text:p>
      <text:p text:style-name="P11">─────────────────────────────────────────────────────────</text:p>
      <text:p text:style-name="U0_20_Überschrift"/>
      <text:p text:style-name="U0_20_Überschrift"><text:alphabetical-index-mark-start text:id="IMark140347561893808"/>RscInst::WriteRc()<text:alphabetical-index-mark-end text:id="IMark140347561893808"/></text:p>
      <text:p text:style-name="GA_20_Grund_20_-_20_Absatzlayout_20_V1.5-LSLP8"/>
      <text:p text:style-name="LI_20_Listing">ERRTYPE RscInst::WriteRc( RscWriteRc &amp; aMem );</text:p>
      <text:p text:style-name="GA_20_Grund_20_-_20_Absatzlayout_20_V1.5-LSLP8"/>
      <text:p text:style-name="F1_20_Fettschrift_20_einzeilig">Beschreibung</text:p>
      <text:p text:style-name="GA_20_Grund_20_-_20_Absatzlayout_20_V1.5-LSLP8"/>
      <text:p text:style-name="GA_20_Grund_20_-_20_Absatzlayout_20_V1.5-LSLP8">Diese Methode erzeugt eine Resource im StarView Resourceformat. Mit dieser Resource kann der Resourcekonstruktor der entsprechenden Klasse gerufen werden.</text:p>
      <text:p text:style-name="GA_20_Grund_20_-_20_Absatzlayout_20_V1.5-LSLP8"/>
      <text:p text:style-name="F1_20_Fettschrift_20_einzeilig">Parameter</text:p>
      <text:p text:style-name="GA_20_Grund_20_-_20_Absatzlayout_20_V1.5-LSLP8"/>
      <text:p text:style-name="FP_20_Funktionsparameter">aMem<text:tab/>ist die Instanz, die die Resourcedaten enthält.</text:p>
      <text:p text:style-name="GA_20_Grund_20_-_20_Absatzlayout_20_V1.5-LSLP8"/>
      <text:p text:style-name="F1_20_Fettschrift_20_einzeilig">Return-Werte</text:p>
      <text:p text:style-name="GA_20_Grund_20_-_20_Absatzlayout_20_V1.5-LSLP8"/>
      <text:p text:style-name="FP_20_Funktionsparameter">ERRTYPE.IsOk()<text:tab/>bedeutet, daß in aMem eine korrekte Resource steht.</text:p>
      <text:p text:style-name="FP_20_Funktionsparameter">anderer Wert<text:tab/>bedeutet, das Format ist nicht korrekt.</text:p>
      <text:p text:style-name="GA_20_Grund_20_-_20_Absatzlayout_20_V1.5-LSLP8"/>
      <text:p text:style-name="F1_20_Fettschrift_20_einzeilig">Ausnahmen</text:p>
      <text:p text:style-name="GA_20_Grund_20_-_20_Absatzlayout_20_V1.5-LSLP8"/>
      <text:p text:style-name="GA_20_Grund_20_-_20_Absatzlayout_20_V1.5-LSLP8">Die System abhängigen Resourcen Icon, Bitmap und Pointer werden nicht vollständig geschrieben. Um einen Programmfehler zu vermeiden, müssen die StarView-Klassen entsprechend abgesichert sein.</text:p>
      <text:p text:style-name="GA_20_Grund_20_-_20_Absatzlayout_20_V1.5-LSLP8"/>
      <text:p text:style-name="F1_20_Fettschrift_20_einzeilig">Anmerkungen</text:p>
      <text:p text:style-name="GA_20_Grund_20_-_20_Absatzlayout_20_V1.5-LSLP8"/>
      <text:p text:style-name="GA_20_Grund_20_-_20_Absatzlayout_20_V1.5-LSLP8">Die Referenzen müssen zum Zeitpunkt von WriteRc aufgelöst werden können. Können sie nicht aufgelöst werden, werden die Daten der Instanz benutzt, in der die Referenz angegeben ist.</text:p>
      <text:p text:style-name="GA_20_Grund_20_-_20_Absatzlayout_20_V1.5-LSLP8"><text:soft-page-break/></text:p>
      <text:p text:style-name="F1_20_Fettschrift_20_einzeilig">Querverweise</text:p>
      <text:p text:style-name="GA_20_Grund_20_-_20_Absatzlayout_20_V1.5-LSLP8"/>
      <text:p text:style-name="GA_20_Grund_20_-_20_Absatzlayout_20_V1.5-LSLP8">Klassen: RscWriteRc, ERRTYPE.</text:p>
      <text:p text:style-name="GA_20_Grund_20_-_20_Absatzlayout_20_V1.5-LSLP8"/>
      <text:p text:style-name="F1_20_Fettschrift_20_einzeilig">Beispiel</text:p>
      <text:p text:style-name="GA_20_Grund_20_-_20_Absatzlayout_20_V1.5-LSLP8"/>
      <text:p text:style-name="LI_20_Listing">RscInst aColor;</text:p>
      <text:p text:style-name="LI_20_Listing">RscTop* pColorType;</text:p>
      <text:p text:style-name="LI_20_Listing">Color <text:s text:c="2"/>aSvColor;</text:p>
      <text:p text:style-name="LI_20_Listing"/>
      <text:p text:style-name="LI_20_Listing">// Farbinstanz erzeugen</text:p>
      <text:p text:style-name="LI_20_Listing">aColor = aCmpInst.CreateColor( pColorType );</text:p>
      <text:p text:style-name="LI_20_Listing">// Farbe auf Gelb setzten</text:p>
      <text:p text:style-name="LI_20_Listing">aColor.SetConst( HashId( "Predefined" ),</text:p>
      <text:p text:style-name="LI_20_Listing"><text:s text:c="17"/>HashId( "COL_YELLOW" ) );</text:p>
      <text:p text:style-name="LI_20_Listing"/>
      <text:p text:style-name="LI_20_Listing">RscWriteRc aMem;</text:p>
      <text:p text:style-name="LI_20_Listing">if( aColor.WriteRc( aMem ).IsOk() ){</text:p>
      <text:p text:style-name="LI_20_Listing"><text:s text:c="4"/>aSvColor = Color( RscId( aMem.GetRes() ) );</text:p>
      <text:p text:style-name="LI_20_Listing"><text:s text:c="4"/>.....</text:p>
      <text:p text:style-name="LI_20_Listing">};</text:p>
      <text:p text:style-name="GA_20_Grund_20_-_20_Absatzlayout_20_V1.5-LSLP8"/>
      <text:p text:style-name="GA_20_Grund_20_-_20_Absatzlayout_20_V1.5-LSLP8"/>
      <text:p text:style-name="P11">─────────────────────────────────────────────────────────</text:p>
      <text:p text:style-name="P9"><text:toc-mark-start text:id="IMark140347561893808" text:outline-level="1"/><text:alphabetical-index-mark-start text:id="IMark140347561892656"/>RscInstCopy<text:alphabetical-index-mark-end text:id="IMark140347561892656"/><text:toc-mark-end text:id="IMark140347561893808"/></text:p>
      <text:p text:style-name="GA_20_Grund_20_-_20_Absatzlayout_20_V1.5-LSLP8"/>
      <text:p text:style-name="LI_20_Listing">class RscInstCopy {</text:p>
      <text:p text:style-name="LI_20_Listing">public:</text:p>
      <text:p text:style-name="LI_20_Listing"><text:s text:c="16"/>RscInstCopy();</text:p>
      <text:p text:style-name="LI_20_Listing"><text:s text:c="16"/>RscInstCopy( const RscInstCopy &amp; rInst );</text:p>
      <text:p text:style-name="LI_20_Listing"><text:s text:c="16"/>RscInstCopy( const RscInst &amp; rInst );</text:p>
      <text:p text:style-name="LI_20_Listing"><text:s text:c="16"/>RscInstCopy( RSCINST aTmpI );</text:p>
      <text:p text:style-name="LI_20_Listing"><text:s text:c="16"/>RscInstCopy( RscTop * pNewType,</text:p>
      <text:p text:style-name="LI_20_Listing"><text:s text:c="29"/>const RscInst &amp; rInst );</text:p>
      <text:p text:style-name="LI_20_Listing"><text:s text:c="4"/>RscInstCopy&amp; operator = (const RscInstCopy &amp; rRscInst);</text:p>
      <text:p text:style-name="LI_20_Listing"><text:s text:c="4"/>RscInstCopy&amp; operator = ( const RscInst &amp; rRscInst );</text:p>
      <text:p text:style-name="LI_20_Listing"><text:s text:c="16"/>~RscInstCopy();</text:p>
      <text:p text:style-name="LI_20_Listing">};</text:p>
      <text:p text:style-name="GA_20_Grund_20_-_20_Absatzlayout_20_V1.5-LSLP8"/>
      <text:p text:style-name="F1_20_Fettschrift_20_einzeilig">Beschreibung</text:p>
      <text:p text:style-name="GA_20_Grund_20_-_20_Absatzlayout_20_V1.5-LSLP8"/>
      <text:p text:style-name="GA_20_Grund_20_-_20_Absatzlayout_20_V1.5-LSLP8">Mit Hilfe dieser Klasse wird eine Kopie einer Resourceinstanz angefertigt. Die Kopie enthält keine Referenz in die Datenbasis. Es kann somit auch nicht zu einem Fehler kommen, wenn eine Resourceinstanz in der Datenbasis gelöscht wird. Solch ein Fehler kann bei einer Instanz der Klasse RscInst auftreten.</text:p>
      <text:p text:style-name="GA_20_Grund_20_-_20_Absatzlayout_20_V1.5-LSLP8"/>
      <text:p text:style-name="F1_20_Fettschrift_20_einzeilig">Anmerkung</text:p>
      <text:p text:style-name="GA_20_Grund_20_-_20_Absatzlayout_20_V1.5-LSLP8"/>
      <text:p text:style-name="GA_20_Grund_20_-_20_Absatzlayout_20_V1.5-LSLP8">Alle Makros die in der Datenbasis geändert werden, ändern sich auch in dieser Instanz. Mit der Methode IsConsistent() kann diese Instanz auf Konsistenz überprüft werden.</text:p>
      <text:p text:style-name="GA_20_Grund_20_-_20_Absatzlayout_20_V1.5-LSLP8"/>
      <text:p text:style-name="F1_20_Fettschrift_20_einzeilig">Querverweise</text:p>
      <text:p text:style-name="GA_20_Grund_20_-_20_Absatzlayout_20_V1.5-LSLP8"/>
      <text:p text:style-name="GA_20_Grund_20_-_20_Absatzlayout_20_V1.5-LSLP8">Klassen: RscDataBase, RscHrc, RscSrc, RSCINST, RscTop, RscId.</text:p>
      <text:p text:style-name="GA_20_Grund_20_-_20_Absatzlayout_20_V1.5-LSLP8"/>
      <text:p text:style-name="F1_20_Fettschrift_20_einzeilig"><text:soft-page-break/>Beispiel</text:p>
      <text:p text:style-name="GA_20_Grund_20_-_20_Absatzlayout_20_V1.5-LSLP8">Das Beispiel zeigt, wie der Wert einer Variablen geändert wird</text:p>
      <text:p text:style-name="LI_20_Listing">.....</text:p>
      <text:p text:style-name="LI_20_Listing">RscInstCopy <text:s/>aWindow;</text:p>
      <text:p text:style-name="LI_20_Listing">RscInstCopy <text:s/>aBorder;</text:p>
      <text:p text:style-name="LI_20_Listing">RscTop* <text:s text:c="5"/>pWindowType;</text:p>
      <text:p text:style-name="LI_20_Listing"/>
      <text:p text:style-name="LI_20_Listing">// Typ des Klasse Window</text:p>
      <text:p text:style-name="LI_20_Listing">pWindowType = aDataBase.GetClassType( HashId( "Window" ) );</text:p>
      <text:p text:style-name="LI_20_Listing">// Exemplar der Klasse Window erzeugen</text:p>
      <text:p text:style-name="LI_20_Listing">aWindow = aCompilerInst.CreateRscInst( pWindowType );</text:p>
      <text:p text:style-name="LI_20_Listing">// Exemplar mit Namen "Border" holen</text:p>
      <text:p text:style-name="LI_20_Listing">aBorder = aWindow.GetVar( HashId( "Border" ) );</text:p>
      <text:p text:style-name="LI_20_Listing">// Wert auf TRUE setzen</text:p>
      <text:p text:style-name="LI_20_Listing">aBorder.SetBool( TRUE );</text:p>
      <text:p text:style-name="LI_20_Listing">// wieder in aWindow einsetzen</text:p>
      <text:p text:style-name="LI_20_Listing">aWindow.SetVar( HashId( "Border" ), aBorder );</text:p>
      <text:p text:style-name="LI_20_Listing">.....</text:p>
      <text:p text:style-name="GA_20_Grund_20_-_20_Absatzlayout_20_V1.5-LSLP8"/>
      <text:p text:style-name="P9"><text:alphabetical-index-mark-start text:id="IMark140347561893808"/>RscInstCopy::RscInstCopy()<text:alphabetical-index-mark-end text:id="IMark140347561893808"/></text:p>
      <text:p text:style-name="GA_20_Grund_20_-_20_Absatzlayout_20_V1.5-LSLP8"/>
      <text:p text:style-name="LI_20_Listing">RscInstCopy::RscInstCopy();</text:p>
      <text:p text:style-name="LI_20_Listing">RscInstCopy::RscInstCopy( const RscInst &amp; rInst );</text:p>
      <text:p text:style-name="LI_20_Listing">RscInstCopy::RscInstCopy( const RscInstCopy &amp; rInst );</text:p>
      <text:p text:style-name="LI_20_Listing">RscInstCopy::RscInstCopy( RSCINST aTmpI );</text:p>
      <text:p text:style-name="LI_20_Listing">RscInstCopy::RscInstCopy( RscTop * pNewType,</text:p>
      <text:p text:style-name="LI_20_Listing"><text:s text:c="26"/>const RscInst &amp; rInst );</text:p>
      <text:p text:style-name="GA_20_Grund_20_-_20_Absatzlayout_20_V1.5-LSLP8"/>
      <text:p text:style-name="F1_20_Fettschrift_20_einzeilig">Beschreibung</text:p>
      <text:p text:style-name="GA_20_Grund_20_-_20_Absatzlayout_20_V1.5-LSLP8"/>
      <text:p text:style-name="GA_20_Grund_20_-_20_Absatzlayout_20_V1.5-LSLP8">Im Konstruktor wird eine Instanz erzeugt oder kopiert.</text:p>
      <text:p text:style-name="GA_20_Grund_20_-_20_Absatzlayout_20_V1.5-LSLP8"/>
      <text:p text:style-name="F1_20_Fettschrift_20_einzeilig">Parameter</text:p>
      <text:p text:style-name="GA_20_Grund_20_-_20_Absatzlayout_20_V1.5-LSLP8"/>
      <text:p text:style-name="FP_20_Funktionsparameter">rInst<text:tab/>ist die Instanz, die kopiert wird.</text:p>
      <text:p text:style-name="FP_20_Funktionsparameter">aTmpI<text:tab/>Aus dieser Instanz wird eine RscInstCopy erzeugt.</text:p>
      <text:p text:style-name="FP_20_Funktionsparameter">pNewType<text:tab/>Wenn dieser Konstruktor verwendet wird, wird eine Instanz mit Typ pNewType erzeugt. Alle Daten ab der ersten gemeinsamen Oberklasse von rInst und pNewType werden übernommen.</text:p>
      <text:p text:style-name="GA_20_Grund_20_-_20_Absatzlayout_20_V1.5-LSLP8"/>
      <text:p text:style-name="F1_20_Fettschrift_20_einzeilig">Querverweise</text:p>
      <text:p text:style-name="GA_20_Grund_20_-_20_Absatzlayout_20_V1.5-LSLP8"/>
      <text:p text:style-name="GA_20_Grund_20_-_20_Absatzlayout_20_V1.5-LSLP8">Klassen: <text:s/>RSCINST, ERRTYPE.</text:p>
      <text:p text:style-name="GA_20_Grund_20_-_20_Absatzlayout_20_V1.5-LSLP8">Methoden: IsInst(), GetClassType().</text:p>
      <text:p text:style-name="GA_20_Grund_20_-_20_Absatzlayout_20_V1.5-LSLP8"/>
      <text:p text:style-name="F1_20_Fettschrift_20_einzeilig">Beispiel</text:p>
      <text:p text:style-name="GA_20_Grund_20_-_20_Absatzlayout_20_V1.5-LSLP8">Es wird gezeigt wie aus einer Button-Instanz eine Edit-Instanz erzeugt wird.</text:p>
      <text:p text:style-name="GA_20_Grund_20_-_20_Absatzlayout_20_V1.5-LSLP8"/>
      <text:p text:style-name="LI_20_Listing"><text:soft-page-break/>RscInstCopy aButton;</text:p>
      <text:p text:style-name="LI_20_Listing">RscInstCopy aEdit;</text:p>
      <text:p text:style-name="LI_20_Listing">RscTop * pEditType =</text:p>
      <text:p text:style-name="LI_20_Listing"><text:s text:c="9"/>aDataBase.GetClassType( HashId( "Edit" ) );</text:p>
      <text:p text:style-name="LI_20_Listing">//Voraussetzung: In aButton ist gültige Button-Instanz</text:p>
      <text:p text:style-name="LI_20_Listing">//Erzeuge Edit-Instanz</text:p>
      <text:p text:style-name="LI_20_Listing">aEdit = RscInstCopy( pEditType, aButton );</text:p>
      <text:p text:style-name="GA_20_Grund_20_-_20_Absatzlayout_20_V1.5-LSLP8"/>
      <text:p text:style-name="GA_20_Grund_20_-_20_Absatzlayout_20_V1.5-LSLP8">Alle Daten oberhalb von der Klasse Control wurden nach aEdit kopiert.</text:p>
      <text:p text:style-name="GA_20_Grund_20_-_20_Absatzlayout_20_V1.5-LSLP8"/>
      <text:p text:style-name="P11">─────────────────────────────────────────────────────────</text:p>
      <text:p text:style-name="GA_20_Grund_20_-_20_Absatzlayout_20_V1.5-LSLP8"/>
      <text:p text:style-name="U0_20_Überschrift"><text:alphabetical-index-mark-start text:id="IMark140347561893808"/>RscInstCopy::operator = ()<text:alphabetical-index-mark-end text:id="IMark140347561893808"/></text:p>
      <text:p text:style-name="GA_20_Grund_20_-_20_Absatzlayout_20_V1.5-LSLP8"/>
      <text:p text:style-name="LI_20_Listing">RscInstCopy &amp; RscInstCopy::operator =</text:p>
      <text:p text:style-name="LI_20_Listing"><text:s text:c="27"/>( const RscInst &amp; rInst );</text:p>
      <text:p text:style-name="LI_20_Listing">RscInstCopy &amp; RscInstCopy::operator =</text:p>
      <text:p text:style-name="LI_20_Listing"><text:s text:c="27"/>( const RscInstCopy &amp; rInst );</text:p>
      <text:p text:style-name="GA_20_Grund_20_-_20_Absatzlayout_20_V1.5-LSLP8"/>
      <text:p text:style-name="F1_20_Fettschrift_20_einzeilig">Beschreibung</text:p>
      <text:p text:style-name="GA_20_Grund_20_-_20_Absatzlayout_20_V1.5-LSLP8"/>
      <text:p text:style-name="GA_20_Grund_20_-_20_Absatzlayout_20_V1.5-LSLP8">Es werden die Daten von rInst in die Instanzdaten kopiert.</text:p>
      <text:p text:style-name="GA_20_Grund_20_-_20_Absatzlayout_20_V1.5-LSLP8"/>
      <text:p text:style-name="F1_20_Fettschrift_20_einzeilig">Parameter</text:p>
      <text:p text:style-name="GA_20_Grund_20_-_20_Absatzlayout_20_V1.5-LSLP8"/>
      <text:p text:style-name="FP_20_Funktionsparameter">rInst<text:tab/>Intanz von dem die Daten übernommen werden.</text:p>
      <text:p text:style-name="GA_20_Grund_20_-_20_Absatzlayout_20_V1.5-LSLP8"/>
      <text:p text:style-name="F1_20_Fettschrift_20_einzeilig"><text:soft-page-break/>Return-Werte</text:p>
      <text:p text:style-name="GA_20_Grund_20_-_20_Absatzlayout_20_V1.5-LSLP8"/>
      <text:p text:style-name="GA_20_Grund_20_-_20_Absatzlayout_20_V1.5-LSLP8">Es wird die eigene Instanz zurückgeliefert.</text:p>
      <text:p text:style-name="GA_20_Grund_20_-_20_Absatzlayout_20_V1.5-LSLP8"/>
      <text:p text:style-name="P11">─────────────────────────────────────────────────────────</text:p>
      <text:p text:style-name="GA_20_Grund_20_-_20_Absatzlayout_20_V1.5-LSLP8"/>
      <text:p text:style-name="GA_20_Grund_20_-_20_Absatzlayout_20_V1.5-LSLP8"/>
      <text:p text:style-name="U0_20_Überschrift"><text:alphabetical-index-mark-start text:id="IMark140347561893808"/>RscInstCopy::~RscInstCopy()<text:alphabetical-index-mark-end text:id="IMark140347561893808"/></text:p>
      <text:p text:style-name="GA_20_Grund_20_-_20_Absatzlayout_20_V1.5-LSLP8"/>
      <text:p text:style-name="LI_20_Listing">RscInstCopy::~RscInstCopy();</text:p>
      <text:p text:style-name="GA_20_Grund_20_-_20_Absatzlayout_20_V1.5-LSLP8"/>
      <text:p text:style-name="F1_20_Fettschrift_20_einzeilig">Beschreibung</text:p>
      <text:p text:style-name="GA_20_Grund_20_-_20_Absatzlayout_20_V1.5-LSLP8"/>
      <text:p text:style-name="GA_20_Grund_20_-_20_Absatzlayout_20_V1.5-LSLP8">Die Daten in der Instanz werden gelöscht.</text:p>
      <text:p text:style-name="GA_20_Grund_20_-_20_Absatzlayout_20_V1.5-LSLP8"/>
      <text:p text:style-name="P11">─────────────────────────────────────────────────────────</text:p>
      <text:p text:style-name="GA_20_Grund_20_-_20_Absatzlayout_20_V1.5-LSLP8"/>
      <text:p text:style-name="P16"/>
      <text:p text:style-name="U0_20_Überschrift"><text:toc-mark-start text:id="IMark140347561893808" text:outline-level="1"/>Stichwortverzeichnis<text:toc-mark-end text:id="IMark140347561893808"/></text:p>
      <text:p text:style-name="GA_20_Grund_20_-_20_Absatzlayout_20_V1.5-LSLP8"/>
      <text:p text:style-name="SV_20_Stichwortverzeichnis"/>
      <text:p text:style-name="SV_20_Stichwortverzeichnis">RscDataBase<text:tab/>6</text:p>
      <text:p text:style-name="SV_20_Stichwortverzeichnis">RscDataBase::AddHrcFile()<text:tab/>11</text:p>
      <text:p text:style-name="SV_20_Stichwortverzeichnis">RscDataBase::AddSrcFile()<text:tab/>10</text:p>
      <text:p text:style-name="SV_20_Stichwortverzeichnis">RscDataBase::FindDef()<text:tab/>12</text:p>
      <text:p text:style-name="SV_20_Stichwortverzeichnis">RscDataBase::GetClassType()<text:tab/>7</text:p>
      <text:p text:style-name="SV_20_Stichwortverzeichnis">RscDataBase::GetFileKey()<text:tab/>12</text:p>
      <text:p text:style-name="SV_20_Stichwortverzeichnis">RscDataBase::GetFileStruct()<text:tab/>9</text:p>
      <text:p text:style-name="SV_20_Stichwortverzeichnis">RscDataBase::GetFileTab()<text:tab/>9</text:p>
      <text:p text:style-name="SV_20_Stichwortverzeichnis">RscDataBase::GetPathList()<text:tab/>10</text:p>
      <text:p text:style-name="SV_20_Stichwortverzeichnis">RscDataBase::MakeConsistent()<text:tab/>8</text:p>
      <text:p text:style-name="SV_20_Stichwortverzeichnis">RscDataBase::RemoveFile()<text:tab/>12</text:p>
      <text:p text:style-name="SV_20_Stichwortverzeichnis">RscDataBase::RscDataBase()<text:tab/>7</text:p>
      <text:p text:style-name="SV_20_Stichwortverzeichnis">RscDataBase::ScanForIncFiles()<text:tab/>11</text:p>
      <text:p text:style-name="SV_20_Stichwortverzeichnis">RscHrc<text:tab/>14</text:p>
      <text:p text:style-name="SV_20_Stichwortverzeichnis">RscHrc::ChangeDef()<text:tab/>20</text:p>
      <text:p text:style-name="SV_20_Stichwortverzeichnis">RscHrc::ChangeDefName()<text:tab/>22</text:p>
      <text:p text:style-name="SV_20_Stichwortverzeichnis">RscHrc::DeleteDef()<text:tab/>21</text:p>
      <text:p text:style-name="SV_20_Stichwortverzeichnis">RscHrc::FindDef()<text:tab/>19</text:p>
      <text:p text:style-name="SV_20_Stichwortverzeichnis">RscHrc::GetDefineList()<text:tab/>18</text:p>
      <text:p text:style-name="SV_20_Stichwortverzeichnis">RscHrc::GetDependList()<text:tab/>23</text:p>
      <text:p text:style-name="SV_20_Stichwortverzeichnis">RscHrc::GetFileKey()<text:tab/>16</text:p>
      <text:p text:style-name="SV_20_Stichwortverzeichnis">RscHrc::GetFileName()<text:tab/>18</text:p>
      <text:p text:style-name="SV_20_Stichwortverzeichnis">RscHrc::GetFileStruct()<text:tab/>22</text:p>
      <text:p text:style-name="SV_20_Stichwortverzeichnis"><text:soft-page-break/>RscHrc::GetPathName()<text:tab/>17</text:p>
      <text:p text:style-name="SV_20_Stichwortverzeichnis">RscHrc::InsertDepend()<text:tab/>18</text:p>
      <text:p text:style-name="SV_20_Stichwortverzeichnis">RscHrc::IsDefUsed()<text:tab/>21</text:p>
      <text:p text:style-name="SV_20_Stichwortverzeichnis">RscHrc::IsDirty()<text:tab/>16</text:p>
      <text:p text:style-name="SV_20_Stichwortverzeichnis">RscHrc::NewDef()<text:tab/>19</text:p>
      <text:p text:style-name="SV_20_Stichwortverzeichnis">RscHrc::ReadFile()<text:tab/>15</text:p>
      <text:p text:style-name="SV_20_Stichwortverzeichnis">RscHrc::RscHrc()<text:tab/>15</text:p>
      <text:p text:style-name="SV_20_Stichwortverzeichnis">RscHrc::SetDirty()<text:tab/>16</text:p>
      <text:p text:style-name="SV_20_Stichwortverzeichnis">RscHrc::SetFileName()<text:tab/>17</text:p>
      <text:p text:style-name="SV_20_Stichwortverzeichnis">RscHrc::SetPathName()<text:tab/>17</text:p>
      <text:p text:style-name="SV_20_Stichwortverzeichnis">RscHrc::WriteFile()<text:tab/>23</text:p>
      <text:p text:style-name="SV_20_Stichwortverzeichnis">RscHrc::~RscHrc()<text:tab/>15</text:p>
      <text:p text:style-name="SV_20_Stichwortverzeichnis">RscInst<text:tab/>31</text:p>
      <text:p text:style-name="SV_20_Stichwortverzeichnis">RscInst::DeleteElement()<text:tab/>38</text:p>
      <text:p text:style-name="SV_20_Stichwortverzeichnis">RscInst::DeletePosEle()<text:tab/>39</text:p>
      <text:p text:style-name="SV_20_Stichwortverzeichnis">RscInst::GetBool()<text:tab/>44</text:p>
      <text:p text:style-name="SV_20_Stichwortverzeichnis">RscInst::GetClassEnum()<text:tab/>46</text:p>
      <text:p text:style-name="SV_20_Stichwortverzeichnis">RscInst::GetClassName()<text:tab/>48</text:p>
      <text:p text:style-name="SV_20_Stichwortverzeichnis">RscInst::GetConst()<text:tab/>44</text:p>
      <text:p text:style-name="SV_20_Stichwortverzeichnis">RscInst::GetCount()<text:tab/>36</text:p>
      <text:p text:style-name="SV_20_Stichwortverzeichnis">RscInst::GetElement()<text:tab/>37</text:p>
      <text:p text:style-name="SV_20_Stichwortverzeichnis">RscInst::GetInfoEle()<text:tab/>36</text:p>
      <text:p text:style-name="SV_20_Stichwortverzeichnis">RscInst::GetNumber()<text:tab/>44</text:p>
      <text:p text:style-name="SV_20_Stichwortverzeichnis">RscInst::GetPosEle()<text:tab/>37</text:p>
      <text:p text:style-name="SV_20_Stichwortverzeichnis">RscInst::GetRef()<text:tab/>45</text:p>
      <text:p text:style-name="SV_20_Stichwortverzeichnis">RscInst::GetString()<text:tab/>45</text:p>
      <text:p text:style-name="SV_20_Stichwortverzeichnis">RscInst::GetTypeClass()<text:tab/>47</text:p>
      <text:p text:style-name="SV_20_Stichwortverzeichnis"><text:soft-page-break/>RscInst::GetVar()<text:tab/>43</text:p>
      <text:p text:style-name="SV_20_Stichwortverzeichnis">RscInst::IsConsistent()<text:tab/>46</text:p>
      <text:p text:style-name="SV_20_Stichwortverzeichnis">RscInst::IsDefault()<text:tab/>46</text:p>
      <text:p text:style-name="SV_20_Stichwortverzeichnis">RscInst::IsInst()<text:tab/>34</text:p>
      <text:p text:style-name="SV_20_Stichwortverzeichnis">RscInst::MovePosEle()<text:tab/>38</text:p>
      <text:p text:style-name="SV_20_Stichwortverzeichnis">RscInst::operator = ()<text:tab/>33</text:p>
      <text:p text:style-name="SV_20_Stichwortverzeichnis">RscInst::OverWrite()<text:tab/>34</text:p>
      <text:p text:style-name="SV_20_Stichwortverzeichnis">RscInst::RscInst()<text:tab/>33</text:p>
      <text:p text:style-name="SV_20_Stichwortverzeichnis">RscInst::SetBool()<text:tab/>40</text:p>
      <text:p text:style-name="SV_20_Stichwortverzeichnis">RscInst::SetConst()<text:tab/>39</text:p>
      <text:p text:style-name="SV_20_Stichwortverzeichnis">RscInst::SetDefault()<text:tab/>43</text:p>
      <text:p text:style-name="SV_20_Stichwortverzeichnis">RscInst::SetElement()<text:tab/>34</text:p>
      <text:p text:style-name="SV_20_Stichwortverzeichnis">RscInst::SetNumber()<text:tab/>41</text:p>
      <text:p text:style-name="SV_20_Stichwortverzeichnis">RscInst::SetPosEle()<text:tab/>35</text:p>
      <text:p text:style-name="SV_20_Stichwortverzeichnis">RscInst::SetPosRscId()<text:tab/>35</text:p>
      <text:p text:style-name="SV_20_Stichwortverzeichnis">RscInst::SetRef()<text:tab/>42</text:p>
      <text:p text:style-name="SV_20_Stichwortverzeichnis">RscInst::SetString()<text:tab/>41</text:p>
      <text:p text:style-name="SV_20_Stichwortverzeichnis">RscInst::SetVar()<text:tab/>39</text:p>
      <text:p text:style-name="SV_20_Stichwortverzeichnis">RscInst::WriteRc()<text:tab/>48</text:p>
      <text:p text:style-name="SV_20_Stichwortverzeichnis">RscInst::~RscInst()<text:tab/>33</text:p>
      <text:p text:style-name="SV_20_Stichwortverzeichnis">RscInstCopy<text:tab/>50</text:p>
      <text:p text:style-name="SV_20_Stichwortverzeichnis">RscInstCopy::operator = ()<text:tab/>51</text:p>
      <text:p text:style-name="SV_20_Stichwortverzeichnis">RscInstCopy::RscInstCopy()<text:tab/>51</text:p>
      <text:p text:style-name="SV_20_Stichwortverzeichnis">RscInstCopy::~RscInstCopy()<text:tab/>52</text:p>
      <text:p text:style-name="SV_20_Stichwortverzeichnis">RscSrc<text:tab/>24</text:p>
      <text:p text:style-name="SV_20_Stichwortverzeichnis">RscSrc::CreateRscInst()<text:tab/>26</text:p>
      <text:p text:style-name="SV_20_Stichwortverzeichnis">RscSrc::DeleteRscInst()<text:tab/>27</text:p>
      <text:p text:style-name="SV_20_Stichwortverzeichnis"><text:soft-page-break/>RscSrc::FillNameIdList()<text:tab/>29</text:p>
      <text:p text:style-name="SV_20_Stichwortverzeichnis">RscSrc::GetRscInst()<text:tab/>28</text:p>
      <text:p text:style-name="SV_20_Stichwortverzeichnis">RscSrc::RscSrc()<text:tab/>26</text:p>
      <text:p text:style-name="SV_20_Stichwortverzeichnis">RscSrc::SetRscInst()<text:tab/>27</text:p>
      <text:p text:style-name="SV_20_Stichwortverzeichnis">RscSrc::Write...File()<text:tab/>30</text:p>
      <text:p text:style-name="SV_20_Stichwortverzeichnis"/>
      <text:p text:style-name="GA_20_Grund_20_-_20_Absatzlayout_20_V1.5-LSL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ne Printer" svg:font-family="'Line Printer'" style:font-family-generic="system" style:font-pitch="fixed"/>
    <style:font-face style:name="Liberation Serif1" svg:font-family="'Liberation Serif'" style:font-pitch="variable"/>
    <style:font-face style:name="Liberation Serif" svg:font-family="'Liberation Serif'" style:font-family-generic="roman" style:font-pitch="variable"/>
    <style:font-face style:name="Times" svg:font-family="Time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GA_20_Grund_20_-_20_Absatzlayout_20_V1.5-LSLP8" style:display-name="GA Grund - Absatzlayout V1.5-LSLP8" style:family="paragraph">
      <style:paragraph-properties fo:margin="100%" fo:margin-left="0cm" fo:margin-right="0cm" fo:margin-top="0cm" fo:margin-bottom="0cm" style:line-height-at-least="0.423cm" fo:text-align="start" style:justify-single-word="false" fo:keep-together="auto" fo:text-indent="0cm" style:auto-text-indent="false">
        <style:tab-stops>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 style:position="11.176cm"/>
          <style:tab-stop style:position="12.192cm"/>
          <style:tab-stop style:position="13.208cm"/>
        </style:tab-stops>
      </style:paragraph-properties>
    </style:style>
    <style:style style:name="GR_20_Grundabsatzlayout-rechtsbündig" style:display-name="GR Grundabsatzlayout-rechtsbündig" style:family="paragraph">
      <style:paragraph-properties fo:margin="100%" fo:margin-left="0cm" fo:margin-right="0cm" fo:margin-top="0cm" fo:margin-bottom="0cm" style:line-height-at-least="0.423cm" fo:text-align="end" style:justify-single-word="false" fo:keep-together="auto" fo:text-indent="0cm" style:auto-text-indent="false">
        <style:tab-stops>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 style:position="11.176cm"/>
          <style:tab-stop style:position="12.192cm"/>
          <style:tab-stop style:position="13.208cm"/>
        </style:tab-stops>
      </style:paragraph-properties>
    </style:style>
    <style:style style:name="LI_20_Listing" style:display-name="LI Listing" style:family="paragraph">
      <style:paragraph-properties fo:margin="100%" fo:margin-left="0cm" fo:margin-right="0cm" fo:margin-top="0cm" fo:margin-bottom="0cm" style:line-height-at-least="0.423cm" fo:text-align="start" style:justify-single-word="false" fo:keep-together="auto" fo:text-indent="0cm" style:auto-text-indent="false">
        <style:tab-stops>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 style:position="11.176cm"/>
          <style:tab-stop style:position="12.192cm"/>
          <style:tab-stop style:position="13.208cm"/>
        </style:tab-stops>
      </style:paragraph-properties>
      <style:text-properties style:font-name="Line Printer" fo:font-size="11.5pt"/>
    </style:style>
    <style:style style:name="U0_20_Überschrift" style:display-name="U0 Überschrift" style:family="paragraph">
      <style:paragraph-properties fo:margin="100%" fo:margin-left="0cm" fo:margin-right="0cm" fo:margin-top="0cm" fo:margin-bottom="0cm" style:line-spacing="0.24cm" fo:text-align="start" style:justify-single-word="false" fo:keep-together="auto" fo:text-indent="0cm" style:auto-text-indent="false">
        <style:tab-stops>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 style:position="11.176cm"/>
          <style:tab-stop style:position="12.192cm"/>
          <style:tab-stop style:position="13.208cm"/>
        </style:tab-stops>
      </style:paragraph-properties>
    </style:style>
    <style:style style:name="U1_20_Überschrift_20_X." style:display-name="U1 Überschrift X." style:family="paragraph">
      <style:paragraph-properties fo:margin="100%" fo:margin-left="0cm" fo:margin-right="0cm" fo:margin-top="0cm" fo:margin-bottom="0cm" style:line-spacing="0.24cm" fo:text-align="start" style:justify-single-word="false" fo:keep-together="auto" fo:text-indent="0cm" style:auto-text-indent="false">
        <style:tab-stops>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 style:position="11.176cm"/>
          <style:tab-stop style:position="12.192cm"/>
          <style:tab-stop style:position="13.208cm"/>
        </style:tab-stops>
      </style:paragraph-properties>
    </style:style>
    <style:style style:name="U2_20_Überschrift_20_X.X." style:display-name="U2 Überschrift X.X." style:family="paragraph">
      <style:paragraph-properties fo:margin="100%" fo:margin-left="0cm" fo:margin-right="0cm" fo:margin-top="0cm" fo:margin-bottom="0cm" style:line-spacing="0.24cm" fo:text-align="start" style:justify-single-word="false" fo:keep-together="auto" fo:text-indent="0cm" style:auto-text-indent="false">
        <style:tab-stops>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 style:position="11.176cm"/>
          <style:tab-stop style:position="12.192cm"/>
          <style:tab-stop style:position="13.208cm"/>
        </style:tab-stops>
      </style:paragraph-properties>
    </style:style>
    <style:style style:name="U3_20_Überschrift_20_X.X.X." style:display-name="U3 Überschrift X.X.X." style:family="paragraph">
      <style:paragraph-properties fo:margin="100%" fo:margin-left="0cm" fo:margin-right="0cm" fo:margin-top="0cm" fo:margin-bottom="0cm" style:line-spacing="0.24cm" fo:text-align="start" style:justify-single-word="false" fo:keep-together="auto" fo:text-indent="0cm" style:auto-text-indent="false">
        <style:tab-stops>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 style:position="11.176cm"/>
          <style:tab-stop style:position="12.192cm"/>
          <style:tab-stop style:position="13.208cm"/>
        </style:tab-stops>
      </style:paragraph-properties>
    </style:style>
    <style:style style:name="U4_20_Überschrift_20_X.X.X.X." style:display-name="U4 Überschrift X.X.X.X." style:family="paragraph">
      <style:paragraph-properties fo:margin="100%" fo:margin-left="0cm" fo:margin-right="0cm" fo:margin-top="0cm" fo:margin-bottom="0cm" style:line-height-at-least="0.423cm" fo:text-align="start" style:justify-single-word="false" fo:keep-together="auto" fo:text-indent="0cm" style:auto-text-indent="false">
        <style:tab-stops>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 style:position="11.176cm"/>
          <style:tab-stop style:position="12.192cm"/>
          <style:tab-stop style:position="13.208cm"/>
        </style:tab-stops>
      </style:paragraph-properties>
    </style:style>
    <style:style style:name="U5_20_Überschrift_20_X.X.X.X.X." style:display-name="U5 Überschrift X.X.X.X.X." style:family="paragraph">
      <style:paragraph-properties fo:margin="100%" fo:margin-left="0cm" fo:margin-right="0cm" fo:margin-top="0cm" fo:margin-bottom="0cm" style:line-height-at-least="0.423cm" fo:text-align="start" style:justify-single-word="false" fo:keep-together="auto" fo:text-indent="0cm" style:auto-text-indent="false">
        <style:tab-stops>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 style:position="11.176cm"/>
          <style:tab-stop style:position="12.192cm"/>
          <style:tab-stop style:position="13.208cm"/>
        </style:tab-stops>
      </style:paragraph-properties>
    </style:style>
    <style:style style:name="E1_20_Einrückung_20_4_20_Sp_20__2f__20_4_20_Sp" style:display-name="E1 Einrückung 4 Sp / 4 Sp" style:family="paragraph">
      <style:paragraph-properties fo:margin="100%" fo:margin-left="1.016cm" fo:margin-right="0cm" fo:margin-top="0cm" fo:margin-bottom="0cm" style:line-height-at-least="0.423cm" fo:text-align="start" style:justify-single-word="false" fo:keep-together="auto" fo:text-indent="0cm" style:auto-text-indent="false">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 style:position="11.176cm"/>
          <style:tab-stop style:position="12.192cm"/>
        </style:tab-stops>
      </style:paragraph-properties>
    </style:style>
    <style:style style:name="E2_20_Einrückung_20_8_20_Sp_20__2f__20_8_20_Sp" style:display-name="E2 Einrückung 8 Sp / 8 Sp" style:family="paragraph">
      <style:paragraph-properties fo:margin="100%" fo:margin-left="2.028cm" fo:margin-right="0cm" fo:margin-top="0cm" fo:margin-bottom="0cm" style:line-height-at-least="0.423cm" fo:text-align="start" style:justify-single-word="false" fo:keep-together="auto" fo:text-indent="0cm" style:auto-text-indent="false">
        <style:tab-stops>
          <style:tab-stop style:position="-1.012cm"/>
          <style:tab-stop style:position="0.004cm"/>
          <style:tab-stop style:position="1.02cm"/>
          <style:tab-stop style:position="2.036cm"/>
          <style:tab-stop style:position="3.052cm"/>
          <style:tab-stop style:position="4.068cm"/>
          <style:tab-stop style:position="5.084cm"/>
          <style:tab-stop style:position="6.1cm"/>
          <style:tab-stop style:position="7.116cm"/>
          <style:tab-stop style:position="8.132cm"/>
          <style:tab-stop style:position="9.148cm"/>
          <style:tab-stop style:position="10.164cm"/>
          <style:tab-stop style:position="11.18cm"/>
        </style:tab-stops>
      </style:paragraph-properties>
    </style:style>
    <style:style style:name="E3_20_Einrückung_20_0_20_Sp_20__2f__20_4_20_Sp" style:display-name="E3 Einrückung 0 Sp / 4 Sp" style:family="paragraph">
      <style:paragraph-properties fo:margin="100%" fo:margin-left="0.995cm" fo:margin-right="0cm" fo:margin-top="0cm" fo:margin-bottom="0cm" style:line-height-at-least="0.423cm" fo:text-align="start" style:justify-single-word="false" fo:keep-together="auto" fo:text-indent="-0.995cm" style:auto-text-indent="false">
        <style:tab-stops>
          <style:tab-stop style:position="0.021cm"/>
          <style:tab-stop style:position="1.037cm"/>
          <style:tab-stop style:position="2.053cm"/>
          <style:tab-stop style:position="3.069cm"/>
          <style:tab-stop style:position="4.085cm"/>
          <style:tab-stop style:position="5.101cm"/>
          <style:tab-stop style:position="6.117cm"/>
          <style:tab-stop style:position="7.133cm"/>
          <style:tab-stop style:position="8.149cm"/>
          <style:tab-stop style:position="9.165cm"/>
          <style:tab-stop style:position="10.181cm"/>
          <style:tab-stop style:position="11.197cm"/>
          <style:tab-stop style:position="12.213cm"/>
        </style:tab-stops>
      </style:paragraph-properties>
    </style:style>
    <style:style style:name="E4_20_Einrückung_20_4_20_Sp_20__2f__20_8_20_Sp" style:display-name="E4 Einrückung 4 Sp / 8 Sp" style:family="paragraph">
      <style:paragraph-properties fo:margin="100%" fo:margin-left="2.028cm" fo:margin-right="0cm" fo:margin-top="0cm" fo:margin-bottom="0cm" style:line-height-at-least="0.423cm" fo:text-align="start" style:justify-single-word="false" fo:keep-together="auto" fo:text-indent="-1.034cm" style:auto-text-indent="false">
        <style:tab-stops>
          <style:tab-stop style:position="-1.012cm"/>
          <style:tab-stop style:position="0.004cm"/>
          <style:tab-stop style:position="1.02cm"/>
          <style:tab-stop style:position="2.036cm"/>
          <style:tab-stop style:position="3.052cm"/>
          <style:tab-stop style:position="4.068cm"/>
          <style:tab-stop style:position="5.084cm"/>
          <style:tab-stop style:position="6.1cm"/>
          <style:tab-stop style:position="7.116cm"/>
          <style:tab-stop style:position="8.132cm"/>
          <style:tab-stop style:position="9.148cm"/>
          <style:tab-stop style:position="10.164cm"/>
          <style:tab-stop style:position="11.18cm"/>
        </style:tab-stops>
      </style:paragraph-properties>
    </style:style>
    <style:style style:name="FP_20_Funktionsparameter" style:display-name="FP Funktionsparameter" style:family="paragraph">
      <style:paragraph-properties fo:margin="100%" fo:margin-left="5.099cm" fo:margin-right="0cm" fo:margin-top="0cm" fo:margin-bottom="0cm" style:line-height-at-least="0.423cm" fo:text-align="start" style:justify-single-word="false" fo:keep-together="auto" fo:text-indent="-5.099cm" style:auto-text-indent="false">
        <style:tab-stops>
          <style:tab-stop style:position="-4.083cm"/>
          <style:tab-stop style:position="-3.067cm"/>
          <style:tab-stop style:position="-2.051cm"/>
          <style:tab-stop style:position="-1.035cm"/>
          <style:tab-stop style:position="-0.019cm"/>
          <style:tab-stop style:position="0.997cm"/>
          <style:tab-stop style:position="2.013cm"/>
          <style:tab-stop style:position="3.029cm"/>
          <style:tab-stop style:position="4.045cm"/>
          <style:tab-stop style:position="5.061cm"/>
          <style:tab-stop style:position="6.077cm"/>
          <style:tab-stop style:position="7.093cm"/>
          <style:tab-stop style:position="8.109cm"/>
        </style:tab-stops>
      </style:paragraph-properties>
    </style:style>
    <style:style style:name="IV_20_Inhaltsverzeichnis" style:display-name="IV Inhaltsverzeichnis" style:family="paragraph">
      <style:paragraph-properties fo:margin="100%" fo:margin-left="0cm" fo:margin-right="0cm" fo:margin-top="0cm" fo:margin-bottom="0cm" style:line-height-at-least="0.423cm" fo:text-align="start" style:justify-single-word="false" fo:keep-together="auto" fo:text-indent="0cm" style:auto-text-indent="false">
        <style:tab-stops>
          <style:tab-stop style:position="13.499cm"/>
        </style:tab-stops>
      </style:paragraph-properties>
    </style:style>
    <style:style style:name="SV_20_Stichwortverzeichnis" style:display-name="SV Stichwortverzeichnis" style:family="paragraph">
      <style:paragraph-properties fo:margin="100%" fo:margin-left="0cm" fo:margin-right="0cm" fo:margin-top="0cm" fo:margin-bottom="0cm" style:line-height-at-least="0.423cm" fo:text-align="start" style:justify-single-word="false" fo:keep-together="auto" fo:text-indent="0cm" style:auto-text-indent="false">
        <style:tab-stops>
          <style:tab-stop style:position="6.604cm" style:type="right"/>
        </style:tab-stops>
      </style:paragraph-properties>
    </style:style>
    <style:style style:name="F1_20_Fettschrift_20_einzeilig" style:display-name="F1 Fettschrift einzeilig" style:family="paragraph">
      <style:paragraph-properties fo:margin="100%" fo:margin-left="0cm" fo:margin-right="0cm" fo:margin-top="0cm" fo:margin-bottom="0cm" style:line-height-at-least="0.423cm" fo:text-align="start" style:justify-single-word="false" fo:keep-together="auto" fo:text-indent="0cm" style:auto-text-indent="false">
        <style:tab-stops>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 style:position="11.176cm"/>
          <style:tab-stop style:position="12.192cm"/>
          <style:tab-stop style:position="13.208cm"/>
        </style:tab-stops>
      </style:paragraph-properties>
    </style:style>
    <style:style style:name="PL_20_Punktliste" style:display-name="PL Punktliste" style:family="paragraph">
      <style:paragraph-properties fo:margin="100%" fo:margin-left="0.995cm" fo:margin-right="0cm" fo:margin-top="0cm" fo:margin-bottom="0cm" style:line-height-at-least="0.423cm" fo:text-align="start" style:justify-single-word="false" fo:keep-together="auto" fo:text-indent="-0.995cm" style:auto-text-indent="false">
        <style:tab-stops>
          <style:tab-stop style:position="0.004cm"/>
          <style:tab-stop style:position="1.004cm"/>
          <style:tab-stop style:position="2.053cm"/>
          <style:tab-stop style:position="3.069cm"/>
          <style:tab-stop style:position="4.085cm"/>
          <style:tab-stop style:position="5.101cm"/>
          <style:tab-stop style:position="6.117cm"/>
          <style:tab-stop style:position="7.133cm"/>
          <style:tab-stop style:position="8.149cm"/>
          <style:tab-stop style:position="9.165cm"/>
          <style:tab-stop style:position="10.181cm"/>
          <style:tab-stop style:position="11.197cm"/>
          <style:tab-stop style:position="12.213cm"/>
        </style:tab-stops>
      </style:paragraph-properties>
    </style:style>
    <style:style style:name="FZ_20_Fußzeile" style:display-name="FZ Fußzeile" style:family="paragraph">
      <style:paragraph-properties fo:margin="100%" fo:margin-left="0cm" fo:margin-right="0cm" fo:margin-top="0cm" fo:margin-bottom="0cm" style:line-height-at-least="0.423cm" fo:text-align="start" style:justify-single-word="false" fo:keep-together="auto" fo:text-indent="0cm" style:auto-text-indent="false">
        <style:tab-stops>
          <style:tab-stop style:position="12.7cm" style:type="right"/>
        </style:tab-stops>
      </style:paragraph-properties>
    </style:style>
    <style:style style:name="KZ_20_Kopfzeile" style:display-name="KZ Kopfzeile" style:family="paragraph">
      <style:paragraph-properties fo:margin="100%" fo:margin-left="0cm" fo:margin-right="0cm" fo:margin-top="0cm" fo:margin-bottom="0cm" style:line-height-at-least="0.423cm" fo:text-align="start" style:justify-single-word="false" fo:keep-together="auto" fo:text-indent="0cm" style:auto-text-indent="false">
        <style:tab-stops>
          <style:tab-stop style:position="13.97cm" style:type="right"/>
        </style:tab-stops>
      </style:paragraph-properties>
    </style:style>
    <style:style style:name="GA_20_Grundschrift" style:display-name="GA Grundschrift" style:family="text">
      <style:text-properties style:font-name="Times" fo:font-size="10pt"/>
    </style:style>
    <style:style style:name="T1_20_Tasten" style:display-name="T1 Tasten" style:family="text">
      <style:text-properties style:font-name="Liberation Serif1" fo:font-size="13.5pt"/>
    </style:style>
    <style:style style:name="F3_20_Helvetia_20_10_20_Pt_20_Fett" style:display-name="F3 Helvetia 10 Pt Fett" style:family="text">
      <style:text-properties style:font-name="Arial" fo:font-size="10pt"/>
    </style:style>
    <style:style style:name="F2_20_Helvetica_20_12_20_Pt_20_Fett" style:display-name="F2 Helvetica 12 Pt Fett" style:family="text">
      <style:text-properties style:font-name="Arial" fo:font-size="11.5pt" fo:font-weight="bold"/>
    </style:style>
    <style:style style:name="F1_20_Helvetica_20_14_20_Pt_20_Fett" style:display-name="F1 Helvetica 14 Pt Fett" style:family="text">
      <style:text-properties style:font-name="Arial" fo:font-size="13.5pt" fo:font-weight="bold"/>
    </style:style>
    <style:style style:name="C1_20_Courier_20_10_20_Pt" style:display-name="C1 Courier 10 Pt" style:family="text">
      <style:text-properties style:font-name="Line Printer" fo:font-size="11.5pt"/>
    </style:style>
    <style:style style:name="H3_20_Helvetia_20_10_20_Pt" style:display-name="H3 Helvetia 10 Pt" style:family="text">
      <style:text-properties style:font-name="Arial" fo:font-size="10pt"/>
    </style:style>
    <style:style style:name="H2_20_Helvetica_20_12_20_Pt" style:display-name="H2 Helvetica 12 Pt" style:family="text">
      <style:text-properties style:font-name="Arial" fo:font-size="11.5pt"/>
    </style:style>
    <style:style style:name="H1_20_Helvetica_20_14_20_Pt" style:display-name="H1 Helvetica 14 Pt" style:family="text">
      <style:text-properties style:font-name="Times" fo:font-size="10pt"/>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LI_20_Listing">
      <style:paragraph-properties fo:text-align="end" style:justify-single-word="false"/>
    </style:style>
    <style:style style:name="MT1" style:family="text"/>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9.999cm" fo:page-height="29.697cm" style:num-format="1" style:print-orientation="portrait" fo:margin-top="0.998cm" fo:margin-bottom="0.651cm" fo:margin-left="4.299cm" fo:margin-right="1.199cm" style:writing-mode="lr-tb" style:footnote-max-height="0cm">
        <style:footnote-sep style:width="0.018cm" style:distance-before-sep="0.101cm" style:distance-after-sep="0.101cm" style:line-style="none" style:adjustment="center" style:rel-width="75%" style:color="#000000"/>
      </style:page-layout-properties>
      <style:header-style>
        <style:header-footer-properties fo:min-height="0cm" fo:margin-left="0cm" fo:margin-right="0cm" fo:margin-bottom="0.653cm"/>
      </style:header-style>
      <style:footer-style>
        <style:header-footer-properties fo:min-height="0cm" fo:margin-left="0cm" fo:margin-right="0cm" fo:margin-top="1.423cm"/>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SV_20_Stichwortverzeichnis" style:display-name="SV Stichwortverzeichnis" style:page-layout-name="Mpm2">
      <style:header>
        <text:p text:style-name="LI_20_Listing"><text:span text:style-name="F3_20_Helvetia_20_10_20_Pt_20_Fett">Stichwortverzeichnis</text:span></text:p>
        <text:p text:style-name="LI_20_Listing">────────────────────────────────────────────────────────────────────</text:p>
      </style:header>
      <style:footer>
        <text:p text:style-name="MP1"><text:span text:style-name="F3_20_Helvetia_20_10_20_Pt_20_Fett">- </text:span><text:span text:style-name="F3_20_Helvetia_20_10_20_Pt_20_Fett"><text:page-number style:num-format="1" text:select-page="current">104</text:page-number></text:span><text:span text:style-name="F3_20_Helvetia_20_10_20_Pt_20_Fett"> -</text:span></text:p>
      </style:footer>
    </style:master-page>
    <style:master-page style:name="KF_20_GS_20_-_20_ohne_20_Fußzeile" style:display-name="KF GS - ohne Fußzeile" style:page-layout-name="Mpm2">
      <style:header>
        <text:p text:style-name="LI_20_Listing"><text:title/><text:span text:style-name="F3_20_Helvetia_20_10_20_Pt_20_Fett"> / </text:span><text:span text:style-name="F3_20_Helvetia_20_10_20_Pt_20_Fett"><text:subject/></text:span></text:p>
        <text:p text:style-name="LI_20_Listing">─────────────────────────────────────────────────────────</text:p>
      </style:header>
      <style:footer>
        <text:p text:style-name="LI_20_Listing"/>
      </style:footer>
    </style:master-page>
    <style:master-page style:name="IV_20_Inhaltsverzeichnis" style:display-name="IV Inhaltsverzeichnis" style:page-layout-name="Mpm2">
      <style:header>
        <text:p text:style-name="LI_20_Listing"><text:span text:style-name="F3_20_Helvetia_20_10_20_Pt_20_Fett">Inhaltsverzeichnis</text:span></text:p>
        <text:p text:style-name="LI_20_Listing">────────────────────────────────────────────────────────────────────</text:p>
      </style:header>
      <style:footer>
        <text:p text:style-name="LI_20_Listing"/>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215f89-f603614-ab984f2-7348103-1225a5b</meta:generator>
    <meta:creation-date>2013-08-18T12:37:58</meta:creation-date>
    <dc:language>en-US</dc:language>
    <meta:editing-cycles>1</meta:editing-cycles>
    <meta:document-statistic meta:table-count="0" meta:image-count="0" meta:object-count="0" meta:page-count="104" meta:paragraph-count="1592" meta:word-count="7047" meta:character-count="60094" meta:non-whitespace-character-count="52302"/>
    <meta:user-defined meta:name="Info 1"/>
    <meta:user-defined meta:name="Info 2"/>
    <meta:user-defined meta:name="Info 3"/>
    <meta:user-defined meta:name="Info 4"/>
  </office:meta>
</office:document-meta>
</file>